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.7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304cm"/>
    </style:style>
    <style:style style:name="co4" style:family="table-column">
      <style:table-column-properties fo:break-before="auto" style:column-width="4.482cm"/>
    </style:style>
    <style:style style:name="co5" style:family="table-column">
      <style:table-column-properties fo:break-before="auto" style:column-width="2.79cm"/>
    </style:style>
    <style:style style:name="co6" style:family="table-column">
      <style:table-column-properties fo:break-before="auto" style:column-width="3.623cm"/>
    </style:style>
    <style:style style:name="co7" style:family="table-column">
      <style:table-column-properties fo:break-before="auto" style:column-width="2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0"/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3"/>
        <table:table-column table:style-name="co3" table:default-cell-style-name="ce3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endDate</text:p>
          </table:table-cell>
          <table:table-cell office:value-type="string" calcext:value-type="string">
            <text:p>report Only</text:p>
          </table:table-cell>
          <table:table-cell office:value-type="string" calcext:value-type="string">
            <text:p>week number</text:p>
          </table:table-cell>
          <table:table-cell office:value-type="string" calcext:value-type="string">
            <text:p>Week number of first week of month</text:p>
          </table:table-cell>
          <table:table-cell/>
        </table:table-row>
        <table:table-row table:style-name="ro1">
          <table:table-cell table:formula="of:=COM.MICROSOFT.CONCAT(TEXT([.B2];&quot;mmm_yyyyy&quot;); &quot;_WK_&quot;;[.G2])" office:value-type="string" office:string-value="Dec  2021_WK_5" calcext:value-type="string">
            <text:p>Dec <text:s/>2021_WK_5</text:p>
          </table:table-cell>
          <table:table-cell office:value-type="date" office:date-value="2021-12-27" calcext:value-type="date">
            <text:p>27/12/2021</text:p>
          </table:table-cell>
          <table:table-cell table:style-name="ce1" office:value-type="date" office:date-value="2022-01-02" calcext:value-type="date">
            <text:p>02/01/2022</text:p>
          </table:table-cell>
          <table:table-cell office:value-type="string" calcext:value-type="string">
            <text:p>N</text:p>
          </table:table-cell>
          <table:table-cell table:formula="of:= WEEKNUM([.B2];2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formula="of:=COM.MICROSOFT.CONCAT(TEXT([.B3];&quot;mmm_yyyyy&quot;); &quot;_WK_&quot;;[.G3])" office:value-type="string" office:string-value="Jan  2022_WK_2" calcext:value-type="string">
            <text:p>Jan <text:s/>2022_WK_2</text:p>
          </table:table-cell>
          <table:table-cell table:formula="of:=[.B2]+1*7" office:value-type="date" office:date-value="2022-01-03" calcext:value-type="date">
            <text:p>03/01/2022</text:p>
          </table:table-cell>
          <table:table-cell table:style-name="ce2" table:formula="of:=[.C2]+1*7" office:value-type="date" office:date-value="2022-01-09" calcext:value-type="date">
            <text:p>09/01/22</text:p>
          </table:table-cell>
          <table:table-cell office:value-type="string" calcext:value-type="string">
            <text:p>N</text:p>
          </table:table-cell>
          <table:table-cell table:formula="of:= WEEKNUM([.B3];2)" office:value-type="float" office:value="2" calcext:value-type="float">
            <text:p>2</text:p>
          </table:table-cell>
          <table:table-cell table:formula="of:=WEEKNUM(DATE(YEAR([.B3]);MONTH([.B3]);1);2)" office:value-type="float" office:value="1" calcext:value-type="float">
            <text:p>1</text:p>
          </table:table-cell>
          <table:table-cell table:formula="of:=[.E3]-[.F3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4];&quot;mmm_yyyyy&quot;); &quot;_WK_&quot;;[.G4])" office:value-type="string" office:string-value="Jan  2022_WK_3" calcext:value-type="string">
            <text:p>Jan <text:s/>2022_WK_3</text:p>
          </table:table-cell>
          <table:table-cell table:formula="of:=[.B3]+1*7" office:value-type="date" office:date-value="2022-01-10" calcext:value-type="date">
            <text:p>10/01/2022</text:p>
          </table:table-cell>
          <table:table-cell table:style-name="ce2" table:formula="of:=[.C3]+1*7" office:value-type="date" office:date-value="2022-01-16" calcext:value-type="date">
            <text:p>16/01/22</text:p>
          </table:table-cell>
          <table:table-cell office:value-type="string" calcext:value-type="string">
            <text:p>N</text:p>
          </table:table-cell>
          <table:table-cell table:formula="of:= WEEKNUM([.B4];2)" office:value-type="float" office:value="3" calcext:value-type="float">
            <text:p>3</text:p>
          </table:table-cell>
          <table:table-cell table:formula="of:=WEEKNUM(DATE(YEAR([.B4]);MONTH([.B4]);1);2)" office:value-type="float" office:value="1" calcext:value-type="float">
            <text:p>1</text:p>
          </table:table-cell>
          <table:table-cell table:formula="of:=[.E4]-[.F4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5];&quot;mmm_yyyyy&quot;); &quot;_WK_&quot;;[.G5])" office:value-type="string" office:string-value="Jan  2022_WK_4" calcext:value-type="string">
            <text:p>Jan <text:s/>2022_WK_4</text:p>
          </table:table-cell>
          <table:table-cell table:formula="of:=[.B4]+1*7" office:value-type="date" office:date-value="2022-01-17" calcext:value-type="date">
            <text:p>17/01/2022</text:p>
          </table:table-cell>
          <table:table-cell table:style-name="ce2" table:formula="of:=[.C4]+1*7" office:value-type="date" office:date-value="2022-01-23" calcext:value-type="date">
            <text:p>23/01/22</text:p>
          </table:table-cell>
          <table:table-cell office:value-type="string" calcext:value-type="string">
            <text:p>N</text:p>
          </table:table-cell>
          <table:table-cell table:formula="of:= WEEKNUM([.B5];2)" office:value-type="float" office:value="4" calcext:value-type="float">
            <text:p>4</text:p>
          </table:table-cell>
          <table:table-cell table:formula="of:=WEEKNUM(DATE(YEAR([.B5]);MONTH([.B5]);1);2)" office:value-type="float" office:value="1" calcext:value-type="float">
            <text:p>1</text:p>
          </table:table-cell>
          <table:table-cell table:formula="of:=[.E5]-[.F5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6];&quot;mmm_yyyyy&quot;); &quot;_WK_&quot;;[.G6])" office:value-type="string" office:string-value="Jan  2022_WK_5" calcext:value-type="string">
            <text:p>Jan <text:s/>2022_WK_5</text:p>
          </table:table-cell>
          <table:table-cell table:formula="of:=[.B5]+1*7" office:value-type="date" office:date-value="2022-01-24" calcext:value-type="date">
            <text:p>24/01/2022</text:p>
          </table:table-cell>
          <table:table-cell table:style-name="ce2" table:formula="of:=[.C5]+1*7" office:value-type="date" office:date-value="2022-01-30" calcext:value-type="date">
            <text:p>30/01/22</text:p>
          </table:table-cell>
          <table:table-cell office:value-type="string" calcext:value-type="string">
            <text:p>N</text:p>
          </table:table-cell>
          <table:table-cell table:formula="of:= WEEKNUM([.B6];2)" office:value-type="float" office:value="5" calcext:value-type="float">
            <text:p>5</text:p>
          </table:table-cell>
          <table:table-cell table:formula="of:=WEEKNUM(DATE(YEAR([.B6]);MONTH([.B6]);1);2)" office:value-type="float" office:value="1" calcext:value-type="float">
            <text:p>1</text:p>
          </table:table-cell>
          <table:table-cell table:formula="of:=[.E6]-[.F6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7];&quot;mmm_yyyyy&quot;); &quot;_WK_&quot;;[.G7])" office:value-type="string" office:string-value="Jan  2022_WK_6" calcext:value-type="string">
            <text:p>Jan <text:s/>2022_WK_6</text:p>
          </table:table-cell>
          <table:table-cell table:formula="of:=[.B6]+1*7" office:value-type="date" office:date-value="2022-01-31" calcext:value-type="date">
            <text:p>31/01/2022</text:p>
          </table:table-cell>
          <table:table-cell table:style-name="ce2" table:formula="of:=[.C6]+1*7" office:value-type="date" office:date-value="2022-02-06" calcext:value-type="date">
            <text:p>06/02/22</text:p>
          </table:table-cell>
          <table:table-cell office:value-type="string" calcext:value-type="string">
            <text:p>N</text:p>
          </table:table-cell>
          <table:table-cell table:formula="of:= WEEKNUM([.B7];2)" office:value-type="float" office:value="6" calcext:value-type="float">
            <text:p>6</text:p>
          </table:table-cell>
          <table:table-cell table:formula="of:=WEEKNUM(DATE(YEAR([.B7]);MONTH([.B7]);1);2)" office:value-type="float" office:value="1" calcext:value-type="float">
            <text:p>1</text:p>
          </table:table-cell>
          <table:table-cell table:formula="of:=[.E7]-[.F7]+1" office:value-type="float" office:value="6" calcext:value-type="float">
            <text:p>6</text:p>
          </table:table-cell>
        </table:table-row>
        <table:table-row table:style-name="ro1">
          <table:table-cell table:style-name="ce4" table:formula="of:=COM.MICROSOFT.CONCAT(TEXT([.B8];&quot;mmm_yyyyy&quot;); &quot;_WK_&quot;;[.G8])" office:value-type="string" office:string-value="Feb  2022_WK_2" calcext:value-type="string">
            <text:p>Feb <text:s/>2022_WK_2</text:p>
          </table:table-cell>
          <table:table-cell table:formula="of:=[.B7]+1*7" office:value-type="date" office:date-value="2022-02-07" calcext:value-type="date">
            <text:p>07/02/2022</text:p>
          </table:table-cell>
          <table:table-cell table:style-name="ce2" table:formula="of:=[.C7]+1*7" office:value-type="date" office:date-value="2022-02-13" calcext:value-type="date">
            <text:p>13/02/22</text:p>
          </table:table-cell>
          <table:table-cell office:value-type="string" calcext:value-type="string">
            <text:p>N</text:p>
          </table:table-cell>
          <table:table-cell table:formula="of:= WEEKNUM([.B8];2)" office:value-type="float" office:value="7" calcext:value-type="float">
            <text:p>7</text:p>
          </table:table-cell>
          <table:table-cell table:formula="of:=WEEKNUM(DATE(YEAR([.B8]);MONTH([.B8]);1);2)" office:value-type="float" office:value="6" calcext:value-type="float">
            <text:p>6</text:p>
          </table:table-cell>
          <table:table-cell table:formula="of:=[.E8]-[.F8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9];&quot;mmm_yyyyy&quot;); &quot;_WK_&quot;;[.G9])" office:value-type="string" office:string-value="Feb  2022_WK_3" calcext:value-type="string">
            <text:p>Feb <text:s/>2022_WK_3</text:p>
          </table:table-cell>
          <table:table-cell table:formula="of:=[.B8]+1*7" office:value-type="date" office:date-value="2022-02-14" calcext:value-type="date">
            <text:p>14/02/2022</text:p>
          </table:table-cell>
          <table:table-cell table:style-name="ce2" table:formula="of:=[.C8]+1*7" office:value-type="date" office:date-value="2022-02-20" calcext:value-type="date">
            <text:p>20/02/22</text:p>
          </table:table-cell>
          <table:table-cell office:value-type="string" calcext:value-type="string">
            <text:p>N</text:p>
          </table:table-cell>
          <table:table-cell table:formula="of:= WEEKNUM([.B9];2)" office:value-type="float" office:value="8" calcext:value-type="float">
            <text:p>8</text:p>
          </table:table-cell>
          <table:table-cell table:formula="of:=WEEKNUM(DATE(YEAR([.B9]);MONTH([.B9]);1);2)" office:value-type="float" office:value="6" calcext:value-type="float">
            <text:p>6</text:p>
          </table:table-cell>
          <table:table-cell table:formula="of:=[.E9]-[.F9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10];&quot;mmm_yyyyy&quot;); &quot;_WK_&quot;;[.G10])" office:value-type="string" office:string-value="Feb  2022_WK_4" calcext:value-type="string">
            <text:p>Feb <text:s/>2022_WK_4</text:p>
          </table:table-cell>
          <table:table-cell table:formula="of:=[.B9]+1*7" office:value-type="date" office:date-value="2022-02-21" calcext:value-type="date">
            <text:p>21/02/2022</text:p>
          </table:table-cell>
          <table:table-cell table:style-name="ce2" table:formula="of:=[.C9]+1*7" office:value-type="date" office:date-value="2022-02-27" calcext:value-type="date">
            <text:p>27/02/22</text:p>
          </table:table-cell>
          <table:table-cell office:value-type="string" calcext:value-type="string">
            <text:p>N</text:p>
          </table:table-cell>
          <table:table-cell table:formula="of:= WEEKNUM([.B10];2)" office:value-type="float" office:value="9" calcext:value-type="float">
            <text:p>9</text:p>
          </table:table-cell>
          <table:table-cell table:formula="of:=WEEKNUM(DATE(YEAR([.B10]);MONTH([.B10]);1);2)" office:value-type="float" office:value="6" calcext:value-type="float">
            <text:p>6</text:p>
          </table:table-cell>
          <table:table-cell table:formula="of:=[.E10]-[.F10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11];&quot;mmm_yyyyy&quot;); &quot;_WK_&quot;;[.G11])" office:value-type="string" office:string-value="Feb  2022_WK_5" calcext:value-type="string">
            <text:p>Feb <text:s/>2022_WK_5</text:p>
          </table:table-cell>
          <table:table-cell table:formula="of:=[.B10]+1*7" office:value-type="date" office:date-value="2022-02-28" calcext:value-type="date">
            <text:p>28/02/2022</text:p>
          </table:table-cell>
          <table:table-cell table:style-name="ce2" table:formula="of:=[.C10]+1*7" office:value-type="date" office:date-value="2022-03-06" calcext:value-type="date">
            <text:p>06/03/22</text:p>
          </table:table-cell>
          <table:table-cell office:value-type="string" calcext:value-type="string">
            <text:p>N</text:p>
          </table:table-cell>
          <table:table-cell table:formula="of:= WEEKNUM([.B11];2)" office:value-type="float" office:value="10" calcext:value-type="float">
            <text:p>10</text:p>
          </table:table-cell>
          <table:table-cell table:formula="of:=WEEKNUM(DATE(YEAR([.B11]);MONTH([.B11]);1);2)" office:value-type="float" office:value="6" calcext:value-type="float">
            <text:p>6</text:p>
          </table:table-cell>
          <table:table-cell table:formula="of:=[.E11]-[.F11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12];&quot;mmm_yyyyy&quot;); &quot;_WK_&quot;;[.G12])" office:value-type="string" office:string-value="Mar  2022_WK_2" calcext:value-type="string">
            <text:p>Mar <text:s/>2022_WK_2</text:p>
          </table:table-cell>
          <table:table-cell table:formula="of:=[.B11]+1*7" office:value-type="date" office:date-value="2022-03-07" calcext:value-type="date">
            <text:p>07/03/2022</text:p>
          </table:table-cell>
          <table:table-cell table:style-name="ce2" table:formula="of:=[.C11]+1*7" office:value-type="date" office:date-value="2022-03-13" calcext:value-type="date">
            <text:p>13/03/22</text:p>
          </table:table-cell>
          <table:table-cell office:value-type="string" calcext:value-type="string">
            <text:p>N</text:p>
          </table:table-cell>
          <table:table-cell table:formula="of:= WEEKNUM([.B12];2)" office:value-type="float" office:value="11" calcext:value-type="float">
            <text:p>11</text:p>
          </table:table-cell>
          <table:table-cell table:formula="of:=WEEKNUM(DATE(YEAR([.B12]);MONTH([.B12]);1);2)" office:value-type="float" office:value="10" calcext:value-type="float">
            <text:p>10</text:p>
          </table:table-cell>
          <table:table-cell table:formula="of:=[.E12]-[.F12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13];&quot;mmm_yyyyy&quot;); &quot;_WK_&quot;;[.G13])" office:value-type="string" office:string-value="Mar  2022_WK_3" calcext:value-type="string">
            <text:p>Mar <text:s/>2022_WK_3</text:p>
          </table:table-cell>
          <table:table-cell table:formula="of:=[.B12]+1*7" office:value-type="date" office:date-value="2022-03-14" calcext:value-type="date">
            <text:p>14/03/2022</text:p>
          </table:table-cell>
          <table:table-cell table:style-name="ce2" table:formula="of:=[.C12]+1*7" office:value-type="date" office:date-value="2022-03-20" calcext:value-type="date">
            <text:p>20/03/22</text:p>
          </table:table-cell>
          <table:table-cell office:value-type="string" calcext:value-type="string">
            <text:p>N</text:p>
          </table:table-cell>
          <table:table-cell table:formula="of:= WEEKNUM([.B13];2)" office:value-type="float" office:value="12" calcext:value-type="float">
            <text:p>12</text:p>
          </table:table-cell>
          <table:table-cell table:formula="of:=WEEKNUM(DATE(YEAR([.B13]);MONTH([.B13]);1);2)" office:value-type="float" office:value="10" calcext:value-type="float">
            <text:p>10</text:p>
          </table:table-cell>
          <table:table-cell table:formula="of:=[.E13]-[.F13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14];&quot;mmm_yyyyy&quot;); &quot;_WK_&quot;;[.G14])" office:value-type="string" office:string-value="Mar  2022_WK_4" calcext:value-type="string">
            <text:p>Mar <text:s/>2022_WK_4</text:p>
          </table:table-cell>
          <table:table-cell table:formula="of:=[.B13]+1*7" office:value-type="date" office:date-value="2022-03-21" calcext:value-type="date">
            <text:p>21/03/2022</text:p>
          </table:table-cell>
          <table:table-cell table:style-name="ce2" table:formula="of:=[.C13]+1*7" office:value-type="date" office:date-value="2022-03-27" calcext:value-type="date">
            <text:p>27/03/22</text:p>
          </table:table-cell>
          <table:table-cell office:value-type="string" calcext:value-type="string">
            <text:p>N</text:p>
          </table:table-cell>
          <table:table-cell table:formula="of:= WEEKNUM([.B14];2)" office:value-type="float" office:value="13" calcext:value-type="float">
            <text:p>13</text:p>
          </table:table-cell>
          <table:table-cell table:formula="of:=WEEKNUM(DATE(YEAR([.B14]);MONTH([.B14]);1);2)" office:value-type="float" office:value="10" calcext:value-type="float">
            <text:p>10</text:p>
          </table:table-cell>
          <table:table-cell table:formula="of:=[.E14]-[.F14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15];&quot;mmm_yyyyy&quot;); &quot;_WK_&quot;;[.G15])" office:value-type="string" office:string-value="Mar  2022_WK_5" calcext:value-type="string">
            <text:p>Mar <text:s/>2022_WK_5</text:p>
          </table:table-cell>
          <table:table-cell table:formula="of:=[.B14]+1*7" office:value-type="date" office:date-value="2022-03-28" calcext:value-type="date">
            <text:p>28/03/2022</text:p>
          </table:table-cell>
          <table:table-cell table:style-name="ce2" table:formula="of:=[.C14]+1*7" office:value-type="date" office:date-value="2022-04-03" calcext:value-type="date">
            <text:p>03/04/22</text:p>
          </table:table-cell>
          <table:table-cell office:value-type="string" calcext:value-type="string">
            <text:p>N</text:p>
          </table:table-cell>
          <table:table-cell table:formula="of:= WEEKNUM([.B15];2)" office:value-type="float" office:value="14" calcext:value-type="float">
            <text:p>14</text:p>
          </table:table-cell>
          <table:table-cell table:formula="of:=WEEKNUM(DATE(YEAR([.B15]);MONTH([.B15]);1);2)" office:value-type="float" office:value="10" calcext:value-type="float">
            <text:p>10</text:p>
          </table:table-cell>
          <table:table-cell table:formula="of:=[.E15]-[.F15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16];&quot;mmm_yyyyy&quot;); &quot;_WK_&quot;;[.G16])" office:value-type="string" office:string-value="Apr  2022_WK_2" calcext:value-type="string">
            <text:p>Apr <text:s/>2022_WK_2</text:p>
          </table:table-cell>
          <table:table-cell table:formula="of:=[.B15]+1*7" office:value-type="date" office:date-value="2022-04-04" calcext:value-type="date">
            <text:p>04/04/2022</text:p>
          </table:table-cell>
          <table:table-cell table:style-name="ce2" table:formula="of:=[.C15]+1*7" office:value-type="date" office:date-value="2022-04-10" calcext:value-type="date">
            <text:p>10/04/22</text:p>
          </table:table-cell>
          <table:table-cell office:value-type="string" calcext:value-type="string">
            <text:p>N</text:p>
          </table:table-cell>
          <table:table-cell table:formula="of:= WEEKNUM([.B16];2)" office:value-type="float" office:value="15" calcext:value-type="float">
            <text:p>15</text:p>
          </table:table-cell>
          <table:table-cell table:formula="of:=WEEKNUM(DATE(YEAR([.B16]);MONTH([.B16]);1);2)" office:value-type="float" office:value="14" calcext:value-type="float">
            <text:p>14</text:p>
          </table:table-cell>
          <table:table-cell table:formula="of:=[.E16]-[.F16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17];&quot;mmm_yyyyy&quot;); &quot;_WK_&quot;;[.G17])" office:value-type="string" office:string-value="Apr  2022_WK_3" calcext:value-type="string">
            <text:p>Apr <text:s/>2022_WK_3</text:p>
          </table:table-cell>
          <table:table-cell table:formula="of:=[.B16]+1*7" office:value-type="date" office:date-value="2022-04-11" calcext:value-type="date">
            <text:p>11/04/2022</text:p>
          </table:table-cell>
          <table:table-cell table:style-name="ce2" table:formula="of:=[.C16]+1*7" office:value-type="date" office:date-value="2022-04-17" calcext:value-type="date">
            <text:p>17/04/22</text:p>
          </table:table-cell>
          <table:table-cell office:value-type="string" calcext:value-type="string">
            <text:p>N</text:p>
          </table:table-cell>
          <table:table-cell table:formula="of:= WEEKNUM([.B17];2)" office:value-type="float" office:value="16" calcext:value-type="float">
            <text:p>16</text:p>
          </table:table-cell>
          <table:table-cell table:formula="of:=WEEKNUM(DATE(YEAR([.B17]);MONTH([.B17]);1);2)" office:value-type="float" office:value="14" calcext:value-type="float">
            <text:p>14</text:p>
          </table:table-cell>
          <table:table-cell table:formula="of:=[.E17]-[.F17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18];&quot;mmm_yyyyy&quot;); &quot;_WK_&quot;;[.G18])" office:value-type="string" office:string-value="Apr  2022_WK_4" calcext:value-type="string">
            <text:p>Apr <text:s/>2022_WK_4</text:p>
          </table:table-cell>
          <table:table-cell table:formula="of:=[.B17]+1*7" office:value-type="date" office:date-value="2022-04-18" calcext:value-type="date">
            <text:p>18/04/2022</text:p>
          </table:table-cell>
          <table:table-cell table:style-name="ce2" table:formula="of:=[.C17]+1*7" office:value-type="date" office:date-value="2022-04-24" calcext:value-type="date">
            <text:p>24/04/22</text:p>
          </table:table-cell>
          <table:table-cell office:value-type="string" calcext:value-type="string">
            <text:p>N</text:p>
          </table:table-cell>
          <table:table-cell table:formula="of:= WEEKNUM([.B18];2)" office:value-type="float" office:value="17" calcext:value-type="float">
            <text:p>17</text:p>
          </table:table-cell>
          <table:table-cell table:formula="of:=WEEKNUM(DATE(YEAR([.B18]);MONTH([.B18]);1);2)" office:value-type="float" office:value="14" calcext:value-type="float">
            <text:p>14</text:p>
          </table:table-cell>
          <table:table-cell table:formula="of:=[.E18]-[.F18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19];&quot;mmm_yyyyy&quot;); &quot;_WK_&quot;;[.G19])" office:value-type="string" office:string-value="Apr  2022_WK_5" calcext:value-type="string">
            <text:p>Apr <text:s/>2022_WK_5</text:p>
          </table:table-cell>
          <table:table-cell table:formula="of:=[.B18]+1*7" office:value-type="date" office:date-value="2022-04-25" calcext:value-type="date">
            <text:p>25/04/2022</text:p>
          </table:table-cell>
          <table:table-cell table:style-name="ce2" table:formula="of:=[.C18]+1*7" office:value-type="date" office:date-value="2022-05-01" calcext:value-type="date">
            <text:p>01/05/22</text:p>
          </table:table-cell>
          <table:table-cell office:value-type="string" calcext:value-type="string">
            <text:p>N</text:p>
          </table:table-cell>
          <table:table-cell table:formula="of:= WEEKNUM([.B19];2)" office:value-type="float" office:value="18" calcext:value-type="float">
            <text:p>18</text:p>
          </table:table-cell>
          <table:table-cell table:formula="of:=WEEKNUM(DATE(YEAR([.B19]);MONTH([.B19]);1);2)" office:value-type="float" office:value="14" calcext:value-type="float">
            <text:p>14</text:p>
          </table:table-cell>
          <table:table-cell table:formula="of:=[.E19]-[.F19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20];&quot;mmm_yyyyy&quot;); &quot;_WK_&quot;;[.G20])" office:value-type="string" office:string-value="May  2022_WK_2" calcext:value-type="string">
            <text:p>May <text:s/>2022_WK_2</text:p>
          </table:table-cell>
          <table:table-cell table:formula="of:=[.B19]+1*7" office:value-type="date" office:date-value="2022-05-02" calcext:value-type="date">
            <text:p>02/05/2022</text:p>
          </table:table-cell>
          <table:table-cell table:style-name="ce2" table:formula="of:=[.C19]+1*7" office:value-type="date" office:date-value="2022-05-08" calcext:value-type="date">
            <text:p>08/05/22</text:p>
          </table:table-cell>
          <table:table-cell office:value-type="string" calcext:value-type="string">
            <text:p>N</text:p>
          </table:table-cell>
          <table:table-cell table:formula="of:= WEEKNUM([.B20];2)" office:value-type="float" office:value="19" calcext:value-type="float">
            <text:p>19</text:p>
          </table:table-cell>
          <table:table-cell table:formula="of:=WEEKNUM(DATE(YEAR([.B20]);MONTH([.B20]);1);2)" office:value-type="float" office:value="18" calcext:value-type="float">
            <text:p>18</text:p>
          </table:table-cell>
          <table:table-cell table:formula="of:=[.E20]-[.F20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21];&quot;mmm_yyyyy&quot;); &quot;_WK_&quot;;[.G21])" office:value-type="string" office:string-value="May  2022_WK_3" calcext:value-type="string">
            <text:p>May <text:s/>2022_WK_3</text:p>
          </table:table-cell>
          <table:table-cell table:formula="of:=[.B20]+1*7" office:value-type="date" office:date-value="2022-05-09" calcext:value-type="date">
            <text:p>09/05/2022</text:p>
          </table:table-cell>
          <table:table-cell table:style-name="ce2" table:formula="of:=[.C20]+1*7" office:value-type="date" office:date-value="2022-05-15" calcext:value-type="date">
            <text:p>15/05/22</text:p>
          </table:table-cell>
          <table:table-cell office:value-type="string" calcext:value-type="string">
            <text:p>N</text:p>
          </table:table-cell>
          <table:table-cell table:formula="of:= WEEKNUM([.B21];2)" office:value-type="float" office:value="20" calcext:value-type="float">
            <text:p>20</text:p>
          </table:table-cell>
          <table:table-cell table:formula="of:=WEEKNUM(DATE(YEAR([.B21]);MONTH([.B21]);1);2)" office:value-type="float" office:value="18" calcext:value-type="float">
            <text:p>18</text:p>
          </table:table-cell>
          <table:table-cell table:formula="of:=[.E21]-[.F21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22];&quot;mmm_yyyyy&quot;); &quot;_WK_&quot;;[.G22])" office:value-type="string" office:string-value="May  2022_WK_4" calcext:value-type="string">
            <text:p>May <text:s/>2022_WK_4</text:p>
          </table:table-cell>
          <table:table-cell table:formula="of:=[.B21]+1*7" office:value-type="date" office:date-value="2022-05-16" calcext:value-type="date">
            <text:p>16/05/2022</text:p>
          </table:table-cell>
          <table:table-cell table:style-name="ce2" table:formula="of:=[.C21]+1*7" office:value-type="date" office:date-value="2022-05-22" calcext:value-type="date">
            <text:p>22/05/22</text:p>
          </table:table-cell>
          <table:table-cell office:value-type="string" calcext:value-type="string">
            <text:p>N</text:p>
          </table:table-cell>
          <table:table-cell table:formula="of:= WEEKNUM([.B22];2)" office:value-type="float" office:value="21" calcext:value-type="float">
            <text:p>21</text:p>
          </table:table-cell>
          <table:table-cell table:formula="of:=WEEKNUM(DATE(YEAR([.B22]);MONTH([.B22]);1);2)" office:value-type="float" office:value="18" calcext:value-type="float">
            <text:p>18</text:p>
          </table:table-cell>
          <table:table-cell table:formula="of:=[.E22]-[.F22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23];&quot;mmm_yyyyy&quot;); &quot;_WK_&quot;;[.G23])" office:value-type="string" office:string-value="May  2022_WK_5" calcext:value-type="string">
            <text:p>May <text:s/>2022_WK_5</text:p>
          </table:table-cell>
          <table:table-cell table:formula="of:=[.B22]+1*7" office:value-type="date" office:date-value="2022-05-23" calcext:value-type="date">
            <text:p>23/05/2022</text:p>
          </table:table-cell>
          <table:table-cell table:style-name="ce2" table:formula="of:=[.C22]+1*7" office:value-type="date" office:date-value="2022-05-29" calcext:value-type="date">
            <text:p>29/05/22</text:p>
          </table:table-cell>
          <table:table-cell office:value-type="string" calcext:value-type="string">
            <text:p>N</text:p>
          </table:table-cell>
          <table:table-cell table:formula="of:= WEEKNUM([.B23];2)" office:value-type="float" office:value="22" calcext:value-type="float">
            <text:p>22</text:p>
          </table:table-cell>
          <table:table-cell table:formula="of:=WEEKNUM(DATE(YEAR([.B23]);MONTH([.B23]);1);2)" office:value-type="float" office:value="18" calcext:value-type="float">
            <text:p>18</text:p>
          </table:table-cell>
          <table:table-cell table:formula="of:=[.E23]-[.F23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24];&quot;mmm_yyyyy&quot;); &quot;_WK_&quot;;[.G24])" office:value-type="string" office:string-value="May  2022_WK_6" calcext:value-type="string">
            <text:p>May <text:s/>2022_WK_6</text:p>
          </table:table-cell>
          <table:table-cell table:formula="of:=[.B23]+1*7" office:value-type="date" office:date-value="2022-05-30" calcext:value-type="date">
            <text:p>30/05/2022</text:p>
          </table:table-cell>
          <table:table-cell table:style-name="ce2" table:formula="of:=[.C23]+1*7" office:value-type="date" office:date-value="2022-06-05" calcext:value-type="date">
            <text:p>05/06/22</text:p>
          </table:table-cell>
          <table:table-cell office:value-type="string" calcext:value-type="string">
            <text:p>N</text:p>
          </table:table-cell>
          <table:table-cell table:formula="of:= WEEKNUM([.B24];2)" office:value-type="float" office:value="23" calcext:value-type="float">
            <text:p>23</text:p>
          </table:table-cell>
          <table:table-cell table:formula="of:=WEEKNUM(DATE(YEAR([.B24]);MONTH([.B24]);1);2)" office:value-type="float" office:value="18" calcext:value-type="float">
            <text:p>18</text:p>
          </table:table-cell>
          <table:table-cell table:formula="of:=[.E24]-[.F24]+1" office:value-type="float" office:value="6" calcext:value-type="float">
            <text:p>6</text:p>
          </table:table-cell>
        </table:table-row>
        <table:table-row table:style-name="ro1">
          <table:table-cell table:style-name="ce4" table:formula="of:=COM.MICROSOFT.CONCAT(TEXT([.B25];&quot;mmm_yyyyy&quot;); &quot;_WK_&quot;;[.G25])" office:value-type="string" office:string-value="Jun  2022_WK_2" calcext:value-type="string">
            <text:p>Jun <text:s/>2022_WK_2</text:p>
          </table:table-cell>
          <table:table-cell table:formula="of:=[.B24]+1*7" office:value-type="date" office:date-value="2022-06-06" calcext:value-type="date">
            <text:p>06/06/2022</text:p>
          </table:table-cell>
          <table:table-cell table:style-name="ce2" table:formula="of:=[.C24]+1*7" office:value-type="date" office:date-value="2022-06-12" calcext:value-type="date">
            <text:p>12/06/22</text:p>
          </table:table-cell>
          <table:table-cell office:value-type="string" calcext:value-type="string">
            <text:p>N</text:p>
          </table:table-cell>
          <table:table-cell table:formula="of:= WEEKNUM([.B25];2)" office:value-type="float" office:value="24" calcext:value-type="float">
            <text:p>24</text:p>
          </table:table-cell>
          <table:table-cell table:formula="of:=WEEKNUM(DATE(YEAR([.B25]);MONTH([.B25]);1);2)" office:value-type="float" office:value="23" calcext:value-type="float">
            <text:p>23</text:p>
          </table:table-cell>
          <table:table-cell table:formula="of:=[.E25]-[.F25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26];&quot;mmm_yyyyy&quot;); &quot;_WK_&quot;;[.G26])" office:value-type="string" office:string-value="Jun  2022_WK_3" calcext:value-type="string">
            <text:p>Jun <text:s/>2022_WK_3</text:p>
          </table:table-cell>
          <table:table-cell table:formula="of:=[.B25]+1*7" office:value-type="date" office:date-value="2022-06-13" calcext:value-type="date">
            <text:p>13/06/2022</text:p>
          </table:table-cell>
          <table:table-cell table:style-name="ce2" table:formula="of:=[.C25]+1*7" office:value-type="date" office:date-value="2022-06-19" calcext:value-type="date">
            <text:p>19/06/22</text:p>
          </table:table-cell>
          <table:table-cell office:value-type="string" calcext:value-type="string">
            <text:p>N</text:p>
          </table:table-cell>
          <table:table-cell table:formula="of:= WEEKNUM([.B26];2)" office:value-type="float" office:value="25" calcext:value-type="float">
            <text:p>25</text:p>
          </table:table-cell>
          <table:table-cell table:formula="of:=WEEKNUM(DATE(YEAR([.B26]);MONTH([.B26]);1);2)" office:value-type="float" office:value="23" calcext:value-type="float">
            <text:p>23</text:p>
          </table:table-cell>
          <table:table-cell table:formula="of:=[.E26]-[.F26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27];&quot;mmm_yyyyy&quot;); &quot;_WK_&quot;;[.G27])" office:value-type="string" office:string-value="Jun  2022_WK_4" calcext:value-type="string">
            <text:p>Jun <text:s/>2022_WK_4</text:p>
          </table:table-cell>
          <table:table-cell table:formula="of:=[.B26]+1*7" office:value-type="date" office:date-value="2022-06-20" calcext:value-type="date">
            <text:p>20/06/2022</text:p>
          </table:table-cell>
          <table:table-cell table:style-name="ce2" table:formula="of:=[.C26]+1*7" office:value-type="date" office:date-value="2022-06-26" calcext:value-type="date">
            <text:p>26/06/22</text:p>
          </table:table-cell>
          <table:table-cell office:value-type="string" calcext:value-type="string">
            <text:p>N</text:p>
          </table:table-cell>
          <table:table-cell table:formula="of:= WEEKNUM([.B27];2)" office:value-type="float" office:value="26" calcext:value-type="float">
            <text:p>26</text:p>
          </table:table-cell>
          <table:table-cell table:formula="of:=WEEKNUM(DATE(YEAR([.B27]);MONTH([.B27]);1);2)" office:value-type="float" office:value="23" calcext:value-type="float">
            <text:p>23</text:p>
          </table:table-cell>
          <table:table-cell table:formula="of:=[.E27]-[.F27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28];&quot;mmm_yyyyy&quot;); &quot;_WK_&quot;;[.G28])" office:value-type="string" office:string-value="Jun  2022_WK_5" calcext:value-type="string">
            <text:p>Jun <text:s/>2022_WK_5</text:p>
          </table:table-cell>
          <table:table-cell table:formula="of:=[.B27]+1*7" office:value-type="date" office:date-value="2022-06-27" calcext:value-type="date">
            <text:p>27/06/2022</text:p>
          </table:table-cell>
          <table:table-cell table:style-name="ce2" table:formula="of:=[.C27]+1*7" office:value-type="date" office:date-value="2022-07-03" calcext:value-type="date">
            <text:p>03/07/22</text:p>
          </table:table-cell>
          <table:table-cell office:value-type="string" calcext:value-type="string">
            <text:p>N</text:p>
          </table:table-cell>
          <table:table-cell table:formula="of:= WEEKNUM([.B28];2)" office:value-type="float" office:value="27" calcext:value-type="float">
            <text:p>27</text:p>
          </table:table-cell>
          <table:table-cell table:formula="of:=WEEKNUM(DATE(YEAR([.B28]);MONTH([.B28]);1);2)" office:value-type="float" office:value="23" calcext:value-type="float">
            <text:p>23</text:p>
          </table:table-cell>
          <table:table-cell table:formula="of:=[.E28]-[.F28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29];&quot;mmm_yyyyy&quot;); &quot;_WK_&quot;;[.G29])" office:value-type="string" office:string-value="Jul  2022_WK_2" calcext:value-type="string">
            <text:p>Jul <text:s/>2022_WK_2</text:p>
          </table:table-cell>
          <table:table-cell table:formula="of:=[.B28]+1*7" office:value-type="date" office:date-value="2022-07-04" calcext:value-type="date">
            <text:p>04/07/2022</text:p>
          </table:table-cell>
          <table:table-cell table:style-name="ce2" table:formula="of:=[.C28]+1*7" office:value-type="date" office:date-value="2022-07-10" calcext:value-type="date">
            <text:p>10/07/22</text:p>
          </table:table-cell>
          <table:table-cell office:value-type="string" calcext:value-type="string">
            <text:p>N</text:p>
          </table:table-cell>
          <table:table-cell table:formula="of:= WEEKNUM([.B29];2)" office:value-type="float" office:value="28" calcext:value-type="float">
            <text:p>28</text:p>
          </table:table-cell>
          <table:table-cell table:formula="of:=WEEKNUM(DATE(YEAR([.B29]);MONTH([.B29]);1);2)" office:value-type="float" office:value="27" calcext:value-type="float">
            <text:p>27</text:p>
          </table:table-cell>
          <table:table-cell table:formula="of:=[.E29]-[.F29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30];&quot;mmm_yyyyy&quot;); &quot;_WK_&quot;;[.G30])" office:value-type="string" office:string-value="Jul  2022_WK_3" calcext:value-type="string">
            <text:p>Jul <text:s/>2022_WK_3</text:p>
          </table:table-cell>
          <table:table-cell table:formula="of:=[.B29]+1*7" office:value-type="date" office:date-value="2022-07-11" calcext:value-type="date">
            <text:p>11/07/2022</text:p>
          </table:table-cell>
          <table:table-cell table:style-name="ce2" table:formula="of:=[.C29]+1*7" office:value-type="date" office:date-value="2022-07-17" calcext:value-type="date">
            <text:p>17/07/22</text:p>
          </table:table-cell>
          <table:table-cell office:value-type="string" calcext:value-type="string">
            <text:p>N</text:p>
          </table:table-cell>
          <table:table-cell table:formula="of:= WEEKNUM([.B30];2)" office:value-type="float" office:value="29" calcext:value-type="float">
            <text:p>29</text:p>
          </table:table-cell>
          <table:table-cell table:formula="of:=WEEKNUM(DATE(YEAR([.B30]);MONTH([.B30]);1);2)" office:value-type="float" office:value="27" calcext:value-type="float">
            <text:p>27</text:p>
          </table:table-cell>
          <table:table-cell table:formula="of:=[.E30]-[.F30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31];&quot;mmm_yyyyy&quot;); &quot;_WK_&quot;;[.G31])" office:value-type="string" office:string-value="Jul  2022_WK_4" calcext:value-type="string">
            <text:p>Jul <text:s/>2022_WK_4</text:p>
          </table:table-cell>
          <table:table-cell table:formula="of:=[.B30]+1*7" office:value-type="date" office:date-value="2022-07-18" calcext:value-type="date">
            <text:p>18/07/2022</text:p>
          </table:table-cell>
          <table:table-cell table:style-name="ce2" table:formula="of:=[.C30]+1*7" office:value-type="date" office:date-value="2022-07-24" calcext:value-type="date">
            <text:p>24/07/22</text:p>
          </table:table-cell>
          <table:table-cell office:value-type="string" calcext:value-type="string">
            <text:p>N</text:p>
          </table:table-cell>
          <table:table-cell table:formula="of:= WEEKNUM([.B31];2)" office:value-type="float" office:value="30" calcext:value-type="float">
            <text:p>30</text:p>
          </table:table-cell>
          <table:table-cell table:formula="of:=WEEKNUM(DATE(YEAR([.B31]);MONTH([.B31]);1);2)" office:value-type="float" office:value="27" calcext:value-type="float">
            <text:p>27</text:p>
          </table:table-cell>
          <table:table-cell table:formula="of:=[.E31]-[.F31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32];&quot;mmm_yyyyy&quot;); &quot;_WK_&quot;;[.G32])" office:value-type="string" office:string-value="Jul  2022_WK_5" calcext:value-type="string">
            <text:p>Jul <text:s/>2022_WK_5</text:p>
          </table:table-cell>
          <table:table-cell table:formula="of:=[.B31]+1*7" office:value-type="date" office:date-value="2022-07-25" calcext:value-type="date">
            <text:p>25/07/2022</text:p>
          </table:table-cell>
          <table:table-cell table:style-name="ce2" table:formula="of:=[.C31]+1*7" office:value-type="date" office:date-value="2022-07-31" calcext:value-type="date">
            <text:p>31/07/22</text:p>
          </table:table-cell>
          <table:table-cell office:value-type="string" calcext:value-type="string">
            <text:p>N</text:p>
          </table:table-cell>
          <table:table-cell table:formula="of:= WEEKNUM([.B32];2)" office:value-type="float" office:value="31" calcext:value-type="float">
            <text:p>31</text:p>
          </table:table-cell>
          <table:table-cell table:formula="of:=WEEKNUM(DATE(YEAR([.B32]);MONTH([.B32]);1);2)" office:value-type="float" office:value="27" calcext:value-type="float">
            <text:p>27</text:p>
          </table:table-cell>
          <table:table-cell table:formula="of:=[.E32]-[.F32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33];&quot;mmm_yyyyy&quot;); &quot;_WK_&quot;;[.G33])" office:value-type="string" office:string-value="Aug  2022_WK_1" calcext:value-type="string">
            <text:p>Aug <text:s/>2022_WK_1</text:p>
          </table:table-cell>
          <table:table-cell table:formula="of:=[.B32]+1*7" office:value-type="date" office:date-value="2022-08-01" calcext:value-type="date">
            <text:p>01/08/2022</text:p>
          </table:table-cell>
          <table:table-cell table:style-name="ce2" table:formula="of:=[.C32]+1*7" office:value-type="date" office:date-value="2022-08-07" calcext:value-type="date">
            <text:p>07/08/22</text:p>
          </table:table-cell>
          <table:table-cell office:value-type="string" calcext:value-type="string">
            <text:p>N</text:p>
          </table:table-cell>
          <table:table-cell table:formula="of:= WEEKNUM([.B33];2)" office:value-type="float" office:value="32" calcext:value-type="float">
            <text:p>32</text:p>
          </table:table-cell>
          <table:table-cell table:formula="of:=WEEKNUM(DATE(YEAR([.B33]);MONTH([.B33]);1);2)" office:value-type="float" office:value="32" calcext:value-type="float">
            <text:p>32</text:p>
          </table:table-cell>
          <table:table-cell table:formula="of:=[.E33]-[.F33]+1" office:value-type="float" office:value="1" calcext:value-type="float">
            <text:p>1</text:p>
          </table:table-cell>
        </table:table-row>
        <table:table-row table:style-name="ro1">
          <table:table-cell table:style-name="ce4" table:formula="of:=COM.MICROSOFT.CONCAT(TEXT([.B34];&quot;mmm_yyyyy&quot;); &quot;_WK_&quot;;[.G34])" office:value-type="string" office:string-value="Aug  2022_WK_2" calcext:value-type="string">
            <text:p>Aug <text:s/>2022_WK_2</text:p>
          </table:table-cell>
          <table:table-cell table:formula="of:=[.B33]+1*7" office:value-type="date" office:date-value="2022-08-08" calcext:value-type="date">
            <text:p>08/08/2022</text:p>
          </table:table-cell>
          <table:table-cell table:style-name="ce2" table:formula="of:=[.C33]+1*7" office:value-type="date" office:date-value="2022-08-14" calcext:value-type="date">
            <text:p>14/08/22</text:p>
          </table:table-cell>
          <table:table-cell office:value-type="string" calcext:value-type="string">
            <text:p>N</text:p>
          </table:table-cell>
          <table:table-cell table:formula="of:= WEEKNUM([.B34];2)" office:value-type="float" office:value="33" calcext:value-type="float">
            <text:p>33</text:p>
          </table:table-cell>
          <table:table-cell table:formula="of:=WEEKNUM(DATE(YEAR([.B34]);MONTH([.B34]);1);2)" office:value-type="float" office:value="32" calcext:value-type="float">
            <text:p>32</text:p>
          </table:table-cell>
          <table:table-cell table:formula="of:=[.E34]-[.F34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35];&quot;mmm_yyyyy&quot;); &quot;_WK_&quot;;[.G35])" office:value-type="string" office:string-value="Aug  2022_WK_3" calcext:value-type="string">
            <text:p>Aug <text:s/>2022_WK_3</text:p>
          </table:table-cell>
          <table:table-cell table:formula="of:=[.B34]+1*7" office:value-type="date" office:date-value="2022-08-15" calcext:value-type="date">
            <text:p>15/08/2022</text:p>
          </table:table-cell>
          <table:table-cell table:style-name="ce2" table:formula="of:=[.C34]+1*7" office:value-type="date" office:date-value="2022-08-21" calcext:value-type="date">
            <text:p>21/08/22</text:p>
          </table:table-cell>
          <table:table-cell office:value-type="string" calcext:value-type="string">
            <text:p>N</text:p>
          </table:table-cell>
          <table:table-cell table:formula="of:= WEEKNUM([.B35];2)" office:value-type="float" office:value="34" calcext:value-type="float">
            <text:p>34</text:p>
          </table:table-cell>
          <table:table-cell table:formula="of:=WEEKNUM(DATE(YEAR([.B35]);MONTH([.B35]);1);2)" office:value-type="float" office:value="32" calcext:value-type="float">
            <text:p>32</text:p>
          </table:table-cell>
          <table:table-cell table:formula="of:=[.E35]-[.F35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36];&quot;mmm_yyyyy&quot;); &quot;_WK_&quot;;[.G36])" office:value-type="string" office:string-value="Aug  2022_WK_4" calcext:value-type="string">
            <text:p>Aug <text:s/>2022_WK_4</text:p>
          </table:table-cell>
          <table:table-cell table:formula="of:=[.B35]+1*7" office:value-type="date" office:date-value="2022-08-22" calcext:value-type="date">
            <text:p>22/08/2022</text:p>
          </table:table-cell>
          <table:table-cell table:style-name="ce2" table:formula="of:=[.C35]+1*7" office:value-type="date" office:date-value="2022-08-28" calcext:value-type="date">
            <text:p>28/08/22</text:p>
          </table:table-cell>
          <table:table-cell office:value-type="string" calcext:value-type="string">
            <text:p>N</text:p>
          </table:table-cell>
          <table:table-cell table:formula="of:= WEEKNUM([.B36];2)" office:value-type="float" office:value="35" calcext:value-type="float">
            <text:p>35</text:p>
          </table:table-cell>
          <table:table-cell table:formula="of:=WEEKNUM(DATE(YEAR([.B36]);MONTH([.B36]);1);2)" office:value-type="float" office:value="32" calcext:value-type="float">
            <text:p>32</text:p>
          </table:table-cell>
          <table:table-cell table:formula="of:=[.E36]-[.F36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37];&quot;mmm_yyyyy&quot;); &quot;_WK_&quot;;[.G37])" office:value-type="string" office:string-value="Aug  2022_WK_5" calcext:value-type="string">
            <text:p>Aug <text:s/>2022_WK_5</text:p>
          </table:table-cell>
          <table:table-cell table:formula="of:=[.B36]+1*7" office:value-type="date" office:date-value="2022-08-29" calcext:value-type="date">
            <text:p>29/08/2022</text:p>
          </table:table-cell>
          <table:table-cell table:style-name="ce2" table:formula="of:=[.C36]+1*7" office:value-type="date" office:date-value="2022-09-04" calcext:value-type="date">
            <text:p>04/09/22</text:p>
          </table:table-cell>
          <table:table-cell office:value-type="string" calcext:value-type="string">
            <text:p>N</text:p>
          </table:table-cell>
          <table:table-cell table:formula="of:= WEEKNUM([.B37];2)" office:value-type="float" office:value="36" calcext:value-type="float">
            <text:p>36</text:p>
          </table:table-cell>
          <table:table-cell table:formula="of:=WEEKNUM(DATE(YEAR([.B37]);MONTH([.B37]);1);2)" office:value-type="float" office:value="32" calcext:value-type="float">
            <text:p>32</text:p>
          </table:table-cell>
          <table:table-cell table:formula="of:=[.E37]-[.F37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38];&quot;mmm_yyyyy&quot;); &quot;_WK_&quot;;[.G38])" office:value-type="string" office:string-value="Sep  2022_WK_2" calcext:value-type="string">
            <text:p>Sep <text:s/>2022_WK_2</text:p>
          </table:table-cell>
          <table:table-cell table:formula="of:=[.B37]+1*7" office:value-type="date" office:date-value="2022-09-05" calcext:value-type="date">
            <text:p>05/09/2022</text:p>
          </table:table-cell>
          <table:table-cell table:style-name="ce2" table:formula="of:=[.C37]+1*7" office:value-type="date" office:date-value="2022-09-11" calcext:value-type="date">
            <text:p>11/09/22</text:p>
          </table:table-cell>
          <table:table-cell office:value-type="string" calcext:value-type="string">
            <text:p>N</text:p>
          </table:table-cell>
          <table:table-cell table:formula="of:= WEEKNUM([.B38];2)" office:value-type="float" office:value="37" calcext:value-type="float">
            <text:p>37</text:p>
          </table:table-cell>
          <table:table-cell table:formula="of:=WEEKNUM(DATE(YEAR([.B38]);MONTH([.B38]);1);2)" office:value-type="float" office:value="36" calcext:value-type="float">
            <text:p>36</text:p>
          </table:table-cell>
          <table:table-cell table:formula="of:=[.E38]-[.F38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39];&quot;mmm_yyyyy&quot;); &quot;_WK_&quot;;[.G39])" office:value-type="string" office:string-value="Sep  2022_WK_3" calcext:value-type="string">
            <text:p>Sep <text:s/>2022_WK_3</text:p>
          </table:table-cell>
          <table:table-cell table:formula="of:=[.B38]+1*7" office:value-type="date" office:date-value="2022-09-12" calcext:value-type="date">
            <text:p>12/09/2022</text:p>
          </table:table-cell>
          <table:table-cell table:style-name="ce2" table:formula="of:=[.C38]+1*7" office:value-type="date" office:date-value="2022-09-18" calcext:value-type="date">
            <text:p>18/09/22</text:p>
          </table:table-cell>
          <table:table-cell office:value-type="string" calcext:value-type="string">
            <text:p>N</text:p>
          </table:table-cell>
          <table:table-cell table:formula="of:= WEEKNUM([.B39];2)" office:value-type="float" office:value="38" calcext:value-type="float">
            <text:p>38</text:p>
          </table:table-cell>
          <table:table-cell table:formula="of:=WEEKNUM(DATE(YEAR([.B39]);MONTH([.B39]);1);2)" office:value-type="float" office:value="36" calcext:value-type="float">
            <text:p>36</text:p>
          </table:table-cell>
          <table:table-cell table:formula="of:=[.E39]-[.F39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40];&quot;mmm_yyyyy&quot;); &quot;_WK_&quot;;[.G40])" office:value-type="string" office:string-value="Sep  2022_WK_4" calcext:value-type="string">
            <text:p>Sep <text:s/>2022_WK_4</text:p>
          </table:table-cell>
          <table:table-cell table:formula="of:=[.B39]+1*7" office:value-type="date" office:date-value="2022-09-19" calcext:value-type="date">
            <text:p>19/09/2022</text:p>
          </table:table-cell>
          <table:table-cell table:style-name="ce2" table:formula="of:=[.C39]+1*7" office:value-type="date" office:date-value="2022-09-25" calcext:value-type="date">
            <text:p>25/09/22</text:p>
          </table:table-cell>
          <table:table-cell office:value-type="string" calcext:value-type="string">
            <text:p>N</text:p>
          </table:table-cell>
          <table:table-cell table:formula="of:= WEEKNUM([.B40];2)" office:value-type="float" office:value="39" calcext:value-type="float">
            <text:p>39</text:p>
          </table:table-cell>
          <table:table-cell table:formula="of:=WEEKNUM(DATE(YEAR([.B40]);MONTH([.B40]);1);2)" office:value-type="float" office:value="36" calcext:value-type="float">
            <text:p>36</text:p>
          </table:table-cell>
          <table:table-cell table:formula="of:=[.E40]-[.F40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41];&quot;mmm_yyyyy&quot;); &quot;_WK_&quot;;[.G41])" office:value-type="string" office:string-value="Sep  2022_WK_5" calcext:value-type="string">
            <text:p>Sep <text:s/>2022_WK_5</text:p>
          </table:table-cell>
          <table:table-cell table:formula="of:=[.B40]+1*7" office:value-type="date" office:date-value="2022-09-26" calcext:value-type="date">
            <text:p>26/09/2022</text:p>
          </table:table-cell>
          <table:table-cell table:style-name="ce2" table:formula="of:=[.C40]+1*7" office:value-type="date" office:date-value="2022-10-02" calcext:value-type="date">
            <text:p>02/10/22</text:p>
          </table:table-cell>
          <table:table-cell office:value-type="string" calcext:value-type="string">
            <text:p>N</text:p>
          </table:table-cell>
          <table:table-cell table:formula="of:= WEEKNUM([.B41];2)" office:value-type="float" office:value="40" calcext:value-type="float">
            <text:p>40</text:p>
          </table:table-cell>
          <table:table-cell table:formula="of:=WEEKNUM(DATE(YEAR([.B41]);MONTH([.B41]);1);2)" office:value-type="float" office:value="36" calcext:value-type="float">
            <text:p>36</text:p>
          </table:table-cell>
          <table:table-cell table:formula="of:=[.E41]-[.F41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42];&quot;mmm_yyyyy&quot;); &quot;_WK_&quot;;[.G42])" office:value-type="string" office:string-value="Oct  2022_WK_2" calcext:value-type="string">
            <text:p>Oct <text:s/>2022_WK_2</text:p>
          </table:table-cell>
          <table:table-cell table:formula="of:=[.B41]+1*7" office:value-type="date" office:date-value="2022-10-03" calcext:value-type="date">
            <text:p>03/10/2022</text:p>
          </table:table-cell>
          <table:table-cell table:style-name="ce2" table:formula="of:=[.C41]+1*7" office:value-type="date" office:date-value="2022-10-09" calcext:value-type="date">
            <text:p>09/10/22</text:p>
          </table:table-cell>
          <table:table-cell office:value-type="string" calcext:value-type="string">
            <text:p>N</text:p>
          </table:table-cell>
          <table:table-cell table:formula="of:= WEEKNUM([.B42];2)" office:value-type="float" office:value="41" calcext:value-type="float">
            <text:p>41</text:p>
          </table:table-cell>
          <table:table-cell table:formula="of:=WEEKNUM(DATE(YEAR([.B42]);MONTH([.B42]);1);2)" office:value-type="float" office:value="40" calcext:value-type="float">
            <text:p>40</text:p>
          </table:table-cell>
          <table:table-cell table:formula="of:=[.E42]-[.F42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43];&quot;mmm_yyyyy&quot;); &quot;_WK_&quot;;[.G43])" office:value-type="string" office:string-value="Oct  2022_WK_3" calcext:value-type="string">
            <text:p>Oct <text:s/>2022_WK_3</text:p>
          </table:table-cell>
          <table:table-cell table:formula="of:=[.B42]+1*7" office:value-type="date" office:date-value="2022-10-10" calcext:value-type="date">
            <text:p>10/10/2022</text:p>
          </table:table-cell>
          <table:table-cell table:style-name="ce2" table:formula="of:=[.C42]+1*7" office:value-type="date" office:date-value="2022-10-16" calcext:value-type="date">
            <text:p>16/10/22</text:p>
          </table:table-cell>
          <table:table-cell office:value-type="string" calcext:value-type="string">
            <text:p>N</text:p>
          </table:table-cell>
          <table:table-cell table:formula="of:= WEEKNUM([.B43];2)" office:value-type="float" office:value="42" calcext:value-type="float">
            <text:p>42</text:p>
          </table:table-cell>
          <table:table-cell table:formula="of:=WEEKNUM(DATE(YEAR([.B43]);MONTH([.B43]);1);2)" office:value-type="float" office:value="40" calcext:value-type="float">
            <text:p>40</text:p>
          </table:table-cell>
          <table:table-cell table:formula="of:=[.E43]-[.F43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44];&quot;mmm_yyyyy&quot;); &quot;_WK_&quot;;[.G44])" office:value-type="string" office:string-value="Oct  2022_WK_4" calcext:value-type="string">
            <text:p>Oct <text:s/>2022_WK_4</text:p>
          </table:table-cell>
          <table:table-cell table:formula="of:=[.B43]+1*7" office:value-type="date" office:date-value="2022-10-17" calcext:value-type="date">
            <text:p>17/10/2022</text:p>
          </table:table-cell>
          <table:table-cell table:style-name="ce2" table:formula="of:=[.C43]+1*7" office:value-type="date" office:date-value="2022-10-23" calcext:value-type="date">
            <text:p>23/10/22</text:p>
          </table:table-cell>
          <table:table-cell office:value-type="string" calcext:value-type="string">
            <text:p>N</text:p>
          </table:table-cell>
          <table:table-cell table:formula="of:= WEEKNUM([.B44];2)" office:value-type="float" office:value="43" calcext:value-type="float">
            <text:p>43</text:p>
          </table:table-cell>
          <table:table-cell table:formula="of:=WEEKNUM(DATE(YEAR([.B44]);MONTH([.B44]);1);2)" office:value-type="float" office:value="40" calcext:value-type="float">
            <text:p>40</text:p>
          </table:table-cell>
          <table:table-cell table:formula="of:=[.E44]-[.F44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45];&quot;mmm_yyyyy&quot;); &quot;_WK_&quot;;[.G45])" office:value-type="string" office:string-value="Oct  2022_WK_5" calcext:value-type="string">
            <text:p>Oct <text:s/>2022_WK_5</text:p>
          </table:table-cell>
          <table:table-cell table:formula="of:=[.B44]+1*7" office:value-type="date" office:date-value="2022-10-24" calcext:value-type="date">
            <text:p>24/10/2022</text:p>
          </table:table-cell>
          <table:table-cell table:style-name="ce2" table:formula="of:=[.C44]+1*7" office:value-type="date" office:date-value="2022-10-30" calcext:value-type="date">
            <text:p>30/10/22</text:p>
          </table:table-cell>
          <table:table-cell office:value-type="string" calcext:value-type="string">
            <text:p>N</text:p>
          </table:table-cell>
          <table:table-cell table:formula="of:= WEEKNUM([.B45];2)" office:value-type="float" office:value="44" calcext:value-type="float">
            <text:p>44</text:p>
          </table:table-cell>
          <table:table-cell table:formula="of:=WEEKNUM(DATE(YEAR([.B45]);MONTH([.B45]);1);2)" office:value-type="float" office:value="40" calcext:value-type="float">
            <text:p>40</text:p>
          </table:table-cell>
          <table:table-cell table:formula="of:=[.E45]-[.F45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46];&quot;mmm_yyyyy&quot;); &quot;_WK_&quot;;[.G46])" office:value-type="string" office:string-value="Oct  2022_WK_6" calcext:value-type="string">
            <text:p>Oct <text:s/>2022_WK_6</text:p>
          </table:table-cell>
          <table:table-cell table:formula="of:=[.B45]+1*7" office:value-type="date" office:date-value="2022-10-31" calcext:value-type="date">
            <text:p>31/10/2022</text:p>
          </table:table-cell>
          <table:table-cell table:style-name="ce2" table:formula="of:=[.C45]+1*7" office:value-type="date" office:date-value="2022-11-06" calcext:value-type="date">
            <text:p>06/11/22</text:p>
          </table:table-cell>
          <table:table-cell office:value-type="string" calcext:value-type="string">
            <text:p>N</text:p>
          </table:table-cell>
          <table:table-cell table:formula="of:= WEEKNUM([.B46];2)" office:value-type="float" office:value="45" calcext:value-type="float">
            <text:p>45</text:p>
          </table:table-cell>
          <table:table-cell table:formula="of:=WEEKNUM(DATE(YEAR([.B46]);MONTH([.B46]);1);2)" office:value-type="float" office:value="40" calcext:value-type="float">
            <text:p>40</text:p>
          </table:table-cell>
          <table:table-cell table:formula="of:=[.E46]-[.F46]+1" office:value-type="float" office:value="6" calcext:value-type="float">
            <text:p>6</text:p>
          </table:table-cell>
        </table:table-row>
        <table:table-row table:style-name="ro1">
          <table:table-cell table:style-name="ce4" table:formula="of:=COM.MICROSOFT.CONCAT(TEXT([.B47];&quot;mmm_yyyyy&quot;); &quot;_WK_&quot;;[.G47])" office:value-type="string" office:string-value="Nov  2022_WK_2" calcext:value-type="string">
            <text:p>Nov <text:s/>2022_WK_2</text:p>
          </table:table-cell>
          <table:table-cell table:formula="of:=[.B46]+1*7" office:value-type="date" office:date-value="2022-11-07" calcext:value-type="date">
            <text:p>07/11/2022</text:p>
          </table:table-cell>
          <table:table-cell table:style-name="ce2" table:formula="of:=[.C46]+1*7" office:value-type="date" office:date-value="2022-11-13" calcext:value-type="date">
            <text:p>13/11/22</text:p>
          </table:table-cell>
          <table:table-cell office:value-type="string" calcext:value-type="string">
            <text:p>N</text:p>
          </table:table-cell>
          <table:table-cell table:formula="of:= WEEKNUM([.B47];2)" office:value-type="float" office:value="46" calcext:value-type="float">
            <text:p>46</text:p>
          </table:table-cell>
          <table:table-cell table:formula="of:=WEEKNUM(DATE(YEAR([.B47]);MONTH([.B47]);1);2)" office:value-type="float" office:value="45" calcext:value-type="float">
            <text:p>45</text:p>
          </table:table-cell>
          <table:table-cell table:formula="of:=[.E47]-[.F47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48];&quot;mmm_yyyyy&quot;); &quot;_WK_&quot;;[.G48])" office:value-type="string" office:string-value="Nov  2022_WK_3" calcext:value-type="string">
            <text:p>Nov <text:s/>2022_WK_3</text:p>
          </table:table-cell>
          <table:table-cell table:formula="of:=[.B47]+1*7" office:value-type="date" office:date-value="2022-11-14" calcext:value-type="date">
            <text:p>14/11/2022</text:p>
          </table:table-cell>
          <table:table-cell table:style-name="ce2" table:formula="of:=[.C47]+1*7" office:value-type="date" office:date-value="2022-11-20" calcext:value-type="date">
            <text:p>20/11/22</text:p>
          </table:table-cell>
          <table:table-cell office:value-type="string" calcext:value-type="string">
            <text:p>N</text:p>
          </table:table-cell>
          <table:table-cell table:formula="of:= WEEKNUM([.B48];2)" office:value-type="float" office:value="47" calcext:value-type="float">
            <text:p>47</text:p>
          </table:table-cell>
          <table:table-cell table:formula="of:=WEEKNUM(DATE(YEAR([.B48]);MONTH([.B48]);1);2)" office:value-type="float" office:value="45" calcext:value-type="float">
            <text:p>45</text:p>
          </table:table-cell>
          <table:table-cell table:formula="of:=[.E48]-[.F48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49];&quot;mmm_yyyyy&quot;); &quot;_WK_&quot;;[.G49])" office:value-type="string" office:string-value="Nov  2022_WK_4" calcext:value-type="string">
            <text:p>Nov <text:s/>2022_WK_4</text:p>
          </table:table-cell>
          <table:table-cell table:formula="of:=[.B48]+1*7" office:value-type="date" office:date-value="2022-11-21" calcext:value-type="date">
            <text:p>21/11/2022</text:p>
          </table:table-cell>
          <table:table-cell table:style-name="ce2" table:formula="of:=[.C48]+1*7" office:value-type="date" office:date-value="2022-11-27" calcext:value-type="date">
            <text:p>27/11/22</text:p>
          </table:table-cell>
          <table:table-cell office:value-type="string" calcext:value-type="string">
            <text:p>N</text:p>
          </table:table-cell>
          <table:table-cell table:formula="of:= WEEKNUM([.B49];2)" office:value-type="float" office:value="48" calcext:value-type="float">
            <text:p>48</text:p>
          </table:table-cell>
          <table:table-cell table:formula="of:=WEEKNUM(DATE(YEAR([.B49]);MONTH([.B49]);1);2)" office:value-type="float" office:value="45" calcext:value-type="float">
            <text:p>45</text:p>
          </table:table-cell>
          <table:table-cell table:formula="of:=[.E49]-[.F49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50];&quot;mmm_yyyyy&quot;); &quot;_WK_&quot;;[.G50])" office:value-type="string" office:string-value="Nov  2022_WK_5" calcext:value-type="string">
            <text:p>Nov <text:s/>2022_WK_5</text:p>
          </table:table-cell>
          <table:table-cell table:formula="of:=[.B49]+1*7" office:value-type="date" office:date-value="2022-11-28" calcext:value-type="date">
            <text:p>28/11/2022</text:p>
          </table:table-cell>
          <table:table-cell table:style-name="ce2" table:formula="of:=[.C49]+1*7" office:value-type="date" office:date-value="2022-12-04" calcext:value-type="date">
            <text:p>04/12/22</text:p>
          </table:table-cell>
          <table:table-cell office:value-type="string" calcext:value-type="string">
            <text:p>N</text:p>
          </table:table-cell>
          <table:table-cell table:formula="of:= WEEKNUM([.B50];2)" office:value-type="float" office:value="49" calcext:value-type="float">
            <text:p>49</text:p>
          </table:table-cell>
          <table:table-cell table:formula="of:=WEEKNUM(DATE(YEAR([.B50]);MONTH([.B50]);1);2)" office:value-type="float" office:value="45" calcext:value-type="float">
            <text:p>45</text:p>
          </table:table-cell>
          <table:table-cell table:formula="of:=[.E50]-[.F50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51];&quot;mmm_yyyyy&quot;); &quot;_WK_&quot;;[.G51])" office:value-type="string" office:string-value="Dec  2022_WK_2" calcext:value-type="string">
            <text:p>Dec <text:s/>2022_WK_2</text:p>
          </table:table-cell>
          <table:table-cell table:formula="of:=[.B50]+1*7" office:value-type="date" office:date-value="2022-12-05" calcext:value-type="date">
            <text:p>05/12/2022</text:p>
          </table:table-cell>
          <table:table-cell table:style-name="ce2" table:formula="of:=[.C50]+1*7" office:value-type="date" office:date-value="2022-12-11" calcext:value-type="date">
            <text:p>11/12/22</text:p>
          </table:table-cell>
          <table:table-cell office:value-type="string" calcext:value-type="string">
            <text:p>N</text:p>
          </table:table-cell>
          <table:table-cell table:formula="of:= WEEKNUM([.B51];2)" office:value-type="float" office:value="50" calcext:value-type="float">
            <text:p>50</text:p>
          </table:table-cell>
          <table:table-cell table:formula="of:=WEEKNUM(DATE(YEAR([.B51]);MONTH([.B51]);1);2)" office:value-type="float" office:value="49" calcext:value-type="float">
            <text:p>49</text:p>
          </table:table-cell>
          <table:table-cell table:formula="of:=[.E51]-[.F51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52];&quot;mmm_yyyyy&quot;); &quot;_WK_&quot;;[.G52])" office:value-type="string" office:string-value="Dec  2022_WK_3" calcext:value-type="string">
            <text:p>Dec <text:s/>2022_WK_3</text:p>
          </table:table-cell>
          <table:table-cell table:formula="of:=[.B51]+1*7" office:value-type="date" office:date-value="2022-12-12" calcext:value-type="date">
            <text:p>12/12/2022</text:p>
          </table:table-cell>
          <table:table-cell table:style-name="ce2" table:formula="of:=[.C51]+1*7" office:value-type="date" office:date-value="2022-12-18" calcext:value-type="date">
            <text:p>18/12/22</text:p>
          </table:table-cell>
          <table:table-cell office:value-type="string" calcext:value-type="string">
            <text:p>N</text:p>
          </table:table-cell>
          <table:table-cell table:formula="of:= WEEKNUM([.B52];2)" office:value-type="float" office:value="51" calcext:value-type="float">
            <text:p>51</text:p>
          </table:table-cell>
          <table:table-cell table:formula="of:=WEEKNUM(DATE(YEAR([.B52]);MONTH([.B52]);1);2)" office:value-type="float" office:value="49" calcext:value-type="float">
            <text:p>49</text:p>
          </table:table-cell>
          <table:table-cell table:formula="of:=[.E52]-[.F52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53];&quot;mmm_yyyyy&quot;); &quot;_WK_&quot;;[.G53])" office:value-type="string" office:string-value="Dec  2022_WK_4" calcext:value-type="string">
            <text:p>Dec <text:s/>2022_WK_4</text:p>
          </table:table-cell>
          <table:table-cell table:formula="of:=[.B52]+1*7" office:value-type="date" office:date-value="2022-12-19" calcext:value-type="date">
            <text:p>19/12/2022</text:p>
          </table:table-cell>
          <table:table-cell table:style-name="ce2" table:formula="of:=[.C52]+1*7" office:value-type="date" office:date-value="2022-12-25" calcext:value-type="date">
            <text:p>25/12/22</text:p>
          </table:table-cell>
          <table:table-cell office:value-type="string" calcext:value-type="string">
            <text:p>N</text:p>
          </table:table-cell>
          <table:table-cell table:formula="of:= WEEKNUM([.B53];2)" office:value-type="float" office:value="52" calcext:value-type="float">
            <text:p>52</text:p>
          </table:table-cell>
          <table:table-cell table:formula="of:=WEEKNUM(DATE(YEAR([.B53]);MONTH([.B53]);1);2)" office:value-type="float" office:value="49" calcext:value-type="float">
            <text:p>49</text:p>
          </table:table-cell>
          <table:table-cell table:formula="of:=[.E53]-[.F53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54];&quot;mmm_yyyyy&quot;); &quot;_WK_&quot;;[.G54])" office:value-type="string" office:string-value="Dec  2022_WK_-47" calcext:value-type="string">
            <text:p>Dec <text:s/>2022_WK_-47</text:p>
          </table:table-cell>
          <table:table-cell table:formula="of:=[.B53]+1*7" office:value-type="date" office:date-value="2022-12-26" calcext:value-type="date">
            <text:p>26/12/2022</text:p>
          </table:table-cell>
          <table:table-cell table:style-name="ce2" table:formula="of:=[.C53]+1*7" office:value-type="date" office:date-value="2023-01-01" calcext:value-type="date">
            <text:p>01/01/23</text:p>
          </table:table-cell>
          <table:table-cell office:value-type="string" calcext:value-type="string">
            <text:p>N</text:p>
          </table:table-cell>
          <table:table-cell table:formula="of:= WEEKNUM([.B54];2)" office:value-type="float" office:value="1" calcext:value-type="float">
            <text:p>1</text:p>
          </table:table-cell>
          <table:table-cell table:formula="of:=WEEKNUM(DATE(YEAR([.B54]);MONTH([.B54]);1);2)" office:value-type="float" office:value="49" calcext:value-type="float">
            <text:p>49</text:p>
          </table:table-cell>
          <table:table-cell table:formula="of:=[.E54]-[.F54]+1" office:value-type="float" office:value="-47" calcext:value-type="float">
            <text:p>-47</text:p>
          </table:table-cell>
        </table:table-row>
        <table:table-row table:style-name="ro1">
          <table:table-cell table:style-name="ce4" table:formula="of:=COM.MICROSOFT.CONCAT(TEXT([.B55];&quot;mmm_yyyyy&quot;); &quot;_WK_&quot;;[.G55])" office:value-type="string" office:string-value="Jan  2023_WK_2" calcext:value-type="string">
            <text:p>Jan <text:s/>2023_WK_2</text:p>
          </table:table-cell>
          <table:table-cell table:formula="of:=[.B54]+1*7" office:value-type="date" office:date-value="2023-01-02" calcext:value-type="date">
            <text:p>02/01/2023</text:p>
          </table:table-cell>
          <table:table-cell table:style-name="ce2" table:formula="of:=[.C54]+1*7" office:value-type="date" office:date-value="2023-01-08" calcext:value-type="date">
            <text:p>08/01/23</text:p>
          </table:table-cell>
          <table:table-cell office:value-type="string" calcext:value-type="string">
            <text:p>N</text:p>
          </table:table-cell>
          <table:table-cell table:formula="of:= WEEKNUM([.B55];2)" office:value-type="float" office:value="2" calcext:value-type="float">
            <text:p>2</text:p>
          </table:table-cell>
          <table:table-cell table:formula="of:=WEEKNUM(DATE(YEAR([.B55]);MONTH([.B55]);1);2)" office:value-type="float" office:value="1" calcext:value-type="float">
            <text:p>1</text:p>
          </table:table-cell>
          <table:table-cell table:formula="of:=[.E55]-[.F55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56];&quot;mmm_yyyyy&quot;); &quot;_WK_&quot;;[.G56])" office:value-type="string" office:string-value="Jan  2023_WK_3" calcext:value-type="string">
            <text:p>Jan <text:s/>2023_WK_3</text:p>
          </table:table-cell>
          <table:table-cell table:formula="of:=[.B55]+1*7" office:value-type="date" office:date-value="2023-01-09" calcext:value-type="date">
            <text:p>09/01/2023</text:p>
          </table:table-cell>
          <table:table-cell table:style-name="ce2" table:formula="of:=[.C55]+1*7" office:value-type="date" office:date-value="2023-01-15" calcext:value-type="date">
            <text:p>15/01/23</text:p>
          </table:table-cell>
          <table:table-cell office:value-type="string" calcext:value-type="string">
            <text:p>N</text:p>
          </table:table-cell>
          <table:table-cell table:formula="of:= WEEKNUM([.B56];2)" office:value-type="float" office:value="3" calcext:value-type="float">
            <text:p>3</text:p>
          </table:table-cell>
          <table:table-cell table:formula="of:=WEEKNUM(DATE(YEAR([.B56]);MONTH([.B56]);1);2)" office:value-type="float" office:value="1" calcext:value-type="float">
            <text:p>1</text:p>
          </table:table-cell>
          <table:table-cell table:formula="of:=[.E56]-[.F56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57];&quot;mmm_yyyyy&quot;); &quot;_WK_&quot;;[.G57])" office:value-type="string" office:string-value="Jan  2023_WK_4" calcext:value-type="string">
            <text:p>Jan <text:s/>2023_WK_4</text:p>
          </table:table-cell>
          <table:table-cell table:formula="of:=[.B56]+1*7" office:value-type="date" office:date-value="2023-01-16" calcext:value-type="date">
            <text:p>16/01/2023</text:p>
          </table:table-cell>
          <table:table-cell table:style-name="ce2" table:formula="of:=[.C56]+1*7" office:value-type="date" office:date-value="2023-01-22" calcext:value-type="date">
            <text:p>22/01/23</text:p>
          </table:table-cell>
          <table:table-cell office:value-type="string" calcext:value-type="string">
            <text:p>N</text:p>
          </table:table-cell>
          <table:table-cell table:formula="of:= WEEKNUM([.B57];2)" office:value-type="float" office:value="4" calcext:value-type="float">
            <text:p>4</text:p>
          </table:table-cell>
          <table:table-cell table:formula="of:=WEEKNUM(DATE(YEAR([.B57]);MONTH([.B57]);1);2)" office:value-type="float" office:value="1" calcext:value-type="float">
            <text:p>1</text:p>
          </table:table-cell>
          <table:table-cell table:formula="of:=[.E57]-[.F57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58];&quot;mmm_yyyyy&quot;); &quot;_WK_&quot;;[.G58])" office:value-type="string" office:string-value="Jan  2023_WK_5" calcext:value-type="string">
            <text:p>Jan <text:s/>2023_WK_5</text:p>
          </table:table-cell>
          <table:table-cell table:formula="of:=[.B57]+1*7" office:value-type="date" office:date-value="2023-01-23" calcext:value-type="date">
            <text:p>23/01/2023</text:p>
          </table:table-cell>
          <table:table-cell table:style-name="ce2" table:formula="of:=[.C57]+1*7" office:value-type="date" office:date-value="2023-01-29" calcext:value-type="date">
            <text:p>29/01/23</text:p>
          </table:table-cell>
          <table:table-cell office:value-type="string" calcext:value-type="string">
            <text:p>N</text:p>
          </table:table-cell>
          <table:table-cell table:formula="of:= WEEKNUM([.B58];2)" office:value-type="float" office:value="5" calcext:value-type="float">
            <text:p>5</text:p>
          </table:table-cell>
          <table:table-cell table:formula="of:=WEEKNUM(DATE(YEAR([.B58]);MONTH([.B58]);1);2)" office:value-type="float" office:value="1" calcext:value-type="float">
            <text:p>1</text:p>
          </table:table-cell>
          <table:table-cell table:formula="of:=[.E58]-[.F58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59];&quot;mmm_yyyyy&quot;); &quot;_WK_&quot;;[.G59])" office:value-type="string" office:string-value="Jan  2023_WK_6" calcext:value-type="string">
            <text:p>Jan <text:s/>2023_WK_6</text:p>
          </table:table-cell>
          <table:table-cell table:formula="of:=[.B58]+1*7" office:value-type="date" office:date-value="2023-01-30" calcext:value-type="date">
            <text:p>30/01/2023</text:p>
          </table:table-cell>
          <table:table-cell table:style-name="ce2" table:formula="of:=[.C58]+1*7" office:value-type="date" office:date-value="2023-02-05" calcext:value-type="date">
            <text:p>05/02/23</text:p>
          </table:table-cell>
          <table:table-cell office:value-type="string" calcext:value-type="string">
            <text:p>N</text:p>
          </table:table-cell>
          <table:table-cell table:formula="of:= WEEKNUM([.B59];2)" office:value-type="float" office:value="6" calcext:value-type="float">
            <text:p>6</text:p>
          </table:table-cell>
          <table:table-cell table:formula="of:=WEEKNUM(DATE(YEAR([.B59]);MONTH([.B59]);1);2)" office:value-type="float" office:value="1" calcext:value-type="float">
            <text:p>1</text:p>
          </table:table-cell>
          <table:table-cell table:formula="of:=[.E59]-[.F59]+1" office:value-type="float" office:value="6" calcext:value-type="float">
            <text:p>6</text:p>
          </table:table-cell>
        </table:table-row>
        <table:table-row table:style-name="ro1">
          <table:table-cell table:style-name="ce4" table:formula="of:=COM.MICROSOFT.CONCAT(TEXT([.B60];&quot;mmm_yyyyy&quot;); &quot;_WK_&quot;;[.G60])" office:value-type="string" office:string-value="Feb  2023_WK_2" calcext:value-type="string">
            <text:p>Feb <text:s/>2023_WK_2</text:p>
          </table:table-cell>
          <table:table-cell table:formula="of:=[.B59]+1*7" office:value-type="date" office:date-value="2023-02-06" calcext:value-type="date">
            <text:p>06/02/2023</text:p>
          </table:table-cell>
          <table:table-cell table:style-name="ce2" table:formula="of:=[.C59]+1*7" office:value-type="date" office:date-value="2023-02-12" calcext:value-type="date">
            <text:p>12/02/23</text:p>
          </table:table-cell>
          <table:table-cell office:value-type="string" calcext:value-type="string">
            <text:p>N</text:p>
          </table:table-cell>
          <table:table-cell table:formula="of:= WEEKNUM([.B60];2)" office:value-type="float" office:value="7" calcext:value-type="float">
            <text:p>7</text:p>
          </table:table-cell>
          <table:table-cell table:formula="of:=WEEKNUM(DATE(YEAR([.B60]);MONTH([.B60]);1);2)" office:value-type="float" office:value="6" calcext:value-type="float">
            <text:p>6</text:p>
          </table:table-cell>
          <table:table-cell table:formula="of:=[.E60]-[.F60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61];&quot;mmm_yyyyy&quot;); &quot;_WK_&quot;;[.G61])" office:value-type="string" office:string-value="Feb  2023_WK_3" calcext:value-type="string">
            <text:p>Feb <text:s/>2023_WK_3</text:p>
          </table:table-cell>
          <table:table-cell table:formula="of:=[.B60]+1*7" office:value-type="date" office:date-value="2023-02-13" calcext:value-type="date">
            <text:p>13/02/2023</text:p>
          </table:table-cell>
          <table:table-cell table:style-name="ce2" table:formula="of:=[.C60]+1*7" office:value-type="date" office:date-value="2023-02-19" calcext:value-type="date">
            <text:p>19/02/23</text:p>
          </table:table-cell>
          <table:table-cell office:value-type="string" calcext:value-type="string">
            <text:p>N</text:p>
          </table:table-cell>
          <table:table-cell table:formula="of:= WEEKNUM([.B61];2)" office:value-type="float" office:value="8" calcext:value-type="float">
            <text:p>8</text:p>
          </table:table-cell>
          <table:table-cell table:formula="of:=WEEKNUM(DATE(YEAR([.B61]);MONTH([.B61]);1);2)" office:value-type="float" office:value="6" calcext:value-type="float">
            <text:p>6</text:p>
          </table:table-cell>
          <table:table-cell table:formula="of:=[.E61]-[.F61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62];&quot;mmm_yyyyy&quot;); &quot;_WK_&quot;;[.G62])" office:value-type="string" office:string-value="Feb  2023_WK_4" calcext:value-type="string">
            <text:p>Feb <text:s/>2023_WK_4</text:p>
          </table:table-cell>
          <table:table-cell table:formula="of:=[.B61]+1*7" office:value-type="date" office:date-value="2023-02-20" calcext:value-type="date">
            <text:p>20/02/2023</text:p>
          </table:table-cell>
          <table:table-cell table:style-name="ce2" table:formula="of:=[.C61]+1*7" office:value-type="date" office:date-value="2023-02-26" calcext:value-type="date">
            <text:p>26/02/23</text:p>
          </table:table-cell>
          <table:table-cell office:value-type="string" calcext:value-type="string">
            <text:p>N</text:p>
          </table:table-cell>
          <table:table-cell table:formula="of:= WEEKNUM([.B62];2)" office:value-type="float" office:value="9" calcext:value-type="float">
            <text:p>9</text:p>
          </table:table-cell>
          <table:table-cell table:formula="of:=WEEKNUM(DATE(YEAR([.B62]);MONTH([.B62]);1);2)" office:value-type="float" office:value="6" calcext:value-type="float">
            <text:p>6</text:p>
          </table:table-cell>
          <table:table-cell table:formula="of:=[.E62]-[.F62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63];&quot;mmm_yyyyy&quot;); &quot;_WK_&quot;;[.G63])" office:value-type="string" office:string-value="Feb  2023_WK_5" calcext:value-type="string">
            <text:p>Feb <text:s/>2023_WK_5</text:p>
          </table:table-cell>
          <table:table-cell table:formula="of:=[.B62]+1*7" office:value-type="date" office:date-value="2023-02-27" calcext:value-type="date">
            <text:p>27/02/2023</text:p>
          </table:table-cell>
          <table:table-cell table:style-name="ce2" table:formula="of:=[.C62]+1*7" office:value-type="date" office:date-value="2023-03-05" calcext:value-type="date">
            <text:p>05/03/23</text:p>
          </table:table-cell>
          <table:table-cell office:value-type="string" calcext:value-type="string">
            <text:p>N</text:p>
          </table:table-cell>
          <table:table-cell table:formula="of:= WEEKNUM([.B63];2)" office:value-type="float" office:value="10" calcext:value-type="float">
            <text:p>10</text:p>
          </table:table-cell>
          <table:table-cell table:formula="of:=WEEKNUM(DATE(YEAR([.B63]);MONTH([.B63]);1);2)" office:value-type="float" office:value="6" calcext:value-type="float">
            <text:p>6</text:p>
          </table:table-cell>
          <table:table-cell table:formula="of:=[.E63]-[.F63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64];&quot;mmm_yyyyy&quot;); &quot;_WK_&quot;;[.G64])" office:value-type="string" office:string-value="Mar  2023_WK_2" calcext:value-type="string">
            <text:p>Mar <text:s/>2023_WK_2</text:p>
          </table:table-cell>
          <table:table-cell table:formula="of:=[.B63]+1*7" office:value-type="date" office:date-value="2023-03-06" calcext:value-type="date">
            <text:p>06/03/2023</text:p>
          </table:table-cell>
          <table:table-cell table:style-name="ce2" table:formula="of:=[.C63]+1*7" office:value-type="date" office:date-value="2023-03-12" calcext:value-type="date">
            <text:p>12/03/23</text:p>
          </table:table-cell>
          <table:table-cell office:value-type="string" calcext:value-type="string">
            <text:p>N</text:p>
          </table:table-cell>
          <table:table-cell table:formula="of:= WEEKNUM([.B64];2)" office:value-type="float" office:value="11" calcext:value-type="float">
            <text:p>11</text:p>
          </table:table-cell>
          <table:table-cell table:formula="of:=WEEKNUM(DATE(YEAR([.B64]);MONTH([.B64]);1);2)" office:value-type="float" office:value="10" calcext:value-type="float">
            <text:p>10</text:p>
          </table:table-cell>
          <table:table-cell table:formula="of:=[.E64]-[.F64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65];&quot;mmm_yyyyy&quot;); &quot;_WK_&quot;;[.G65])" office:value-type="string" office:string-value="Mar  2023_WK_3" calcext:value-type="string">
            <text:p>Mar <text:s/>2023_WK_3</text:p>
          </table:table-cell>
          <table:table-cell table:formula="of:=[.B64]+1*7" office:value-type="date" office:date-value="2023-03-13" calcext:value-type="date">
            <text:p>13/03/2023</text:p>
          </table:table-cell>
          <table:table-cell table:style-name="ce2" table:formula="of:=[.C64]+1*7" office:value-type="date" office:date-value="2023-03-19" calcext:value-type="date">
            <text:p>19/03/23</text:p>
          </table:table-cell>
          <table:table-cell office:value-type="string" calcext:value-type="string">
            <text:p>N</text:p>
          </table:table-cell>
          <table:table-cell table:formula="of:= WEEKNUM([.B65];2)" office:value-type="float" office:value="12" calcext:value-type="float">
            <text:p>12</text:p>
          </table:table-cell>
          <table:table-cell table:formula="of:=WEEKNUM(DATE(YEAR([.B65]);MONTH([.B65]);1);2)" office:value-type="float" office:value="10" calcext:value-type="float">
            <text:p>10</text:p>
          </table:table-cell>
          <table:table-cell table:formula="of:=[.E65]-[.F65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66];&quot;mmm_yyyyy&quot;); &quot;_WK_&quot;;[.G66])" office:value-type="string" office:string-value="Mar  2023_WK_4" calcext:value-type="string">
            <text:p>Mar <text:s/>2023_WK_4</text:p>
          </table:table-cell>
          <table:table-cell table:formula="of:=[.B65]+1*7" office:value-type="date" office:date-value="2023-03-20" calcext:value-type="date">
            <text:p>20/03/2023</text:p>
          </table:table-cell>
          <table:table-cell table:style-name="ce2" table:formula="of:=[.C65]+1*7" office:value-type="date" office:date-value="2023-03-26" calcext:value-type="date">
            <text:p>26/03/23</text:p>
          </table:table-cell>
          <table:table-cell office:value-type="string" calcext:value-type="string">
            <text:p>N</text:p>
          </table:table-cell>
          <table:table-cell table:formula="of:= WEEKNUM([.B66];2)" office:value-type="float" office:value="13" calcext:value-type="float">
            <text:p>13</text:p>
          </table:table-cell>
          <table:table-cell table:formula="of:=WEEKNUM(DATE(YEAR([.B66]);MONTH([.B66]);1);2)" office:value-type="float" office:value="10" calcext:value-type="float">
            <text:p>10</text:p>
          </table:table-cell>
          <table:table-cell table:formula="of:=[.E66]-[.F66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67];&quot;mmm_yyyyy&quot;); &quot;_WK_&quot;;[.G67])" office:value-type="string" office:string-value="Mar  2023_WK_5" calcext:value-type="string">
            <text:p>Mar <text:s/>2023_WK_5</text:p>
          </table:table-cell>
          <table:table-cell table:formula="of:=[.B66]+1*7" office:value-type="date" office:date-value="2023-03-27" calcext:value-type="date">
            <text:p>27/03/2023</text:p>
          </table:table-cell>
          <table:table-cell table:style-name="ce2" table:formula="of:=[.C66]+1*7" office:value-type="date" office:date-value="2023-04-02" calcext:value-type="date">
            <text:p>02/04/23</text:p>
          </table:table-cell>
          <table:table-cell office:value-type="string" calcext:value-type="string">
            <text:p>N</text:p>
          </table:table-cell>
          <table:table-cell table:formula="of:= WEEKNUM([.B67];2)" office:value-type="float" office:value="14" calcext:value-type="float">
            <text:p>14</text:p>
          </table:table-cell>
          <table:table-cell table:formula="of:=WEEKNUM(DATE(YEAR([.B67]);MONTH([.B67]);1);2)" office:value-type="float" office:value="10" calcext:value-type="float">
            <text:p>10</text:p>
          </table:table-cell>
          <table:table-cell table:formula="of:=[.E67]-[.F67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68];&quot;mmm_yyyyy&quot;); &quot;_WK_&quot;;[.G68])" office:value-type="string" office:string-value="Apr  2023_WK_2" calcext:value-type="string">
            <text:p>Apr <text:s/>2023_WK_2</text:p>
          </table:table-cell>
          <table:table-cell table:formula="of:=[.B67]+1*7" office:value-type="date" office:date-value="2023-04-03" calcext:value-type="date">
            <text:p>03/04/2023</text:p>
          </table:table-cell>
          <table:table-cell table:style-name="ce2" table:formula="of:=[.C67]+1*7" office:value-type="date" office:date-value="2023-04-09" calcext:value-type="date">
            <text:p>09/04/23</text:p>
          </table:table-cell>
          <table:table-cell office:value-type="string" calcext:value-type="string">
            <text:p>N</text:p>
          </table:table-cell>
          <table:table-cell table:formula="of:= WEEKNUM([.B68];2)" office:value-type="float" office:value="15" calcext:value-type="float">
            <text:p>15</text:p>
          </table:table-cell>
          <table:table-cell table:formula="of:=WEEKNUM(DATE(YEAR([.B68]);MONTH([.B68]);1);2)" office:value-type="float" office:value="14" calcext:value-type="float">
            <text:p>14</text:p>
          </table:table-cell>
          <table:table-cell table:formula="of:=[.E68]-[.F68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69];&quot;mmm_yyyyy&quot;); &quot;_WK_&quot;;[.G69])" office:value-type="string" office:string-value="Apr  2023_WK_3" calcext:value-type="string">
            <text:p>Apr <text:s/>2023_WK_3</text:p>
          </table:table-cell>
          <table:table-cell table:formula="of:=[.B68]+1*7" office:value-type="date" office:date-value="2023-04-10" calcext:value-type="date">
            <text:p>10/04/2023</text:p>
          </table:table-cell>
          <table:table-cell table:style-name="ce2" table:formula="of:=[.C68]+1*7" office:value-type="date" office:date-value="2023-04-16" calcext:value-type="date">
            <text:p>16/04/23</text:p>
          </table:table-cell>
          <table:table-cell office:value-type="string" calcext:value-type="string">
            <text:p>N</text:p>
          </table:table-cell>
          <table:table-cell table:formula="of:= WEEKNUM([.B69];2)" office:value-type="float" office:value="16" calcext:value-type="float">
            <text:p>16</text:p>
          </table:table-cell>
          <table:table-cell table:formula="of:=WEEKNUM(DATE(YEAR([.B69]);MONTH([.B69]);1);2)" office:value-type="float" office:value="14" calcext:value-type="float">
            <text:p>14</text:p>
          </table:table-cell>
          <table:table-cell table:formula="of:=[.E69]-[.F69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70];&quot;mmm_yyyyy&quot;); &quot;_WK_&quot;;[.G70])" office:value-type="string" office:string-value="Apr  2023_WK_4" calcext:value-type="string">
            <text:p>Apr <text:s/>2023_WK_4</text:p>
          </table:table-cell>
          <table:table-cell table:formula="of:=[.B69]+1*7" office:value-type="date" office:date-value="2023-04-17" calcext:value-type="date">
            <text:p>17/04/2023</text:p>
          </table:table-cell>
          <table:table-cell table:style-name="ce2" table:formula="of:=[.C69]+1*7" office:value-type="date" office:date-value="2023-04-23" calcext:value-type="date">
            <text:p>23/04/23</text:p>
          </table:table-cell>
          <table:table-cell office:value-type="string" calcext:value-type="string">
            <text:p>N</text:p>
          </table:table-cell>
          <table:table-cell table:formula="of:= WEEKNUM([.B70];2)" office:value-type="float" office:value="17" calcext:value-type="float">
            <text:p>17</text:p>
          </table:table-cell>
          <table:table-cell table:formula="of:=WEEKNUM(DATE(YEAR([.B70]);MONTH([.B70]);1);2)" office:value-type="float" office:value="14" calcext:value-type="float">
            <text:p>14</text:p>
          </table:table-cell>
          <table:table-cell table:formula="of:=[.E70]-[.F70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71];&quot;mmm_yyyyy&quot;); &quot;_WK_&quot;;[.G71])" office:value-type="string" office:string-value="Apr  2023_WK_5" calcext:value-type="string">
            <text:p>Apr <text:s/>2023_WK_5</text:p>
          </table:table-cell>
          <table:table-cell table:formula="of:=[.B70]+1*7" office:value-type="date" office:date-value="2023-04-24" calcext:value-type="date">
            <text:p>24/04/2023</text:p>
          </table:table-cell>
          <table:table-cell table:style-name="ce2" table:formula="of:=[.C70]+1*7" office:value-type="date" office:date-value="2023-04-30" calcext:value-type="date">
            <text:p>30/04/23</text:p>
          </table:table-cell>
          <table:table-cell office:value-type="string" calcext:value-type="string">
            <text:p>N</text:p>
          </table:table-cell>
          <table:table-cell table:formula="of:= WEEKNUM([.B71];2)" office:value-type="float" office:value="18" calcext:value-type="float">
            <text:p>18</text:p>
          </table:table-cell>
          <table:table-cell table:formula="of:=WEEKNUM(DATE(YEAR([.B71]);MONTH([.B71]);1);2)" office:value-type="float" office:value="14" calcext:value-type="float">
            <text:p>14</text:p>
          </table:table-cell>
          <table:table-cell table:formula="of:=[.E71]-[.F71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72];&quot;mmm_yyyyy&quot;); &quot;_WK_&quot;;[.G72])" office:value-type="string" office:string-value="May  2023_WK_1" calcext:value-type="string">
            <text:p>May <text:s/>2023_WK_1</text:p>
          </table:table-cell>
          <table:table-cell table:formula="of:=[.B71]+1*7" office:value-type="date" office:date-value="2023-05-01" calcext:value-type="date">
            <text:p>01/05/2023</text:p>
          </table:table-cell>
          <table:table-cell table:style-name="ce2" table:formula="of:=[.C71]+1*7" office:value-type="date" office:date-value="2023-05-07" calcext:value-type="date">
            <text:p>07/05/23</text:p>
          </table:table-cell>
          <table:table-cell office:value-type="string" calcext:value-type="string">
            <text:p>N</text:p>
          </table:table-cell>
          <table:table-cell table:formula="of:= WEEKNUM([.B72];2)" office:value-type="float" office:value="19" calcext:value-type="float">
            <text:p>19</text:p>
          </table:table-cell>
          <table:table-cell table:formula="of:=WEEKNUM(DATE(YEAR([.B72]);MONTH([.B72]);1);2)" office:value-type="float" office:value="19" calcext:value-type="float">
            <text:p>19</text:p>
          </table:table-cell>
          <table:table-cell table:formula="of:=[.E72]-[.F72]+1" office:value-type="float" office:value="1" calcext:value-type="float">
            <text:p>1</text:p>
          </table:table-cell>
        </table:table-row>
        <table:table-row table:style-name="ro1">
          <table:table-cell table:style-name="ce4" table:formula="of:=COM.MICROSOFT.CONCAT(TEXT([.B73];&quot;mmm_yyyyy&quot;); &quot;_WK_&quot;;[.G73])" office:value-type="string" office:string-value="May  2023_WK_2" calcext:value-type="string">
            <text:p>May <text:s/>2023_WK_2</text:p>
          </table:table-cell>
          <table:table-cell table:formula="of:=[.B72]+1*7" office:value-type="date" office:date-value="2023-05-08" calcext:value-type="date">
            <text:p>08/05/2023</text:p>
          </table:table-cell>
          <table:table-cell table:style-name="ce2" table:formula="of:=[.C72]+1*7" office:value-type="date" office:date-value="2023-05-14" calcext:value-type="date">
            <text:p>14/05/23</text:p>
          </table:table-cell>
          <table:table-cell office:value-type="string" calcext:value-type="string">
            <text:p>N</text:p>
          </table:table-cell>
          <table:table-cell table:formula="of:= WEEKNUM([.B73];2)" office:value-type="float" office:value="20" calcext:value-type="float">
            <text:p>20</text:p>
          </table:table-cell>
          <table:table-cell table:formula="of:=WEEKNUM(DATE(YEAR([.B73]);MONTH([.B73]);1);2)" office:value-type="float" office:value="19" calcext:value-type="float">
            <text:p>19</text:p>
          </table:table-cell>
          <table:table-cell table:formula="of:=[.E73]-[.F73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74];&quot;mmm_yyyyy&quot;); &quot;_WK_&quot;;[.G74])" office:value-type="string" office:string-value="May  2023_WK_3" calcext:value-type="string">
            <text:p>May <text:s/>2023_WK_3</text:p>
          </table:table-cell>
          <table:table-cell table:formula="of:=[.B73]+1*7" office:value-type="date" office:date-value="2023-05-15" calcext:value-type="date">
            <text:p>15/05/2023</text:p>
          </table:table-cell>
          <table:table-cell table:style-name="ce2" table:formula="of:=[.C73]+1*7" office:value-type="date" office:date-value="2023-05-21" calcext:value-type="date">
            <text:p>21/05/23</text:p>
          </table:table-cell>
          <table:table-cell office:value-type="string" calcext:value-type="string">
            <text:p>N</text:p>
          </table:table-cell>
          <table:table-cell table:formula="of:= WEEKNUM([.B74];2)" office:value-type="float" office:value="21" calcext:value-type="float">
            <text:p>21</text:p>
          </table:table-cell>
          <table:table-cell table:formula="of:=WEEKNUM(DATE(YEAR([.B74]);MONTH([.B74]);1);2)" office:value-type="float" office:value="19" calcext:value-type="float">
            <text:p>19</text:p>
          </table:table-cell>
          <table:table-cell table:formula="of:=[.E74]-[.F74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75];&quot;mmm_yyyyy&quot;); &quot;_WK_&quot;;[.G75])" office:value-type="string" office:string-value="May  2023_WK_4" calcext:value-type="string">
            <text:p>May <text:s/>2023_WK_4</text:p>
          </table:table-cell>
          <table:table-cell table:formula="of:=[.B74]+1*7" office:value-type="date" office:date-value="2023-05-22" calcext:value-type="date">
            <text:p>22/05/2023</text:p>
          </table:table-cell>
          <table:table-cell table:style-name="ce2" table:formula="of:=[.C74]+1*7" office:value-type="date" office:date-value="2023-05-28" calcext:value-type="date">
            <text:p>28/05/23</text:p>
          </table:table-cell>
          <table:table-cell office:value-type="string" calcext:value-type="string">
            <text:p>N</text:p>
          </table:table-cell>
          <table:table-cell table:formula="of:= WEEKNUM([.B75];2)" office:value-type="float" office:value="22" calcext:value-type="float">
            <text:p>22</text:p>
          </table:table-cell>
          <table:table-cell table:formula="of:=WEEKNUM(DATE(YEAR([.B75]);MONTH([.B75]);1);2)" office:value-type="float" office:value="19" calcext:value-type="float">
            <text:p>19</text:p>
          </table:table-cell>
          <table:table-cell table:formula="of:=[.E75]-[.F75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76];&quot;mmm_yyyyy&quot;); &quot;_WK_&quot;;[.G76])" office:value-type="string" office:string-value="May  2023_WK_5" calcext:value-type="string">
            <text:p>May <text:s/>2023_WK_5</text:p>
          </table:table-cell>
          <table:table-cell table:formula="of:=[.B75]+1*7" office:value-type="date" office:date-value="2023-05-29" calcext:value-type="date">
            <text:p>29/05/2023</text:p>
          </table:table-cell>
          <table:table-cell table:style-name="ce2" table:formula="of:=[.C75]+1*7" office:value-type="date" office:date-value="2023-06-04" calcext:value-type="date">
            <text:p>04/06/23</text:p>
          </table:table-cell>
          <table:table-cell office:value-type="string" calcext:value-type="string">
            <text:p>N</text:p>
          </table:table-cell>
          <table:table-cell table:formula="of:= WEEKNUM([.B76];2)" office:value-type="float" office:value="23" calcext:value-type="float">
            <text:p>23</text:p>
          </table:table-cell>
          <table:table-cell table:formula="of:=WEEKNUM(DATE(YEAR([.B76]);MONTH([.B76]);1);2)" office:value-type="float" office:value="19" calcext:value-type="float">
            <text:p>19</text:p>
          </table:table-cell>
          <table:table-cell table:formula="of:=[.E76]-[.F76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77];&quot;mmm_yyyyy&quot;); &quot;_WK_&quot;;[.G77])" office:value-type="string" office:string-value="Jun  2023_WK_2" calcext:value-type="string">
            <text:p>Jun <text:s/>2023_WK_2</text:p>
          </table:table-cell>
          <table:table-cell table:formula="of:=[.B76]+1*7" office:value-type="date" office:date-value="2023-06-05" calcext:value-type="date">
            <text:p>05/06/2023</text:p>
          </table:table-cell>
          <table:table-cell table:style-name="ce2" table:formula="of:=[.C76]+1*7" office:value-type="date" office:date-value="2023-06-11" calcext:value-type="date">
            <text:p>11/06/23</text:p>
          </table:table-cell>
          <table:table-cell office:value-type="string" calcext:value-type="string">
            <text:p>N</text:p>
          </table:table-cell>
          <table:table-cell table:formula="of:= WEEKNUM([.B77];2)" office:value-type="float" office:value="24" calcext:value-type="float">
            <text:p>24</text:p>
          </table:table-cell>
          <table:table-cell table:formula="of:=WEEKNUM(DATE(YEAR([.B77]);MONTH([.B77]);1);2)" office:value-type="float" office:value="23" calcext:value-type="float">
            <text:p>23</text:p>
          </table:table-cell>
          <table:table-cell table:formula="of:=[.E77]-[.F77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78];&quot;mmm_yyyyy&quot;); &quot;_WK_&quot;;[.G78])" office:value-type="string" office:string-value="Jun  2023_WK_3" calcext:value-type="string">
            <text:p>Jun <text:s/>2023_WK_3</text:p>
          </table:table-cell>
          <table:table-cell table:formula="of:=[.B77]+1*7" office:value-type="date" office:date-value="2023-06-12" calcext:value-type="date">
            <text:p>12/06/2023</text:p>
          </table:table-cell>
          <table:table-cell table:style-name="ce2" table:formula="of:=[.C77]+1*7" office:value-type="date" office:date-value="2023-06-18" calcext:value-type="date">
            <text:p>18/06/23</text:p>
          </table:table-cell>
          <table:table-cell office:value-type="string" calcext:value-type="string">
            <text:p>N</text:p>
          </table:table-cell>
          <table:table-cell table:formula="of:= WEEKNUM([.B78];2)" office:value-type="float" office:value="25" calcext:value-type="float">
            <text:p>25</text:p>
          </table:table-cell>
          <table:table-cell table:formula="of:=WEEKNUM(DATE(YEAR([.B78]);MONTH([.B78]);1);2)" office:value-type="float" office:value="23" calcext:value-type="float">
            <text:p>23</text:p>
          </table:table-cell>
          <table:table-cell table:formula="of:=[.E78]-[.F78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79];&quot;mmm_yyyyy&quot;); &quot;_WK_&quot;;[.G79])" office:value-type="string" office:string-value="Jun  2023_WK_4" calcext:value-type="string">
            <text:p>Jun <text:s/>2023_WK_4</text:p>
          </table:table-cell>
          <table:table-cell table:formula="of:=[.B78]+1*7" office:value-type="date" office:date-value="2023-06-19" calcext:value-type="date">
            <text:p>19/06/2023</text:p>
          </table:table-cell>
          <table:table-cell table:style-name="ce2" table:formula="of:=[.C78]+1*7" office:value-type="date" office:date-value="2023-06-25" calcext:value-type="date">
            <text:p>25/06/23</text:p>
          </table:table-cell>
          <table:table-cell office:value-type="string" calcext:value-type="string">
            <text:p>N</text:p>
          </table:table-cell>
          <table:table-cell table:formula="of:= WEEKNUM([.B79];2)" office:value-type="float" office:value="26" calcext:value-type="float">
            <text:p>26</text:p>
          </table:table-cell>
          <table:table-cell table:formula="of:=WEEKNUM(DATE(YEAR([.B79]);MONTH([.B79]);1);2)" office:value-type="float" office:value="23" calcext:value-type="float">
            <text:p>23</text:p>
          </table:table-cell>
          <table:table-cell table:formula="of:=[.E79]-[.F79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80];&quot;mmm_yyyyy&quot;); &quot;_WK_&quot;;[.G80])" office:value-type="string" office:string-value="Jun  2023_WK_5" calcext:value-type="string">
            <text:p>Jun <text:s/>2023_WK_5</text:p>
          </table:table-cell>
          <table:table-cell table:formula="of:=[.B79]+1*7" office:value-type="date" office:date-value="2023-06-26" calcext:value-type="date">
            <text:p>26/06/2023</text:p>
          </table:table-cell>
          <table:table-cell table:style-name="ce2" table:formula="of:=[.C79]+1*7" office:value-type="date" office:date-value="2023-07-02" calcext:value-type="date">
            <text:p>02/07/23</text:p>
          </table:table-cell>
          <table:table-cell office:value-type="string" calcext:value-type="string">
            <text:p>N</text:p>
          </table:table-cell>
          <table:table-cell table:formula="of:= WEEKNUM([.B80];2)" office:value-type="float" office:value="27" calcext:value-type="float">
            <text:p>27</text:p>
          </table:table-cell>
          <table:table-cell table:formula="of:=WEEKNUM(DATE(YEAR([.B80]);MONTH([.B80]);1);2)" office:value-type="float" office:value="23" calcext:value-type="float">
            <text:p>23</text:p>
          </table:table-cell>
          <table:table-cell table:formula="of:=[.E80]-[.F80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81];&quot;mmm_yyyyy&quot;); &quot;_WK_&quot;;[.G81])" office:value-type="string" office:string-value="Jul  2023_WK_2" calcext:value-type="string">
            <text:p>Jul <text:s/>2023_WK_2</text:p>
          </table:table-cell>
          <table:table-cell table:formula="of:=[.B80]+1*7" office:value-type="date" office:date-value="2023-07-03" calcext:value-type="date">
            <text:p>03/07/2023</text:p>
          </table:table-cell>
          <table:table-cell table:style-name="ce2" table:formula="of:=[.C80]+1*7" office:value-type="date" office:date-value="2023-07-09" calcext:value-type="date">
            <text:p>09/07/23</text:p>
          </table:table-cell>
          <table:table-cell office:value-type="string" calcext:value-type="string">
            <text:p>N</text:p>
          </table:table-cell>
          <table:table-cell table:formula="of:= WEEKNUM([.B81];2)" office:value-type="float" office:value="28" calcext:value-type="float">
            <text:p>28</text:p>
          </table:table-cell>
          <table:table-cell table:formula="of:=WEEKNUM(DATE(YEAR([.B81]);MONTH([.B81]);1);2)" office:value-type="float" office:value="27" calcext:value-type="float">
            <text:p>27</text:p>
          </table:table-cell>
          <table:table-cell table:formula="of:=[.E81]-[.F81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82];&quot;mmm_yyyyy&quot;); &quot;_WK_&quot;;[.G82])" office:value-type="string" office:string-value="Jul  2023_WK_3" calcext:value-type="string">
            <text:p>Jul <text:s/>2023_WK_3</text:p>
          </table:table-cell>
          <table:table-cell table:formula="of:=[.B81]+1*7" office:value-type="date" office:date-value="2023-07-10" calcext:value-type="date">
            <text:p>10/07/2023</text:p>
          </table:table-cell>
          <table:table-cell table:style-name="ce2" table:formula="of:=[.C81]+1*7" office:value-type="date" office:date-value="2023-07-16" calcext:value-type="date">
            <text:p>16/07/23</text:p>
          </table:table-cell>
          <table:table-cell office:value-type="string" calcext:value-type="string">
            <text:p>N</text:p>
          </table:table-cell>
          <table:table-cell table:formula="of:= WEEKNUM([.B82];2)" office:value-type="float" office:value="29" calcext:value-type="float">
            <text:p>29</text:p>
          </table:table-cell>
          <table:table-cell table:formula="of:=WEEKNUM(DATE(YEAR([.B82]);MONTH([.B82]);1);2)" office:value-type="float" office:value="27" calcext:value-type="float">
            <text:p>27</text:p>
          </table:table-cell>
          <table:table-cell table:formula="of:=[.E82]-[.F82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83];&quot;mmm_yyyyy&quot;); &quot;_WK_&quot;;[.G83])" office:value-type="string" office:string-value="Jul  2023_WK_4" calcext:value-type="string">
            <text:p>Jul <text:s/>2023_WK_4</text:p>
          </table:table-cell>
          <table:table-cell table:formula="of:=[.B82]+1*7" office:value-type="date" office:date-value="2023-07-17" calcext:value-type="date">
            <text:p>17/07/2023</text:p>
          </table:table-cell>
          <table:table-cell table:style-name="ce2" table:formula="of:=[.C82]+1*7" office:value-type="date" office:date-value="2023-07-23" calcext:value-type="date">
            <text:p>23/07/23</text:p>
          </table:table-cell>
          <table:table-cell office:value-type="string" calcext:value-type="string">
            <text:p>N</text:p>
          </table:table-cell>
          <table:table-cell table:formula="of:= WEEKNUM([.B83];2)" office:value-type="float" office:value="30" calcext:value-type="float">
            <text:p>30</text:p>
          </table:table-cell>
          <table:table-cell table:formula="of:=WEEKNUM(DATE(YEAR([.B83]);MONTH([.B83]);1);2)" office:value-type="float" office:value="27" calcext:value-type="float">
            <text:p>27</text:p>
          </table:table-cell>
          <table:table-cell table:formula="of:=[.E83]-[.F83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84];&quot;mmm_yyyyy&quot;); &quot;_WK_&quot;;[.G84])" office:value-type="string" office:string-value="Jul  2023_WK_5" calcext:value-type="string">
            <text:p>Jul <text:s/>2023_WK_5</text:p>
          </table:table-cell>
          <table:table-cell table:formula="of:=[.B83]+1*7" office:value-type="date" office:date-value="2023-07-24" calcext:value-type="date">
            <text:p>24/07/2023</text:p>
          </table:table-cell>
          <table:table-cell table:style-name="ce2" table:formula="of:=[.C83]+1*7" office:value-type="date" office:date-value="2023-07-30" calcext:value-type="date">
            <text:p>30/07/23</text:p>
          </table:table-cell>
          <table:table-cell office:value-type="string" calcext:value-type="string">
            <text:p>N</text:p>
          </table:table-cell>
          <table:table-cell table:formula="of:= WEEKNUM([.B84];2)" office:value-type="float" office:value="31" calcext:value-type="float">
            <text:p>31</text:p>
          </table:table-cell>
          <table:table-cell table:formula="of:=WEEKNUM(DATE(YEAR([.B84]);MONTH([.B84]);1);2)" office:value-type="float" office:value="27" calcext:value-type="float">
            <text:p>27</text:p>
          </table:table-cell>
          <table:table-cell table:formula="of:=[.E84]-[.F84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85];&quot;mmm_yyyyy&quot;); &quot;_WK_&quot;;[.G85])" office:value-type="string" office:string-value="Jul  2023_WK_6" calcext:value-type="string">
            <text:p>Jul <text:s/>2023_WK_6</text:p>
          </table:table-cell>
          <table:table-cell table:formula="of:=[.B84]+1*7" office:value-type="date" office:date-value="2023-07-31" calcext:value-type="date">
            <text:p>31/07/2023</text:p>
          </table:table-cell>
          <table:table-cell table:style-name="ce2" table:formula="of:=[.C84]+1*7" office:value-type="date" office:date-value="2023-08-06" calcext:value-type="date">
            <text:p>06/08/23</text:p>
          </table:table-cell>
          <table:table-cell office:value-type="string" calcext:value-type="string">
            <text:p>N</text:p>
          </table:table-cell>
          <table:table-cell table:formula="of:= WEEKNUM([.B85];2)" office:value-type="float" office:value="32" calcext:value-type="float">
            <text:p>32</text:p>
          </table:table-cell>
          <table:table-cell table:formula="of:=WEEKNUM(DATE(YEAR([.B85]);MONTH([.B85]);1);2)" office:value-type="float" office:value="27" calcext:value-type="float">
            <text:p>27</text:p>
          </table:table-cell>
          <table:table-cell table:formula="of:=[.E85]-[.F85]+1" office:value-type="float" office:value="6" calcext:value-type="float">
            <text:p>6</text:p>
          </table:table-cell>
        </table:table-row>
        <table:table-row table:style-name="ro1">
          <table:table-cell table:style-name="ce4" table:formula="of:=COM.MICROSOFT.CONCAT(TEXT([.B86];&quot;mmm_yyyyy&quot;); &quot;_WK_&quot;;[.G86])" office:value-type="string" office:string-value="Aug  2023_WK_2" calcext:value-type="string">
            <text:p>Aug <text:s/>2023_WK_2</text:p>
          </table:table-cell>
          <table:table-cell table:formula="of:=[.B85]+1*7" office:value-type="date" office:date-value="2023-08-07" calcext:value-type="date">
            <text:p>07/08/2023</text:p>
          </table:table-cell>
          <table:table-cell table:style-name="ce2" table:formula="of:=[.C85]+1*7" office:value-type="date" office:date-value="2023-08-13" calcext:value-type="date">
            <text:p>13/08/23</text:p>
          </table:table-cell>
          <table:table-cell office:value-type="string" calcext:value-type="string">
            <text:p>N</text:p>
          </table:table-cell>
          <table:table-cell table:formula="of:= WEEKNUM([.B86];2)" office:value-type="float" office:value="33" calcext:value-type="float">
            <text:p>33</text:p>
          </table:table-cell>
          <table:table-cell table:formula="of:=WEEKNUM(DATE(YEAR([.B86]);MONTH([.B86]);1);2)" office:value-type="float" office:value="32" calcext:value-type="float">
            <text:p>32</text:p>
          </table:table-cell>
          <table:table-cell table:formula="of:=[.E86]-[.F86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87];&quot;mmm_yyyyy&quot;); &quot;_WK_&quot;;[.G87])" office:value-type="string" office:string-value="Aug  2023_WK_3" calcext:value-type="string">
            <text:p>Aug <text:s/>2023_WK_3</text:p>
          </table:table-cell>
          <table:table-cell table:formula="of:=[.B86]+1*7" office:value-type="date" office:date-value="2023-08-14" calcext:value-type="date">
            <text:p>14/08/2023</text:p>
          </table:table-cell>
          <table:table-cell table:style-name="ce2" table:formula="of:=[.C86]+1*7" office:value-type="date" office:date-value="2023-08-20" calcext:value-type="date">
            <text:p>20/08/23</text:p>
          </table:table-cell>
          <table:table-cell office:value-type="string" calcext:value-type="string">
            <text:p>N</text:p>
          </table:table-cell>
          <table:table-cell table:formula="of:= WEEKNUM([.B87];2)" office:value-type="float" office:value="34" calcext:value-type="float">
            <text:p>34</text:p>
          </table:table-cell>
          <table:table-cell table:formula="of:=WEEKNUM(DATE(YEAR([.B87]);MONTH([.B87]);1);2)" office:value-type="float" office:value="32" calcext:value-type="float">
            <text:p>32</text:p>
          </table:table-cell>
          <table:table-cell table:formula="of:=[.E87]-[.F87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88];&quot;mmm_yyyyy&quot;); &quot;_WK_&quot;;[.G88])" office:value-type="string" office:string-value="Aug  2023_WK_4" calcext:value-type="string">
            <text:p>Aug <text:s/>2023_WK_4</text:p>
          </table:table-cell>
          <table:table-cell table:formula="of:=[.B87]+1*7" office:value-type="date" office:date-value="2023-08-21" calcext:value-type="date">
            <text:p>21/08/2023</text:p>
          </table:table-cell>
          <table:table-cell table:style-name="ce2" table:formula="of:=[.C87]+1*7" office:value-type="date" office:date-value="2023-08-27" calcext:value-type="date">
            <text:p>27/08/23</text:p>
          </table:table-cell>
          <table:table-cell office:value-type="string" calcext:value-type="string">
            <text:p>N</text:p>
          </table:table-cell>
          <table:table-cell table:formula="of:= WEEKNUM([.B88];2)" office:value-type="float" office:value="35" calcext:value-type="float">
            <text:p>35</text:p>
          </table:table-cell>
          <table:table-cell table:formula="of:=WEEKNUM(DATE(YEAR([.B88]);MONTH([.B88]);1);2)" office:value-type="float" office:value="32" calcext:value-type="float">
            <text:p>32</text:p>
          </table:table-cell>
          <table:table-cell table:formula="of:=[.E88]-[.F88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89];&quot;mmm_yyyyy&quot;); &quot;_WK_&quot;;[.G89])" office:value-type="string" office:string-value="Aug  2023_WK_5" calcext:value-type="string">
            <text:p>Aug <text:s/>2023_WK_5</text:p>
          </table:table-cell>
          <table:table-cell table:formula="of:=[.B88]+1*7" office:value-type="date" office:date-value="2023-08-28" calcext:value-type="date">
            <text:p>28/08/2023</text:p>
          </table:table-cell>
          <table:table-cell table:style-name="ce2" table:formula="of:=[.C88]+1*7" office:value-type="date" office:date-value="2023-09-03" calcext:value-type="date">
            <text:p>03/09/23</text:p>
          </table:table-cell>
          <table:table-cell office:value-type="string" calcext:value-type="string">
            <text:p>N</text:p>
          </table:table-cell>
          <table:table-cell table:formula="of:= WEEKNUM([.B89];2)" office:value-type="float" office:value="36" calcext:value-type="float">
            <text:p>36</text:p>
          </table:table-cell>
          <table:table-cell table:formula="of:=WEEKNUM(DATE(YEAR([.B89]);MONTH([.B89]);1);2)" office:value-type="float" office:value="32" calcext:value-type="float">
            <text:p>32</text:p>
          </table:table-cell>
          <table:table-cell table:formula="of:=[.E89]-[.F89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90];&quot;mmm_yyyyy&quot;); &quot;_WK_&quot;;[.G90])" office:value-type="string" office:string-value="Sep  2023_WK_2" calcext:value-type="string">
            <text:p>Sep <text:s/>2023_WK_2</text:p>
          </table:table-cell>
          <table:table-cell table:formula="of:=[.B89]+1*7" office:value-type="date" office:date-value="2023-09-04" calcext:value-type="date">
            <text:p>04/09/2023</text:p>
          </table:table-cell>
          <table:table-cell table:style-name="ce2" table:formula="of:=[.C89]+1*7" office:value-type="date" office:date-value="2023-09-10" calcext:value-type="date">
            <text:p>10/09/23</text:p>
          </table:table-cell>
          <table:table-cell office:value-type="string" calcext:value-type="string">
            <text:p>N</text:p>
          </table:table-cell>
          <table:table-cell table:formula="of:= WEEKNUM([.B90];2)" office:value-type="float" office:value="37" calcext:value-type="float">
            <text:p>37</text:p>
          </table:table-cell>
          <table:table-cell table:formula="of:=WEEKNUM(DATE(YEAR([.B90]);MONTH([.B90]);1);2)" office:value-type="float" office:value="36" calcext:value-type="float">
            <text:p>36</text:p>
          </table:table-cell>
          <table:table-cell table:formula="of:=[.E90]-[.F90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91];&quot;mmm_yyyyy&quot;); &quot;_WK_&quot;;[.G91])" office:value-type="string" office:string-value="Sep  2023_WK_3" calcext:value-type="string">
            <text:p>Sep <text:s/>2023_WK_3</text:p>
          </table:table-cell>
          <table:table-cell table:formula="of:=[.B90]+1*7" office:value-type="date" office:date-value="2023-09-11" calcext:value-type="date">
            <text:p>11/09/2023</text:p>
          </table:table-cell>
          <table:table-cell table:style-name="ce2" table:formula="of:=[.C90]+1*7" office:value-type="date" office:date-value="2023-09-17" calcext:value-type="date">
            <text:p>17/09/23</text:p>
          </table:table-cell>
          <table:table-cell office:value-type="string" calcext:value-type="string">
            <text:p>N</text:p>
          </table:table-cell>
          <table:table-cell table:formula="of:= WEEKNUM([.B91];2)" office:value-type="float" office:value="38" calcext:value-type="float">
            <text:p>38</text:p>
          </table:table-cell>
          <table:table-cell table:formula="of:=WEEKNUM(DATE(YEAR([.B91]);MONTH([.B91]);1);2)" office:value-type="float" office:value="36" calcext:value-type="float">
            <text:p>36</text:p>
          </table:table-cell>
          <table:table-cell table:formula="of:=[.E91]-[.F91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92];&quot;mmm_yyyyy&quot;); &quot;_WK_&quot;;[.G92])" office:value-type="string" office:string-value="Sep  2023_WK_4" calcext:value-type="string">
            <text:p>Sep <text:s/>2023_WK_4</text:p>
          </table:table-cell>
          <table:table-cell table:formula="of:=[.B91]+1*7" office:value-type="date" office:date-value="2023-09-18" calcext:value-type="date">
            <text:p>18/09/2023</text:p>
          </table:table-cell>
          <table:table-cell table:style-name="ce2" table:formula="of:=[.C91]+1*7" office:value-type="date" office:date-value="2023-09-24" calcext:value-type="date">
            <text:p>24/09/23</text:p>
          </table:table-cell>
          <table:table-cell office:value-type="string" calcext:value-type="string">
            <text:p>N</text:p>
          </table:table-cell>
          <table:table-cell table:formula="of:= WEEKNUM([.B92];2)" office:value-type="float" office:value="39" calcext:value-type="float">
            <text:p>39</text:p>
          </table:table-cell>
          <table:table-cell table:formula="of:=WEEKNUM(DATE(YEAR([.B92]);MONTH([.B92]);1);2)" office:value-type="float" office:value="36" calcext:value-type="float">
            <text:p>36</text:p>
          </table:table-cell>
          <table:table-cell table:formula="of:=[.E92]-[.F92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93];&quot;mmm_yyyyy&quot;); &quot;_WK_&quot;;[.G93])" office:value-type="string" office:string-value="Sep  2023_WK_5" calcext:value-type="string">
            <text:p>Sep <text:s/>2023_WK_5</text:p>
          </table:table-cell>
          <table:table-cell table:formula="of:=[.B92]+1*7" office:value-type="date" office:date-value="2023-09-25" calcext:value-type="date">
            <text:p>25/09/2023</text:p>
          </table:table-cell>
          <table:table-cell table:style-name="ce2" table:formula="of:=[.C92]+1*7" office:value-type="date" office:date-value="2023-10-01" calcext:value-type="date">
            <text:p>01/10/23</text:p>
          </table:table-cell>
          <table:table-cell office:value-type="string" calcext:value-type="string">
            <text:p>N</text:p>
          </table:table-cell>
          <table:table-cell table:formula="of:= WEEKNUM([.B93];2)" office:value-type="float" office:value="40" calcext:value-type="float">
            <text:p>40</text:p>
          </table:table-cell>
          <table:table-cell table:formula="of:=WEEKNUM(DATE(YEAR([.B93]);MONTH([.B93]);1);2)" office:value-type="float" office:value="36" calcext:value-type="float">
            <text:p>36</text:p>
          </table:table-cell>
          <table:table-cell table:formula="of:=[.E93]-[.F93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94];&quot;mmm_yyyyy&quot;); &quot;_WK_&quot;;[.G94])" office:value-type="string" office:string-value="Oct  2023_WK_2" calcext:value-type="string">
            <text:p>Oct <text:s/>2023_WK_2</text:p>
          </table:table-cell>
          <table:table-cell table:formula="of:=[.B93]+1*7" office:value-type="date" office:date-value="2023-10-02" calcext:value-type="date">
            <text:p>02/10/2023</text:p>
          </table:table-cell>
          <table:table-cell table:style-name="ce2" table:formula="of:=[.C93]+1*7" office:value-type="date" office:date-value="2023-10-08" calcext:value-type="date">
            <text:p>08/10/23</text:p>
          </table:table-cell>
          <table:table-cell office:value-type="string" calcext:value-type="string">
            <text:p>N</text:p>
          </table:table-cell>
          <table:table-cell table:formula="of:= WEEKNUM([.B94];2)" office:value-type="float" office:value="41" calcext:value-type="float">
            <text:p>41</text:p>
          </table:table-cell>
          <table:table-cell table:formula="of:=WEEKNUM(DATE(YEAR([.B94]);MONTH([.B94]);1);2)" office:value-type="float" office:value="40" calcext:value-type="float">
            <text:p>40</text:p>
          </table:table-cell>
          <table:table-cell table:formula="of:=[.E94]-[.F94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95];&quot;mmm_yyyyy&quot;); &quot;_WK_&quot;;[.G95])" office:value-type="string" office:string-value="Oct  2023_WK_3" calcext:value-type="string">
            <text:p>Oct <text:s/>2023_WK_3</text:p>
          </table:table-cell>
          <table:table-cell table:formula="of:=[.B94]+1*7" office:value-type="date" office:date-value="2023-10-09" calcext:value-type="date">
            <text:p>09/10/2023</text:p>
          </table:table-cell>
          <table:table-cell table:style-name="ce2" table:formula="of:=[.C94]+1*7" office:value-type="date" office:date-value="2023-10-15" calcext:value-type="date">
            <text:p>15/10/23</text:p>
          </table:table-cell>
          <table:table-cell office:value-type="string" calcext:value-type="string">
            <text:p>N</text:p>
          </table:table-cell>
          <table:table-cell table:formula="of:= WEEKNUM([.B95];2)" office:value-type="float" office:value="42" calcext:value-type="float">
            <text:p>42</text:p>
          </table:table-cell>
          <table:table-cell table:formula="of:=WEEKNUM(DATE(YEAR([.B95]);MONTH([.B95]);1);2)" office:value-type="float" office:value="40" calcext:value-type="float">
            <text:p>40</text:p>
          </table:table-cell>
          <table:table-cell table:formula="of:=[.E95]-[.F95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96];&quot;mmm_yyyyy&quot;); &quot;_WK_&quot;;[.G96])" office:value-type="string" office:string-value="Oct  2023_WK_4" calcext:value-type="string">
            <text:p>Oct <text:s/>2023_WK_4</text:p>
          </table:table-cell>
          <table:table-cell table:formula="of:=[.B95]+1*7" office:value-type="date" office:date-value="2023-10-16" calcext:value-type="date">
            <text:p>16/10/2023</text:p>
          </table:table-cell>
          <table:table-cell table:style-name="ce2" table:formula="of:=[.C95]+1*7" office:value-type="date" office:date-value="2023-10-22" calcext:value-type="date">
            <text:p>22/10/23</text:p>
          </table:table-cell>
          <table:table-cell office:value-type="string" calcext:value-type="string">
            <text:p>N</text:p>
          </table:table-cell>
          <table:table-cell table:formula="of:= WEEKNUM([.B96];2)" office:value-type="float" office:value="43" calcext:value-type="float">
            <text:p>43</text:p>
          </table:table-cell>
          <table:table-cell table:formula="of:=WEEKNUM(DATE(YEAR([.B96]);MONTH([.B96]);1);2)" office:value-type="float" office:value="40" calcext:value-type="float">
            <text:p>40</text:p>
          </table:table-cell>
          <table:table-cell table:formula="of:=[.E96]-[.F96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97];&quot;mmm_yyyyy&quot;); &quot;_WK_&quot;;[.G97])" office:value-type="string" office:string-value="Oct  2023_WK_5" calcext:value-type="string">
            <text:p>Oct <text:s/>2023_WK_5</text:p>
          </table:table-cell>
          <table:table-cell table:formula="of:=[.B96]+1*7" office:value-type="date" office:date-value="2023-10-23" calcext:value-type="date">
            <text:p>23/10/2023</text:p>
          </table:table-cell>
          <table:table-cell table:style-name="ce2" table:formula="of:=[.C96]+1*7" office:value-type="date" office:date-value="2023-10-29" calcext:value-type="date">
            <text:p>29/10/23</text:p>
          </table:table-cell>
          <table:table-cell office:value-type="string" calcext:value-type="string">
            <text:p>N</text:p>
          </table:table-cell>
          <table:table-cell table:formula="of:= WEEKNUM([.B97];2)" office:value-type="float" office:value="44" calcext:value-type="float">
            <text:p>44</text:p>
          </table:table-cell>
          <table:table-cell table:formula="of:=WEEKNUM(DATE(YEAR([.B97]);MONTH([.B97]);1);2)" office:value-type="float" office:value="40" calcext:value-type="float">
            <text:p>40</text:p>
          </table:table-cell>
          <table:table-cell table:formula="of:=[.E97]-[.F97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98];&quot;mmm_yyyyy&quot;); &quot;_WK_&quot;;[.G98])" office:value-type="string" office:string-value="Oct  2023_WK_6" calcext:value-type="string">
            <text:p>Oct <text:s/>2023_WK_6</text:p>
          </table:table-cell>
          <table:table-cell table:formula="of:=[.B97]+1*7" office:value-type="date" office:date-value="2023-10-30" calcext:value-type="date">
            <text:p>30/10/2023</text:p>
          </table:table-cell>
          <table:table-cell table:style-name="ce2" table:formula="of:=[.C97]+1*7" office:value-type="date" office:date-value="2023-11-05" calcext:value-type="date">
            <text:p>05/11/23</text:p>
          </table:table-cell>
          <table:table-cell office:value-type="string" calcext:value-type="string">
            <text:p>N</text:p>
          </table:table-cell>
          <table:table-cell table:formula="of:= WEEKNUM([.B98];2)" office:value-type="float" office:value="45" calcext:value-type="float">
            <text:p>45</text:p>
          </table:table-cell>
          <table:table-cell table:formula="of:=WEEKNUM(DATE(YEAR([.B98]);MONTH([.B98]);1);2)" office:value-type="float" office:value="40" calcext:value-type="float">
            <text:p>40</text:p>
          </table:table-cell>
          <table:table-cell table:formula="of:=[.E98]-[.F98]+1" office:value-type="float" office:value="6" calcext:value-type="float">
            <text:p>6</text:p>
          </table:table-cell>
        </table:table-row>
        <table:table-row table:style-name="ro1">
          <table:table-cell table:style-name="ce4" table:formula="of:=COM.MICROSOFT.CONCAT(TEXT([.B99];&quot;mmm_yyyyy&quot;); &quot;_WK_&quot;;[.G99])" office:value-type="string" office:string-value="Nov  2023_WK_2" calcext:value-type="string">
            <text:p>Nov <text:s/>2023_WK_2</text:p>
          </table:table-cell>
          <table:table-cell table:formula="of:=[.B98]+1*7" office:value-type="date" office:date-value="2023-11-06" calcext:value-type="date">
            <text:p>06/11/2023</text:p>
          </table:table-cell>
          <table:table-cell table:style-name="ce2" table:formula="of:=[.C98]+1*7" office:value-type="date" office:date-value="2023-11-12" calcext:value-type="date">
            <text:p>12/11/23</text:p>
          </table:table-cell>
          <table:table-cell office:value-type="string" calcext:value-type="string">
            <text:p>N</text:p>
          </table:table-cell>
          <table:table-cell table:formula="of:= WEEKNUM([.B99];2)" office:value-type="float" office:value="46" calcext:value-type="float">
            <text:p>46</text:p>
          </table:table-cell>
          <table:table-cell table:formula="of:=WEEKNUM(DATE(YEAR([.B99]);MONTH([.B99]);1);2)" office:value-type="float" office:value="45" calcext:value-type="float">
            <text:p>45</text:p>
          </table:table-cell>
          <table:table-cell table:formula="of:=[.E99]-[.F99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100];&quot;mmm_yyyyy&quot;); &quot;_WK_&quot;;[.G100])" office:value-type="string" office:string-value="Nov  2023_WK_3" calcext:value-type="string">
            <text:p>Nov <text:s/>2023_WK_3</text:p>
          </table:table-cell>
          <table:table-cell table:formula="of:=[.B99]+1*7" office:value-type="date" office:date-value="2023-11-13" calcext:value-type="date">
            <text:p>13/11/2023</text:p>
          </table:table-cell>
          <table:table-cell table:style-name="ce2" table:formula="of:=[.C99]+1*7" office:value-type="date" office:date-value="2023-11-19" calcext:value-type="date">
            <text:p>19/11/23</text:p>
          </table:table-cell>
          <table:table-cell office:value-type="string" calcext:value-type="string">
            <text:p>N</text:p>
          </table:table-cell>
          <table:table-cell table:formula="of:= WEEKNUM([.B100];2)" office:value-type="float" office:value="47" calcext:value-type="float">
            <text:p>47</text:p>
          </table:table-cell>
          <table:table-cell table:formula="of:=WEEKNUM(DATE(YEAR([.B100]);MONTH([.B100]);1);2)" office:value-type="float" office:value="45" calcext:value-type="float">
            <text:p>45</text:p>
          </table:table-cell>
          <table:table-cell table:formula="of:=[.E100]-[.F100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101];&quot;mmm_yyyyy&quot;); &quot;_WK_&quot;;[.G101])" office:value-type="string" office:string-value="Nov  2023_WK_4" calcext:value-type="string">
            <text:p>Nov <text:s/>2023_WK_4</text:p>
          </table:table-cell>
          <table:table-cell table:formula="of:=[.B100]+1*7" office:value-type="date" office:date-value="2023-11-20" calcext:value-type="date">
            <text:p>20/11/2023</text:p>
          </table:table-cell>
          <table:table-cell table:style-name="ce2" table:formula="of:=[.C100]+1*7" office:value-type="date" office:date-value="2023-11-26" calcext:value-type="date">
            <text:p>26/11/23</text:p>
          </table:table-cell>
          <table:table-cell office:value-type="string" calcext:value-type="string">
            <text:p>N</text:p>
          </table:table-cell>
          <table:table-cell table:formula="of:= WEEKNUM([.B101];2)" office:value-type="float" office:value="48" calcext:value-type="float">
            <text:p>48</text:p>
          </table:table-cell>
          <table:table-cell table:formula="of:=WEEKNUM(DATE(YEAR([.B101]);MONTH([.B101]);1);2)" office:value-type="float" office:value="45" calcext:value-type="float">
            <text:p>45</text:p>
          </table:table-cell>
          <table:table-cell table:formula="of:=[.E101]-[.F101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102];&quot;mmm_yyyyy&quot;); &quot;_WK_&quot;;[.G102])" office:value-type="string" office:string-value="Nov  2023_WK_5" calcext:value-type="string">
            <text:p>Nov <text:s/>2023_WK_5</text:p>
          </table:table-cell>
          <table:table-cell table:formula="of:=[.B101]+1*7" office:value-type="date" office:date-value="2023-11-27" calcext:value-type="date">
            <text:p>27/11/2023</text:p>
          </table:table-cell>
          <table:table-cell table:style-name="ce2" table:formula="of:=[.C101]+1*7" office:value-type="date" office:date-value="2023-12-03" calcext:value-type="date">
            <text:p>03/12/23</text:p>
          </table:table-cell>
          <table:table-cell office:value-type="string" calcext:value-type="string">
            <text:p>N</text:p>
          </table:table-cell>
          <table:table-cell table:formula="of:= WEEKNUM([.B102];2)" office:value-type="float" office:value="49" calcext:value-type="float">
            <text:p>49</text:p>
          </table:table-cell>
          <table:table-cell table:formula="of:=WEEKNUM(DATE(YEAR([.B102]);MONTH([.B102]);1);2)" office:value-type="float" office:value="45" calcext:value-type="float">
            <text:p>45</text:p>
          </table:table-cell>
          <table:table-cell table:formula="of:=[.E102]-[.F102]+1" office:value-type="float" office:value="5" calcext:value-type="float">
            <text:p>5</text:p>
          </table:table-cell>
        </table:table-row>
        <table:table-row table:style-name="ro1">
          <table:table-cell table:style-name="ce4" table:formula="of:=COM.MICROSOFT.CONCAT(TEXT([.B103];&quot;mmm_yyyyy&quot;); &quot;_WK_&quot;;[.G103])" office:value-type="string" office:string-value="Dec  2023_WK_2" calcext:value-type="string">
            <text:p>Dec <text:s/>2023_WK_2</text:p>
          </table:table-cell>
          <table:table-cell table:formula="of:=[.B102]+1*7" office:value-type="date" office:date-value="2023-12-04" calcext:value-type="date">
            <text:p>04/12/2023</text:p>
          </table:table-cell>
          <table:table-cell table:style-name="ce2" table:formula="of:=[.C102]+1*7" office:value-type="date" office:date-value="2023-12-10" calcext:value-type="date">
            <text:p>10/12/23</text:p>
          </table:table-cell>
          <table:table-cell office:value-type="string" calcext:value-type="string">
            <text:p>N</text:p>
          </table:table-cell>
          <table:table-cell table:formula="of:= WEEKNUM([.B103];2)" office:value-type="float" office:value="50" calcext:value-type="float">
            <text:p>50</text:p>
          </table:table-cell>
          <table:table-cell table:formula="of:=WEEKNUM(DATE(YEAR([.B103]);MONTH([.B103]);1);2)" office:value-type="float" office:value="49" calcext:value-type="float">
            <text:p>49</text:p>
          </table:table-cell>
          <table:table-cell table:formula="of:=[.E103]-[.F103]+1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M.MICROSOFT.CONCAT(TEXT([.B104];&quot;mmm_yyyyy&quot;); &quot;_WK_&quot;;[.G104])" office:value-type="string" office:string-value="Dec  2023_WK_3" calcext:value-type="string">
            <text:p>Dec <text:s/>2023_WK_3</text:p>
          </table:table-cell>
          <table:table-cell table:formula="of:=[.B103]+1*7" office:value-type="date" office:date-value="2023-12-11" calcext:value-type="date">
            <text:p>11/12/2023</text:p>
          </table:table-cell>
          <table:table-cell table:style-name="ce2" table:formula="of:=[.C103]+1*7" office:value-type="date" office:date-value="2023-12-17" calcext:value-type="date">
            <text:p>17/12/23</text:p>
          </table:table-cell>
          <table:table-cell office:value-type="string" calcext:value-type="string">
            <text:p>N</text:p>
          </table:table-cell>
          <table:table-cell table:formula="of:= WEEKNUM([.B104];2)" office:value-type="float" office:value="51" calcext:value-type="float">
            <text:p>51</text:p>
          </table:table-cell>
          <table:table-cell table:formula="of:=WEEKNUM(DATE(YEAR([.B104]);MONTH([.B104]);1);2)" office:value-type="float" office:value="49" calcext:value-type="float">
            <text:p>49</text:p>
          </table:table-cell>
          <table:table-cell table:formula="of:=[.E104]-[.F104]+1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M.MICROSOFT.CONCAT(TEXT([.B105];&quot;mmm_yyyyy&quot;); &quot;_WK_&quot;;[.G105])" office:value-type="string" office:string-value="Dec  2023_WK_4" calcext:value-type="string">
            <text:p>Dec <text:s/>2023_WK_4</text:p>
          </table:table-cell>
          <table:table-cell table:formula="of:=[.B104]+1*7" office:value-type="date" office:date-value="2023-12-18" calcext:value-type="date">
            <text:p>18/12/2023</text:p>
          </table:table-cell>
          <table:table-cell table:style-name="ce2" table:formula="of:=[.C104]+1*7" office:value-type="date" office:date-value="2023-12-24" calcext:value-type="date">
            <text:p>24/12/23</text:p>
          </table:table-cell>
          <table:table-cell office:value-type="string" calcext:value-type="string">
            <text:p>N</text:p>
          </table:table-cell>
          <table:table-cell table:formula="of:= WEEKNUM([.B105];2)" office:value-type="float" office:value="52" calcext:value-type="float">
            <text:p>52</text:p>
          </table:table-cell>
          <table:table-cell table:formula="of:=WEEKNUM(DATE(YEAR([.B105]);MONTH([.B105]);1);2)" office:value-type="float" office:value="49" calcext:value-type="float">
            <text:p>49</text:p>
          </table:table-cell>
          <table:table-cell table:formula="of:=[.E105]-[.F105]+1" office:value-type="float" office:value="4" calcext:value-type="float">
            <text:p>4</text:p>
          </table:table-cell>
        </table:table-row>
        <table:table-row table:style-name="ro1">
          <table:table-cell table:style-name="ce4" table:formula="of:=COM.MICROSOFT.CONCAT(TEXT([.B106];&quot;mmm_yyyyy&quot;); &quot;_WK_&quot;;[.G106])" office:value-type="string" office:string-value="Dec  2023_WK_5" calcext:value-type="string">
            <text:p>Dec <text:s/>2023_WK_5</text:p>
          </table:table-cell>
          <table:table-cell table:formula="of:=[.B105]+1*7" office:value-type="date" office:date-value="2023-12-25" calcext:value-type="date">
            <text:p>25/12/2023</text:p>
          </table:table-cell>
          <table:table-cell table:style-name="ce2" table:formula="of:=[.C105]+1*7" office:value-type="date" office:date-value="2023-12-31" calcext:value-type="date">
            <text:p>31/12/23</text:p>
          </table:table-cell>
          <table:table-cell office:value-type="string" calcext:value-type="string">
            <text:p>N</text:p>
          </table:table-cell>
          <table:table-cell table:formula="of:= WEEKNUM([.B106];2)" office:value-type="float" office:value="53" calcext:value-type="float">
            <text:p>53</text:p>
          </table:table-cell>
          <table:table-cell table:formula="of:=WEEKNUM(DATE(YEAR([.B106]);MONTH([.B106]);1);2)" office:value-type="float" office:value="49" calcext:value-type="float">
            <text:p>49</text:p>
          </table:table-cell>
          <table:table-cell table:formula="of:=[.E106]-[.F106]+1" office:value-type="float" office:value="5" calcext:value-type="float">
            <text:p>5</text:p>
          </table:table-cell>
        </table:table-row>
        <table:table-row table:style-name="ro1" table:number-rows-repeated="104846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Weekly Regular" table:style-name="ta1"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endDate</text:p>
          </table:table-cell>
          <table:table-cell office:value-type="string" calcext:value-type="string">
            <text:p>report Only</text:p>
          </table:table-cell>
        </table:table-row>
        <table:table-row table:style-name="ro1">
          <table:table-cell office:value-type="string" calcext:value-type="string">
            <text:p>Dec <text:s/>2021_WK_5</text:p>
          </table:table-cell>
          <table:table-cell office:value-type="date" office:date-value="2021-12-27" calcext:value-type="date">
            <text:p>27/12/2021</text:p>
          </table:table-cell>
          <table:table-cell table:style-name="ce1" office:value-type="date" office:date-value="2022-01-02" calcext:value-type="date">
            <text:p>02/01/20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n <text:s/>2022_WK_2</text:p>
          </table:table-cell>
          <table:table-cell table:formula="of:=[.B2]+1*7" office:value-type="date" office:date-value="2022-01-03" calcext:value-type="date">
            <text:p>03/01/2022</text:p>
          </table:table-cell>
          <table:table-cell table:style-name="ce2" table:formula="of:=[.C2]+1*7" office:value-type="date" office:date-value="2022-01-09" calcext:value-type="date">
            <text:p>09/01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n <text:s/>2022_WK_3</text:p>
          </table:table-cell>
          <table:table-cell table:formula="of:=[.B3]+1*7" office:value-type="date" office:date-value="2022-01-10" calcext:value-type="date">
            <text:p>10/01/2022</text:p>
          </table:table-cell>
          <table:table-cell table:style-name="ce2" table:formula="of:=[.C3]+1*7" office:value-type="date" office:date-value="2022-01-16" calcext:value-type="date">
            <text:p>16/01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n <text:s/>2022_WK_4</text:p>
          </table:table-cell>
          <table:table-cell table:formula="of:=[.B4]+1*7" office:value-type="date" office:date-value="2022-01-17" calcext:value-type="date">
            <text:p>17/01/2022</text:p>
          </table:table-cell>
          <table:table-cell table:style-name="ce2" table:formula="of:=[.C4]+1*7" office:value-type="date" office:date-value="2022-01-23" calcext:value-type="date">
            <text:p>23/01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n <text:s/>2022_WK_5</text:p>
          </table:table-cell>
          <table:table-cell table:formula="of:=[.B5]+1*7" office:value-type="date" office:date-value="2022-01-24" calcext:value-type="date">
            <text:p>24/01/2022</text:p>
          </table:table-cell>
          <table:table-cell table:style-name="ce2" table:formula="of:=[.C5]+1*7" office:value-type="date" office:date-value="2022-01-30" calcext:value-type="date">
            <text:p>30/01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n <text:s/>2022_WK_6</text:p>
          </table:table-cell>
          <table:table-cell table:formula="of:=[.B6]+1*7" office:value-type="date" office:date-value="2022-01-31" calcext:value-type="date">
            <text:p>31/01/2022</text:p>
          </table:table-cell>
          <table:table-cell table:style-name="ce2" table:formula="of:=[.C6]+1*7" office:value-type="date" office:date-value="2022-02-06" calcext:value-type="date">
            <text:p>06/02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eb <text:s/>2022_WK_2</text:p>
          </table:table-cell>
          <table:table-cell table:formula="of:=[.B7]+1*7" office:value-type="date" office:date-value="2022-02-07" calcext:value-type="date">
            <text:p>07/02/2022</text:p>
          </table:table-cell>
          <table:table-cell table:style-name="ce2" table:formula="of:=[.C7]+1*7" office:value-type="date" office:date-value="2022-02-13" calcext:value-type="date">
            <text:p>13/02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eb <text:s/>2022_WK_3</text:p>
          </table:table-cell>
          <table:table-cell table:formula="of:=[.B8]+1*7" office:value-type="date" office:date-value="2022-02-14" calcext:value-type="date">
            <text:p>14/02/2022</text:p>
          </table:table-cell>
          <table:table-cell table:style-name="ce2" table:formula="of:=[.C8]+1*7" office:value-type="date" office:date-value="2022-02-20" calcext:value-type="date">
            <text:p>20/02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eb <text:s/>2022_WK_4</text:p>
          </table:table-cell>
          <table:table-cell table:formula="of:=[.B9]+1*7" office:value-type="date" office:date-value="2022-02-21" calcext:value-type="date">
            <text:p>21/02/2022</text:p>
          </table:table-cell>
          <table:table-cell table:style-name="ce2" table:formula="of:=[.C9]+1*7" office:value-type="date" office:date-value="2022-02-27" calcext:value-type="date">
            <text:p>27/02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eb <text:s/>2022_WK_5</text:p>
          </table:table-cell>
          <table:table-cell table:formula="of:=[.B10]+1*7" office:value-type="date" office:date-value="2022-02-28" calcext:value-type="date">
            <text:p>28/02/2022</text:p>
          </table:table-cell>
          <table:table-cell table:style-name="ce2" table:formula="of:=[.C10]+1*7" office:value-type="date" office:date-value="2022-03-06" calcext:value-type="date">
            <text:p>06/03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r <text:s/>2022_WK_2</text:p>
          </table:table-cell>
          <table:table-cell table:formula="of:=[.B11]+1*7" office:value-type="date" office:date-value="2022-03-07" calcext:value-type="date">
            <text:p>07/03/2022</text:p>
          </table:table-cell>
          <table:table-cell table:style-name="ce2" table:formula="of:=[.C11]+1*7" office:value-type="date" office:date-value="2022-03-13" calcext:value-type="date">
            <text:p>13/03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r <text:s/>2022_WK_3</text:p>
          </table:table-cell>
          <table:table-cell table:formula="of:=[.B12]+1*7" office:value-type="date" office:date-value="2022-03-14" calcext:value-type="date">
            <text:p>14/03/2022</text:p>
          </table:table-cell>
          <table:table-cell table:style-name="ce2" table:formula="of:=[.C12]+1*7" office:value-type="date" office:date-value="2022-03-20" calcext:value-type="date">
            <text:p>20/03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r <text:s/>2022_WK_4</text:p>
          </table:table-cell>
          <table:table-cell table:formula="of:=[.B13]+1*7" office:value-type="date" office:date-value="2022-03-21" calcext:value-type="date">
            <text:p>21/03/2022</text:p>
          </table:table-cell>
          <table:table-cell table:style-name="ce2" table:formula="of:=[.C13]+1*7" office:value-type="date" office:date-value="2022-03-27" calcext:value-type="date">
            <text:p>27/03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r <text:s/>2022_WK_5</text:p>
          </table:table-cell>
          <table:table-cell table:formula="of:=[.B14]+1*7" office:value-type="date" office:date-value="2022-03-28" calcext:value-type="date">
            <text:p>28/03/2022</text:p>
          </table:table-cell>
          <table:table-cell table:style-name="ce2" table:formula="of:=[.C14]+1*7" office:value-type="date" office:date-value="2022-04-03" calcext:value-type="date">
            <text:p>03/04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pr <text:s/>2022_WK_2</text:p>
          </table:table-cell>
          <table:table-cell table:formula="of:=[.B15]+1*7" office:value-type="date" office:date-value="2022-04-04" calcext:value-type="date">
            <text:p>04/04/2022</text:p>
          </table:table-cell>
          <table:table-cell table:style-name="ce2" table:formula="of:=[.C15]+1*7" office:value-type="date" office:date-value="2022-04-10" calcext:value-type="date">
            <text:p>10/04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pr <text:s/>2022_WK_3</text:p>
          </table:table-cell>
          <table:table-cell table:formula="of:=[.B16]+1*7" office:value-type="date" office:date-value="2022-04-11" calcext:value-type="date">
            <text:p>11/04/2022</text:p>
          </table:table-cell>
          <table:table-cell table:style-name="ce2" table:formula="of:=[.C16]+1*7" office:value-type="date" office:date-value="2022-04-17" calcext:value-type="date">
            <text:p>17/04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pr <text:s/>2022_WK_4</text:p>
          </table:table-cell>
          <table:table-cell table:formula="of:=[.B17]+1*7" office:value-type="date" office:date-value="2022-04-18" calcext:value-type="date">
            <text:p>18/04/2022</text:p>
          </table:table-cell>
          <table:table-cell table:style-name="ce2" table:formula="of:=[.C17]+1*7" office:value-type="date" office:date-value="2022-04-24" calcext:value-type="date">
            <text:p>24/04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pr <text:s/>2022_WK_5</text:p>
          </table:table-cell>
          <table:table-cell table:formula="of:=[.B18]+1*7" office:value-type="date" office:date-value="2022-04-25" calcext:value-type="date">
            <text:p>25/04/2022</text:p>
          </table:table-cell>
          <table:table-cell table:style-name="ce2" table:formula="of:=[.C18]+1*7" office:value-type="date" office:date-value="2022-05-01" calcext:value-type="date">
            <text:p>01/05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y <text:s/>2022_WK_2</text:p>
          </table:table-cell>
          <table:table-cell table:formula="of:=[.B19]+1*7" office:value-type="date" office:date-value="2022-05-02" calcext:value-type="date">
            <text:p>02/05/2022</text:p>
          </table:table-cell>
          <table:table-cell table:style-name="ce2" table:formula="of:=[.C19]+1*7" office:value-type="date" office:date-value="2022-05-08" calcext:value-type="date">
            <text:p>08/05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y <text:s/>2022_WK_3</text:p>
          </table:table-cell>
          <table:table-cell table:formula="of:=[.B20]+1*7" office:value-type="date" office:date-value="2022-05-09" calcext:value-type="date">
            <text:p>09/05/2022</text:p>
          </table:table-cell>
          <table:table-cell table:style-name="ce2" table:formula="of:=[.C20]+1*7" office:value-type="date" office:date-value="2022-05-15" calcext:value-type="date">
            <text:p>15/05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y <text:s/>2022_WK_4</text:p>
          </table:table-cell>
          <table:table-cell table:formula="of:=[.B21]+1*7" office:value-type="date" office:date-value="2022-05-16" calcext:value-type="date">
            <text:p>16/05/2022</text:p>
          </table:table-cell>
          <table:table-cell table:style-name="ce2" table:formula="of:=[.C21]+1*7" office:value-type="date" office:date-value="2022-05-22" calcext:value-type="date">
            <text:p>22/05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y <text:s/>2022_WK_5</text:p>
          </table:table-cell>
          <table:table-cell table:formula="of:=[.B22]+1*7" office:value-type="date" office:date-value="2022-05-23" calcext:value-type="date">
            <text:p>23/05/2022</text:p>
          </table:table-cell>
          <table:table-cell table:style-name="ce2" table:formula="of:=[.C22]+1*7" office:value-type="date" office:date-value="2022-05-29" calcext:value-type="date">
            <text:p>29/05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y <text:s/>2022_WK_6</text:p>
          </table:table-cell>
          <table:table-cell table:formula="of:=[.B23]+1*7" office:value-type="date" office:date-value="2022-05-30" calcext:value-type="date">
            <text:p>30/05/2022</text:p>
          </table:table-cell>
          <table:table-cell table:style-name="ce2" table:formula="of:=[.C23]+1*7" office:value-type="date" office:date-value="2022-06-05" calcext:value-type="date">
            <text:p>05/06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n <text:s/>2022_WK_2</text:p>
          </table:table-cell>
          <table:table-cell table:formula="of:=[.B24]+1*7" office:value-type="date" office:date-value="2022-06-06" calcext:value-type="date">
            <text:p>06/06/2022</text:p>
          </table:table-cell>
          <table:table-cell table:style-name="ce2" table:formula="of:=[.C24]+1*7" office:value-type="date" office:date-value="2022-06-12" calcext:value-type="date">
            <text:p>12/06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n <text:s/>2022_WK_3</text:p>
          </table:table-cell>
          <table:table-cell table:formula="of:=[.B25]+1*7" office:value-type="date" office:date-value="2022-06-13" calcext:value-type="date">
            <text:p>13/06/2022</text:p>
          </table:table-cell>
          <table:table-cell table:style-name="ce2" table:formula="of:=[.C25]+1*7" office:value-type="date" office:date-value="2022-06-19" calcext:value-type="date">
            <text:p>19/06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n <text:s/>2022_WK_4</text:p>
          </table:table-cell>
          <table:table-cell table:formula="of:=[.B26]+1*7" office:value-type="date" office:date-value="2022-06-20" calcext:value-type="date">
            <text:p>20/06/2022</text:p>
          </table:table-cell>
          <table:table-cell table:style-name="ce2" table:formula="of:=[.C26]+1*7" office:value-type="date" office:date-value="2022-06-26" calcext:value-type="date">
            <text:p>26/06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n <text:s/>2022_WK_5</text:p>
          </table:table-cell>
          <table:table-cell table:formula="of:=[.B27]+1*7" office:value-type="date" office:date-value="2022-06-27" calcext:value-type="date">
            <text:p>27/06/2022</text:p>
          </table:table-cell>
          <table:table-cell table:style-name="ce2" table:formula="of:=[.C27]+1*7" office:value-type="date" office:date-value="2022-07-03" calcext:value-type="date">
            <text:p>03/07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l <text:s/>2022_WK_2</text:p>
          </table:table-cell>
          <table:table-cell table:formula="of:=[.B28]+1*7" office:value-type="date" office:date-value="2022-07-04" calcext:value-type="date">
            <text:p>04/07/2022</text:p>
          </table:table-cell>
          <table:table-cell table:style-name="ce2" table:formula="of:=[.C28]+1*7" office:value-type="date" office:date-value="2022-07-10" calcext:value-type="date">
            <text:p>10/07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l <text:s/>2022_WK_3</text:p>
          </table:table-cell>
          <table:table-cell table:formula="of:=[.B29]+1*7" office:value-type="date" office:date-value="2022-07-11" calcext:value-type="date">
            <text:p>11/07/2022</text:p>
          </table:table-cell>
          <table:table-cell table:style-name="ce2" table:formula="of:=[.C29]+1*7" office:value-type="date" office:date-value="2022-07-17" calcext:value-type="date">
            <text:p>17/07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l <text:s/>2022_WK_4</text:p>
          </table:table-cell>
          <table:table-cell table:formula="of:=[.B30]+1*7" office:value-type="date" office:date-value="2022-07-18" calcext:value-type="date">
            <text:p>18/07/2022</text:p>
          </table:table-cell>
          <table:table-cell table:style-name="ce2" table:formula="of:=[.C30]+1*7" office:value-type="date" office:date-value="2022-07-24" calcext:value-type="date">
            <text:p>24/07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l <text:s/>2022_WK_5</text:p>
          </table:table-cell>
          <table:table-cell table:formula="of:=[.B31]+1*7" office:value-type="date" office:date-value="2022-07-25" calcext:value-type="date">
            <text:p>25/07/2022</text:p>
          </table:table-cell>
          <table:table-cell table:style-name="ce2" table:formula="of:=[.C31]+1*7" office:value-type="date" office:date-value="2022-07-31" calcext:value-type="date">
            <text:p>31/07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ug <text:s/>2022_WK_1</text:p>
          </table:table-cell>
          <table:table-cell table:formula="of:=[.B32]+1*7" office:value-type="date" office:date-value="2022-08-01" calcext:value-type="date">
            <text:p>01/08/2022</text:p>
          </table:table-cell>
          <table:table-cell table:style-name="ce2" table:formula="of:=[.C32]+1*7" office:value-type="date" office:date-value="2022-08-07" calcext:value-type="date">
            <text:p>07/08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ug <text:s/>2022_WK_2</text:p>
          </table:table-cell>
          <table:table-cell table:formula="of:=[.B33]+1*7" office:value-type="date" office:date-value="2022-08-08" calcext:value-type="date">
            <text:p>08/08/2022</text:p>
          </table:table-cell>
          <table:table-cell table:style-name="ce2" table:formula="of:=[.C33]+1*7" office:value-type="date" office:date-value="2022-08-14" calcext:value-type="date">
            <text:p>14/08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ug <text:s/>2022_WK_3</text:p>
          </table:table-cell>
          <table:table-cell table:formula="of:=[.B34]+1*7" office:value-type="date" office:date-value="2022-08-15" calcext:value-type="date">
            <text:p>15/08/2022</text:p>
          </table:table-cell>
          <table:table-cell table:style-name="ce2" table:formula="of:=[.C34]+1*7" office:value-type="date" office:date-value="2022-08-21" calcext:value-type="date">
            <text:p>21/08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ug <text:s/>2022_WK_4</text:p>
          </table:table-cell>
          <table:table-cell table:formula="of:=[.B35]+1*7" office:value-type="date" office:date-value="2022-08-22" calcext:value-type="date">
            <text:p>22/08/2022</text:p>
          </table:table-cell>
          <table:table-cell table:style-name="ce2" table:formula="of:=[.C35]+1*7" office:value-type="date" office:date-value="2022-08-28" calcext:value-type="date">
            <text:p>28/08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ug <text:s/>2022_WK_5</text:p>
          </table:table-cell>
          <table:table-cell table:formula="of:=[.B36]+1*7" office:value-type="date" office:date-value="2022-08-29" calcext:value-type="date">
            <text:p>29/08/2022</text:p>
          </table:table-cell>
          <table:table-cell table:style-name="ce2" table:formula="of:=[.C36]+1*7" office:value-type="date" office:date-value="2022-09-04" calcext:value-type="date">
            <text:p>04/09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p <text:s/>2022_WK_2</text:p>
          </table:table-cell>
          <table:table-cell table:formula="of:=[.B37]+1*7" office:value-type="date" office:date-value="2022-09-05" calcext:value-type="date">
            <text:p>05/09/2022</text:p>
          </table:table-cell>
          <table:table-cell table:style-name="ce2" table:formula="of:=[.C37]+1*7" office:value-type="date" office:date-value="2022-09-11" calcext:value-type="date">
            <text:p>11/09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p <text:s/>2022_WK_3</text:p>
          </table:table-cell>
          <table:table-cell table:formula="of:=[.B38]+1*7" office:value-type="date" office:date-value="2022-09-12" calcext:value-type="date">
            <text:p>12/09/2022</text:p>
          </table:table-cell>
          <table:table-cell table:style-name="ce2" table:formula="of:=[.C38]+1*7" office:value-type="date" office:date-value="2022-09-18" calcext:value-type="date">
            <text:p>18/09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p <text:s/>2022_WK_4</text:p>
          </table:table-cell>
          <table:table-cell table:formula="of:=[.B39]+1*7" office:value-type="date" office:date-value="2022-09-19" calcext:value-type="date">
            <text:p>19/09/2022</text:p>
          </table:table-cell>
          <table:table-cell table:style-name="ce2" table:formula="of:=[.C39]+1*7" office:value-type="date" office:date-value="2022-09-25" calcext:value-type="date">
            <text:p>25/09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p <text:s/>2022_WK_5</text:p>
          </table:table-cell>
          <table:table-cell table:formula="of:=[.B40]+1*7" office:value-type="date" office:date-value="2022-09-26" calcext:value-type="date">
            <text:p>26/09/2022</text:p>
          </table:table-cell>
          <table:table-cell table:style-name="ce2" table:formula="of:=[.C40]+1*7" office:value-type="date" office:date-value="2022-10-02" calcext:value-type="date">
            <text:p>02/10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ct <text:s/>2022_WK_2</text:p>
          </table:table-cell>
          <table:table-cell table:formula="of:=[.B41]+1*7" office:value-type="date" office:date-value="2022-10-03" calcext:value-type="date">
            <text:p>03/10/2022</text:p>
          </table:table-cell>
          <table:table-cell table:style-name="ce2" table:formula="of:=[.C41]+1*7" office:value-type="date" office:date-value="2022-10-09" calcext:value-type="date">
            <text:p>09/10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ct <text:s/>2022_WK_3</text:p>
          </table:table-cell>
          <table:table-cell table:formula="of:=[.B42]+1*7" office:value-type="date" office:date-value="2022-10-10" calcext:value-type="date">
            <text:p>10/10/2022</text:p>
          </table:table-cell>
          <table:table-cell table:style-name="ce2" table:formula="of:=[.C42]+1*7" office:value-type="date" office:date-value="2022-10-16" calcext:value-type="date">
            <text:p>16/10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ct <text:s/>2022_WK_4</text:p>
          </table:table-cell>
          <table:table-cell table:formula="of:=[.B43]+1*7" office:value-type="date" office:date-value="2022-10-17" calcext:value-type="date">
            <text:p>17/10/2022</text:p>
          </table:table-cell>
          <table:table-cell table:style-name="ce2" table:formula="of:=[.C43]+1*7" office:value-type="date" office:date-value="2022-10-23" calcext:value-type="date">
            <text:p>23/10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ct <text:s/>2022_WK_5</text:p>
          </table:table-cell>
          <table:table-cell table:formula="of:=[.B44]+1*7" office:value-type="date" office:date-value="2022-10-24" calcext:value-type="date">
            <text:p>24/10/2022</text:p>
          </table:table-cell>
          <table:table-cell table:style-name="ce2" table:formula="of:=[.C44]+1*7" office:value-type="date" office:date-value="2022-10-30" calcext:value-type="date">
            <text:p>30/10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ct <text:s/>2022_WK_6</text:p>
          </table:table-cell>
          <table:table-cell table:formula="of:=[.B45]+1*7" office:value-type="date" office:date-value="2022-10-31" calcext:value-type="date">
            <text:p>31/10/2022</text:p>
          </table:table-cell>
          <table:table-cell table:style-name="ce2" table:formula="of:=[.C45]+1*7" office:value-type="date" office:date-value="2022-11-06" calcext:value-type="date">
            <text:p>06/11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ov <text:s/>2022_WK_2</text:p>
          </table:table-cell>
          <table:table-cell table:formula="of:=[.B46]+1*7" office:value-type="date" office:date-value="2022-11-07" calcext:value-type="date">
            <text:p>07/11/2022</text:p>
          </table:table-cell>
          <table:table-cell table:style-name="ce2" table:formula="of:=[.C46]+1*7" office:value-type="date" office:date-value="2022-11-13" calcext:value-type="date">
            <text:p>13/11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ov <text:s/>2022_WK_3</text:p>
          </table:table-cell>
          <table:table-cell table:formula="of:=[.B47]+1*7" office:value-type="date" office:date-value="2022-11-14" calcext:value-type="date">
            <text:p>14/11/2022</text:p>
          </table:table-cell>
          <table:table-cell table:style-name="ce2" table:formula="of:=[.C47]+1*7" office:value-type="date" office:date-value="2022-11-20" calcext:value-type="date">
            <text:p>20/11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ov <text:s/>2022_WK_4</text:p>
          </table:table-cell>
          <table:table-cell table:formula="of:=[.B48]+1*7" office:value-type="date" office:date-value="2022-11-21" calcext:value-type="date">
            <text:p>21/11/2022</text:p>
          </table:table-cell>
          <table:table-cell table:style-name="ce2" table:formula="of:=[.C48]+1*7" office:value-type="date" office:date-value="2022-11-27" calcext:value-type="date">
            <text:p>27/11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ov <text:s/>2022_WK_5</text:p>
          </table:table-cell>
          <table:table-cell table:formula="of:=[.B49]+1*7" office:value-type="date" office:date-value="2022-11-28" calcext:value-type="date">
            <text:p>28/11/2022</text:p>
          </table:table-cell>
          <table:table-cell table:style-name="ce2" table:formula="of:=[.C49]+1*7" office:value-type="date" office:date-value="2022-12-04" calcext:value-type="date">
            <text:p>04/12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c <text:s/>2022_WK_2</text:p>
          </table:table-cell>
          <table:table-cell table:formula="of:=[.B50]+1*7" office:value-type="date" office:date-value="2022-12-05" calcext:value-type="date">
            <text:p>05/12/2022</text:p>
          </table:table-cell>
          <table:table-cell table:style-name="ce2" table:formula="of:=[.C50]+1*7" office:value-type="date" office:date-value="2022-12-11" calcext:value-type="date">
            <text:p>11/12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c <text:s/>2022_WK_3</text:p>
          </table:table-cell>
          <table:table-cell table:formula="of:=[.B51]+1*7" office:value-type="date" office:date-value="2022-12-12" calcext:value-type="date">
            <text:p>12/12/2022</text:p>
          </table:table-cell>
          <table:table-cell table:style-name="ce2" table:formula="of:=[.C51]+1*7" office:value-type="date" office:date-value="2022-12-18" calcext:value-type="date">
            <text:p>18/12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c <text:s/>2022_WK_4</text:p>
          </table:table-cell>
          <table:table-cell table:formula="of:=[.B52]+1*7" office:value-type="date" office:date-value="2022-12-19" calcext:value-type="date">
            <text:p>19/12/2022</text:p>
          </table:table-cell>
          <table:table-cell table:style-name="ce2" table:formula="of:=[.C52]+1*7" office:value-type="date" office:date-value="2022-12-25" calcext:value-type="date">
            <text:p>25/12/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c <text:s/>2022_WK_5</text:p>
          </table:table-cell>
          <table:table-cell table:formula="of:=[.B53]+1*7" office:value-type="date" office:date-value="2022-12-26" calcext:value-type="date">
            <text:p>26/12/2022</text:p>
          </table:table-cell>
          <table:table-cell table:style-name="ce2" table:formula="of:=[.C53]+1*7" office:value-type="date" office:date-value="2023-01-01" calcext:value-type="date">
            <text:p>01/01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n <text:s/>2023_WK_2</text:p>
          </table:table-cell>
          <table:table-cell table:formula="of:=[.B54]+1*7" office:value-type="date" office:date-value="2023-01-02" calcext:value-type="date">
            <text:p>02/01/2023</text:p>
          </table:table-cell>
          <table:table-cell table:style-name="ce2" table:formula="of:=[.C54]+1*7" office:value-type="date" office:date-value="2023-01-08" calcext:value-type="date">
            <text:p>08/01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n <text:s/>2023_WK_3</text:p>
          </table:table-cell>
          <table:table-cell table:formula="of:=[.B55]+1*7" office:value-type="date" office:date-value="2023-01-09" calcext:value-type="date">
            <text:p>09/01/2023</text:p>
          </table:table-cell>
          <table:table-cell table:style-name="ce2" table:formula="of:=[.C55]+1*7" office:value-type="date" office:date-value="2023-01-15" calcext:value-type="date">
            <text:p>15/01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n <text:s/>2023_WK_4</text:p>
          </table:table-cell>
          <table:table-cell table:formula="of:=[.B56]+1*7" office:value-type="date" office:date-value="2023-01-16" calcext:value-type="date">
            <text:p>16/01/2023</text:p>
          </table:table-cell>
          <table:table-cell table:style-name="ce2" table:formula="of:=[.C56]+1*7" office:value-type="date" office:date-value="2023-01-22" calcext:value-type="date">
            <text:p>22/01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n <text:s/>2023_WK_5</text:p>
          </table:table-cell>
          <table:table-cell table:formula="of:=[.B57]+1*7" office:value-type="date" office:date-value="2023-01-23" calcext:value-type="date">
            <text:p>23/01/2023</text:p>
          </table:table-cell>
          <table:table-cell table:style-name="ce2" table:formula="of:=[.C57]+1*7" office:value-type="date" office:date-value="2023-01-29" calcext:value-type="date">
            <text:p>29/01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n <text:s/>2023_WK_6</text:p>
          </table:table-cell>
          <table:table-cell table:formula="of:=[.B58]+1*7" office:value-type="date" office:date-value="2023-01-30" calcext:value-type="date">
            <text:p>30/01/2023</text:p>
          </table:table-cell>
          <table:table-cell table:style-name="ce2" table:formula="of:=[.C58]+1*7" office:value-type="date" office:date-value="2023-02-05" calcext:value-type="date">
            <text:p>05/02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eb <text:s/>2023_WK_2</text:p>
          </table:table-cell>
          <table:table-cell table:formula="of:=[.B59]+1*7" office:value-type="date" office:date-value="2023-02-06" calcext:value-type="date">
            <text:p>06/02/2023</text:p>
          </table:table-cell>
          <table:table-cell table:style-name="ce2" table:formula="of:=[.C59]+1*7" office:value-type="date" office:date-value="2023-02-12" calcext:value-type="date">
            <text:p>12/02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eb <text:s/>2023_WK_3</text:p>
          </table:table-cell>
          <table:table-cell table:formula="of:=[.B60]+1*7" office:value-type="date" office:date-value="2023-02-13" calcext:value-type="date">
            <text:p>13/02/2023</text:p>
          </table:table-cell>
          <table:table-cell table:style-name="ce2" table:formula="of:=[.C60]+1*7" office:value-type="date" office:date-value="2023-02-19" calcext:value-type="date">
            <text:p>19/02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eb <text:s/>2023_WK_4</text:p>
          </table:table-cell>
          <table:table-cell table:formula="of:=[.B61]+1*7" office:value-type="date" office:date-value="2023-02-20" calcext:value-type="date">
            <text:p>20/02/2023</text:p>
          </table:table-cell>
          <table:table-cell table:style-name="ce2" table:formula="of:=[.C61]+1*7" office:value-type="date" office:date-value="2023-02-26" calcext:value-type="date">
            <text:p>26/02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eb <text:s/>2023_WK_5</text:p>
          </table:table-cell>
          <table:table-cell table:formula="of:=[.B62]+1*7" office:value-type="date" office:date-value="2023-02-27" calcext:value-type="date">
            <text:p>27/02/2023</text:p>
          </table:table-cell>
          <table:table-cell table:style-name="ce2" table:formula="of:=[.C62]+1*7" office:value-type="date" office:date-value="2023-03-05" calcext:value-type="date">
            <text:p>05/03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r <text:s/>2023_WK_2</text:p>
          </table:table-cell>
          <table:table-cell table:formula="of:=[.B63]+1*7" office:value-type="date" office:date-value="2023-03-06" calcext:value-type="date">
            <text:p>06/03/2023</text:p>
          </table:table-cell>
          <table:table-cell table:style-name="ce2" table:formula="of:=[.C63]+1*7" office:value-type="date" office:date-value="2023-03-12" calcext:value-type="date">
            <text:p>12/03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r <text:s/>2023_WK_3</text:p>
          </table:table-cell>
          <table:table-cell table:formula="of:=[.B64]+1*7" office:value-type="date" office:date-value="2023-03-13" calcext:value-type="date">
            <text:p>13/03/2023</text:p>
          </table:table-cell>
          <table:table-cell table:style-name="ce2" table:formula="of:=[.C64]+1*7" office:value-type="date" office:date-value="2023-03-19" calcext:value-type="date">
            <text:p>19/03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r <text:s/>2023_WK_4</text:p>
          </table:table-cell>
          <table:table-cell table:formula="of:=[.B65]+1*7" office:value-type="date" office:date-value="2023-03-20" calcext:value-type="date">
            <text:p>20/03/2023</text:p>
          </table:table-cell>
          <table:table-cell table:style-name="ce2" table:formula="of:=[.C65]+1*7" office:value-type="date" office:date-value="2023-03-26" calcext:value-type="date">
            <text:p>26/03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r <text:s/>2023_WK_5</text:p>
          </table:table-cell>
          <table:table-cell table:formula="of:=[.B66]+1*7" office:value-type="date" office:date-value="2023-03-27" calcext:value-type="date">
            <text:p>27/03/2023</text:p>
          </table:table-cell>
          <table:table-cell table:style-name="ce2" table:formula="of:=[.C66]+1*7" office:value-type="date" office:date-value="2023-04-02" calcext:value-type="date">
            <text:p>02/04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pr <text:s/>2023_WK_2</text:p>
          </table:table-cell>
          <table:table-cell table:formula="of:=[.B67]+1*7" office:value-type="date" office:date-value="2023-04-03" calcext:value-type="date">
            <text:p>03/04/2023</text:p>
          </table:table-cell>
          <table:table-cell table:style-name="ce2" table:formula="of:=[.C67]+1*7" office:value-type="date" office:date-value="2023-04-09" calcext:value-type="date">
            <text:p>09/04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pr <text:s/>2023_WK_3</text:p>
          </table:table-cell>
          <table:table-cell table:formula="of:=[.B68]+1*7" office:value-type="date" office:date-value="2023-04-10" calcext:value-type="date">
            <text:p>10/04/2023</text:p>
          </table:table-cell>
          <table:table-cell table:style-name="ce2" table:formula="of:=[.C68]+1*7" office:value-type="date" office:date-value="2023-04-16" calcext:value-type="date">
            <text:p>16/04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pr <text:s/>2023_WK_4</text:p>
          </table:table-cell>
          <table:table-cell table:formula="of:=[.B69]+1*7" office:value-type="date" office:date-value="2023-04-17" calcext:value-type="date">
            <text:p>17/04/2023</text:p>
          </table:table-cell>
          <table:table-cell table:style-name="ce2" table:formula="of:=[.C69]+1*7" office:value-type="date" office:date-value="2023-04-23" calcext:value-type="date">
            <text:p>23/04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pr <text:s/>2023_WK_5</text:p>
          </table:table-cell>
          <table:table-cell table:formula="of:=[.B70]+1*7" office:value-type="date" office:date-value="2023-04-24" calcext:value-type="date">
            <text:p>24/04/2023</text:p>
          </table:table-cell>
          <table:table-cell table:style-name="ce2" table:formula="of:=[.C70]+1*7" office:value-type="date" office:date-value="2023-04-30" calcext:value-type="date">
            <text:p>30/04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y <text:s/>2023_WK_1</text:p>
          </table:table-cell>
          <table:table-cell table:formula="of:=[.B71]+1*7" office:value-type="date" office:date-value="2023-05-01" calcext:value-type="date">
            <text:p>01/05/2023</text:p>
          </table:table-cell>
          <table:table-cell table:style-name="ce2" table:formula="of:=[.C71]+1*7" office:value-type="date" office:date-value="2023-05-07" calcext:value-type="date">
            <text:p>07/05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y <text:s/>2023_WK_2</text:p>
          </table:table-cell>
          <table:table-cell table:formula="of:=[.B72]+1*7" office:value-type="date" office:date-value="2023-05-08" calcext:value-type="date">
            <text:p>08/05/2023</text:p>
          </table:table-cell>
          <table:table-cell table:style-name="ce2" table:formula="of:=[.C72]+1*7" office:value-type="date" office:date-value="2023-05-14" calcext:value-type="date">
            <text:p>14/05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y <text:s/>2023_WK_3</text:p>
          </table:table-cell>
          <table:table-cell table:formula="of:=[.B73]+1*7" office:value-type="date" office:date-value="2023-05-15" calcext:value-type="date">
            <text:p>15/05/2023</text:p>
          </table:table-cell>
          <table:table-cell table:style-name="ce2" table:formula="of:=[.C73]+1*7" office:value-type="date" office:date-value="2023-05-21" calcext:value-type="date">
            <text:p>21/05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y <text:s/>2023_WK_4</text:p>
          </table:table-cell>
          <table:table-cell table:formula="of:=[.B74]+1*7" office:value-type="date" office:date-value="2023-05-22" calcext:value-type="date">
            <text:p>22/05/2023</text:p>
          </table:table-cell>
          <table:table-cell table:style-name="ce2" table:formula="of:=[.C74]+1*7" office:value-type="date" office:date-value="2023-05-28" calcext:value-type="date">
            <text:p>28/05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y <text:s/>2023_WK_5</text:p>
          </table:table-cell>
          <table:table-cell table:formula="of:=[.B75]+1*7" office:value-type="date" office:date-value="2023-05-29" calcext:value-type="date">
            <text:p>29/05/2023</text:p>
          </table:table-cell>
          <table:table-cell table:style-name="ce2" table:formula="of:=[.C75]+1*7" office:value-type="date" office:date-value="2023-06-04" calcext:value-type="date">
            <text:p>04/06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n <text:s/>2023_WK_2</text:p>
          </table:table-cell>
          <table:table-cell table:formula="of:=[.B76]+1*7" office:value-type="date" office:date-value="2023-06-05" calcext:value-type="date">
            <text:p>05/06/2023</text:p>
          </table:table-cell>
          <table:table-cell table:style-name="ce2" table:formula="of:=[.C76]+1*7" office:value-type="date" office:date-value="2023-06-11" calcext:value-type="date">
            <text:p>11/06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n <text:s/>2023_WK_3</text:p>
          </table:table-cell>
          <table:table-cell table:formula="of:=[.B77]+1*7" office:value-type="date" office:date-value="2023-06-12" calcext:value-type="date">
            <text:p>12/06/2023</text:p>
          </table:table-cell>
          <table:table-cell table:style-name="ce2" table:formula="of:=[.C77]+1*7" office:value-type="date" office:date-value="2023-06-18" calcext:value-type="date">
            <text:p>18/06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n <text:s/>2023_WK_4</text:p>
          </table:table-cell>
          <table:table-cell table:formula="of:=[.B78]+1*7" office:value-type="date" office:date-value="2023-06-19" calcext:value-type="date">
            <text:p>19/06/2023</text:p>
          </table:table-cell>
          <table:table-cell table:style-name="ce2" table:formula="of:=[.C78]+1*7" office:value-type="date" office:date-value="2023-06-25" calcext:value-type="date">
            <text:p>25/06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n <text:s/>2023_WK_5</text:p>
          </table:table-cell>
          <table:table-cell table:formula="of:=[.B79]+1*7" office:value-type="date" office:date-value="2023-06-26" calcext:value-type="date">
            <text:p>26/06/2023</text:p>
          </table:table-cell>
          <table:table-cell table:style-name="ce2" table:formula="of:=[.C79]+1*7" office:value-type="date" office:date-value="2023-07-02" calcext:value-type="date">
            <text:p>02/07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l <text:s/>2023_WK_2</text:p>
          </table:table-cell>
          <table:table-cell table:formula="of:=[.B80]+1*7" office:value-type="date" office:date-value="2023-07-03" calcext:value-type="date">
            <text:p>03/07/2023</text:p>
          </table:table-cell>
          <table:table-cell table:style-name="ce2" table:formula="of:=[.C80]+1*7" office:value-type="date" office:date-value="2023-07-09" calcext:value-type="date">
            <text:p>09/07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l <text:s/>2023_WK_3</text:p>
          </table:table-cell>
          <table:table-cell table:formula="of:=[.B81]+1*7" office:value-type="date" office:date-value="2023-07-10" calcext:value-type="date">
            <text:p>10/07/2023</text:p>
          </table:table-cell>
          <table:table-cell table:style-name="ce2" table:formula="of:=[.C81]+1*7" office:value-type="date" office:date-value="2023-07-16" calcext:value-type="date">
            <text:p>16/07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l <text:s/>2023_WK_4</text:p>
          </table:table-cell>
          <table:table-cell table:formula="of:=[.B82]+1*7" office:value-type="date" office:date-value="2023-07-17" calcext:value-type="date">
            <text:p>17/07/2023</text:p>
          </table:table-cell>
          <table:table-cell table:style-name="ce2" table:formula="of:=[.C82]+1*7" office:value-type="date" office:date-value="2023-07-23" calcext:value-type="date">
            <text:p>23/07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l <text:s/>2023_WK_5</text:p>
          </table:table-cell>
          <table:table-cell table:formula="of:=[.B83]+1*7" office:value-type="date" office:date-value="2023-07-24" calcext:value-type="date">
            <text:p>24/07/2023</text:p>
          </table:table-cell>
          <table:table-cell table:style-name="ce2" table:formula="of:=[.C83]+1*7" office:value-type="date" office:date-value="2023-07-30" calcext:value-type="date">
            <text:p>30/07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l <text:s/>2023_WK_6</text:p>
          </table:table-cell>
          <table:table-cell table:formula="of:=[.B84]+1*7" office:value-type="date" office:date-value="2023-07-31" calcext:value-type="date">
            <text:p>31/07/2023</text:p>
          </table:table-cell>
          <table:table-cell table:style-name="ce2" table:formula="of:=[.C84]+1*7" office:value-type="date" office:date-value="2023-08-06" calcext:value-type="date">
            <text:p>06/08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ug <text:s/>2023_WK_2</text:p>
          </table:table-cell>
          <table:table-cell table:formula="of:=[.B85]+1*7" office:value-type="date" office:date-value="2023-08-07" calcext:value-type="date">
            <text:p>07/08/2023</text:p>
          </table:table-cell>
          <table:table-cell table:style-name="ce2" table:formula="of:=[.C85]+1*7" office:value-type="date" office:date-value="2023-08-13" calcext:value-type="date">
            <text:p>13/08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ug <text:s/>2023_WK_3</text:p>
          </table:table-cell>
          <table:table-cell table:formula="of:=[.B86]+1*7" office:value-type="date" office:date-value="2023-08-14" calcext:value-type="date">
            <text:p>14/08/2023</text:p>
          </table:table-cell>
          <table:table-cell table:style-name="ce2" table:formula="of:=[.C86]+1*7" office:value-type="date" office:date-value="2023-08-20" calcext:value-type="date">
            <text:p>20/08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ug <text:s/>2023_WK_4</text:p>
          </table:table-cell>
          <table:table-cell table:formula="of:=[.B87]+1*7" office:value-type="date" office:date-value="2023-08-21" calcext:value-type="date">
            <text:p>21/08/2023</text:p>
          </table:table-cell>
          <table:table-cell table:style-name="ce2" table:formula="of:=[.C87]+1*7" office:value-type="date" office:date-value="2023-08-27" calcext:value-type="date">
            <text:p>27/08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ug <text:s/>2023_WK_5</text:p>
          </table:table-cell>
          <table:table-cell table:formula="of:=[.B88]+1*7" office:value-type="date" office:date-value="2023-08-28" calcext:value-type="date">
            <text:p>28/08/2023</text:p>
          </table:table-cell>
          <table:table-cell table:style-name="ce2" table:formula="of:=[.C88]+1*7" office:value-type="date" office:date-value="2023-09-03" calcext:value-type="date">
            <text:p>03/09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p <text:s/>2023_WK_2</text:p>
          </table:table-cell>
          <table:table-cell table:formula="of:=[.B89]+1*7" office:value-type="date" office:date-value="2023-09-04" calcext:value-type="date">
            <text:p>04/09/2023</text:p>
          </table:table-cell>
          <table:table-cell table:style-name="ce2" table:formula="of:=[.C89]+1*7" office:value-type="date" office:date-value="2023-09-10" calcext:value-type="date">
            <text:p>10/09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p <text:s/>2023_WK_3</text:p>
          </table:table-cell>
          <table:table-cell table:formula="of:=[.B90]+1*7" office:value-type="date" office:date-value="2023-09-11" calcext:value-type="date">
            <text:p>11/09/2023</text:p>
          </table:table-cell>
          <table:table-cell table:style-name="ce2" table:formula="of:=[.C90]+1*7" office:value-type="date" office:date-value="2023-09-17" calcext:value-type="date">
            <text:p>17/09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p <text:s/>2023_WK_4</text:p>
          </table:table-cell>
          <table:table-cell table:formula="of:=[.B91]+1*7" office:value-type="date" office:date-value="2023-09-18" calcext:value-type="date">
            <text:p>18/09/2023</text:p>
          </table:table-cell>
          <table:table-cell table:style-name="ce2" table:formula="of:=[.C91]+1*7" office:value-type="date" office:date-value="2023-09-24" calcext:value-type="date">
            <text:p>24/09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p <text:s/>2023_WK_5</text:p>
          </table:table-cell>
          <table:table-cell table:formula="of:=[.B92]+1*7" office:value-type="date" office:date-value="2023-09-25" calcext:value-type="date">
            <text:p>25/09/2023</text:p>
          </table:table-cell>
          <table:table-cell table:style-name="ce2" table:formula="of:=[.C92]+1*7" office:value-type="date" office:date-value="2023-10-01" calcext:value-type="date">
            <text:p>01/10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ct <text:s/>2023_WK_2</text:p>
          </table:table-cell>
          <table:table-cell table:formula="of:=[.B93]+1*7" office:value-type="date" office:date-value="2023-10-02" calcext:value-type="date">
            <text:p>02/10/2023</text:p>
          </table:table-cell>
          <table:table-cell table:style-name="ce2" table:formula="of:=[.C93]+1*7" office:value-type="date" office:date-value="2023-10-08" calcext:value-type="date">
            <text:p>08/10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ct <text:s/>2023_WK_3</text:p>
          </table:table-cell>
          <table:table-cell table:formula="of:=[.B94]+1*7" office:value-type="date" office:date-value="2023-10-09" calcext:value-type="date">
            <text:p>09/10/2023</text:p>
          </table:table-cell>
          <table:table-cell table:style-name="ce2" table:formula="of:=[.C94]+1*7" office:value-type="date" office:date-value="2023-10-15" calcext:value-type="date">
            <text:p>15/10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ct <text:s/>2023_WK_4</text:p>
          </table:table-cell>
          <table:table-cell table:formula="of:=[.B95]+1*7" office:value-type="date" office:date-value="2023-10-16" calcext:value-type="date">
            <text:p>16/10/2023</text:p>
          </table:table-cell>
          <table:table-cell table:style-name="ce2" table:formula="of:=[.C95]+1*7" office:value-type="date" office:date-value="2023-10-22" calcext:value-type="date">
            <text:p>22/10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ct <text:s/>2023_WK_5</text:p>
          </table:table-cell>
          <table:table-cell table:formula="of:=[.B96]+1*7" office:value-type="date" office:date-value="2023-10-23" calcext:value-type="date">
            <text:p>23/10/2023</text:p>
          </table:table-cell>
          <table:table-cell table:style-name="ce2" table:formula="of:=[.C96]+1*7" office:value-type="date" office:date-value="2023-10-29" calcext:value-type="date">
            <text:p>29/10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ct <text:s/>2023_WK_6</text:p>
          </table:table-cell>
          <table:table-cell table:formula="of:=[.B97]+1*7" office:value-type="date" office:date-value="2023-10-30" calcext:value-type="date">
            <text:p>30/10/2023</text:p>
          </table:table-cell>
          <table:table-cell table:style-name="ce2" table:formula="of:=[.C97]+1*7" office:value-type="date" office:date-value="2023-11-05" calcext:value-type="date">
            <text:p>05/11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ov <text:s/>2023_WK_2</text:p>
          </table:table-cell>
          <table:table-cell table:formula="of:=[.B98]+1*7" office:value-type="date" office:date-value="2023-11-06" calcext:value-type="date">
            <text:p>06/11/2023</text:p>
          </table:table-cell>
          <table:table-cell table:style-name="ce2" table:formula="of:=[.C98]+1*7" office:value-type="date" office:date-value="2023-11-12" calcext:value-type="date">
            <text:p>12/11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ov <text:s/>2023_WK_3</text:p>
          </table:table-cell>
          <table:table-cell table:formula="of:=[.B99]+1*7" office:value-type="date" office:date-value="2023-11-13" calcext:value-type="date">
            <text:p>13/11/2023</text:p>
          </table:table-cell>
          <table:table-cell table:style-name="ce2" table:formula="of:=[.C99]+1*7" office:value-type="date" office:date-value="2023-11-19" calcext:value-type="date">
            <text:p>19/11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ov <text:s/>2023_WK_4</text:p>
          </table:table-cell>
          <table:table-cell table:formula="of:=[.B100]+1*7" office:value-type="date" office:date-value="2023-11-20" calcext:value-type="date">
            <text:p>20/11/2023</text:p>
          </table:table-cell>
          <table:table-cell table:style-name="ce2" table:formula="of:=[.C100]+1*7" office:value-type="date" office:date-value="2023-11-26" calcext:value-type="date">
            <text:p>26/11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ov <text:s/>2023_WK_5</text:p>
          </table:table-cell>
          <table:table-cell table:formula="of:=[.B101]+1*7" office:value-type="date" office:date-value="2023-11-27" calcext:value-type="date">
            <text:p>27/11/2023</text:p>
          </table:table-cell>
          <table:table-cell table:style-name="ce2" table:formula="of:=[.C101]+1*7" office:value-type="date" office:date-value="2023-12-03" calcext:value-type="date">
            <text:p>03/12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c <text:s/>2023_WK_2</text:p>
          </table:table-cell>
          <table:table-cell table:formula="of:=[.B102]+1*7" office:value-type="date" office:date-value="2023-12-04" calcext:value-type="date">
            <text:p>04/12/2023</text:p>
          </table:table-cell>
          <table:table-cell table:style-name="ce2" table:formula="of:=[.C102]+1*7" office:value-type="date" office:date-value="2023-12-10" calcext:value-type="date">
            <text:p>10/12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c <text:s/>2023_WK_3</text:p>
          </table:table-cell>
          <table:table-cell table:formula="of:=[.B103]+1*7" office:value-type="date" office:date-value="2023-12-11" calcext:value-type="date">
            <text:p>11/12/2023</text:p>
          </table:table-cell>
          <table:table-cell table:style-name="ce2" table:formula="of:=[.C103]+1*7" office:value-type="date" office:date-value="2023-12-17" calcext:value-type="date">
            <text:p>17/12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c <text:s/>2023_WK_4</text:p>
          </table:table-cell>
          <table:table-cell table:formula="of:=[.B104]+1*7" office:value-type="date" office:date-value="2023-12-18" calcext:value-type="date">
            <text:p>18/12/2023</text:p>
          </table:table-cell>
          <table:table-cell table:style-name="ce2" table:formula="of:=[.C104]+1*7" office:value-type="date" office:date-value="2023-12-24" calcext:value-type="date">
            <text:p>24/12/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c <text:s/>2023_WK_5</text:p>
          </table:table-cell>
          <table:table-cell table:formula="of:=[.B105]+1*7" office:value-type="date" office:date-value="2023-12-25" calcext:value-type="date">
            <text:p>25/12/2023</text:p>
          </table:table-cell>
          <table:table-cell table:style-name="ce2" table:formula="of:=[.C105]+1*7" office:value-type="date" office:date-value="2023-12-31" calcext:value-type="date">
            <text:p>31/12/23</text:p>
          </table:table-cell>
          <table:table-cell office:value-type="string" calcext:value-type="string">
            <text:p>N</text:p>
          </table:table-cell>
        </table:table-row>
        <table:table-row table:style-name="ro1" table:number-rows-repeated="10484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Weekly Report" table:style-name="ta1"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endDate</text:p>
          </table:table-cell>
          <table:table-cell office:value-type="string" calcext:value-type="string">
            <text:p>report Only</text:p>
          </table:table-cell>
        </table:table-row>
        <table:table-row table:style-name="ro1">
          <table:table-cell office:value-type="string" calcext:value-type="string">
            <text:p>Dec <text:s/>2021_WK_5</text:p>
          </table:table-cell>
          <table:table-cell office:value-type="date" office:date-value="2021-12-27" calcext:value-type="date">
            <text:p>27/12/2021</text:p>
          </table:table-cell>
          <table:table-cell table:style-name="ce1" office:value-type="date" office:date-value="2022-01-02" calcext:value-type="date">
            <text:p>02/01/20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an <text:s/>2022_WK_2</text:p>
          </table:table-cell>
          <table:table-cell table:formula="of:=[.B2]+1*7" office:value-type="date" office:date-value="2022-01-03" calcext:value-type="date">
            <text:p>03/01/2022</text:p>
          </table:table-cell>
          <table:table-cell table:style-name="ce2" table:formula="of:=[.C2]+1*7" office:value-type="date" office:date-value="2022-01-09" calcext:value-type="date">
            <text:p>09/01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an <text:s/>2022_WK_3</text:p>
          </table:table-cell>
          <table:table-cell table:formula="of:=[.B3]+1*7" office:value-type="date" office:date-value="2022-01-10" calcext:value-type="date">
            <text:p>10/01/2022</text:p>
          </table:table-cell>
          <table:table-cell table:style-name="ce2" table:formula="of:=[.C3]+1*7" office:value-type="date" office:date-value="2022-01-16" calcext:value-type="date">
            <text:p>16/01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an <text:s/>2022_WK_4</text:p>
          </table:table-cell>
          <table:table-cell table:formula="of:=[.B4]+1*7" office:value-type="date" office:date-value="2022-01-17" calcext:value-type="date">
            <text:p>17/01/2022</text:p>
          </table:table-cell>
          <table:table-cell table:style-name="ce2" table:formula="of:=[.C4]+1*7" office:value-type="date" office:date-value="2022-01-23" calcext:value-type="date">
            <text:p>23/01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an <text:s/>2022_WK_5</text:p>
          </table:table-cell>
          <table:table-cell table:formula="of:=[.B5]+1*7" office:value-type="date" office:date-value="2022-01-24" calcext:value-type="date">
            <text:p>24/01/2022</text:p>
          </table:table-cell>
          <table:table-cell table:style-name="ce2" table:formula="of:=[.C5]+1*7" office:value-type="date" office:date-value="2022-01-30" calcext:value-type="date">
            <text:p>30/01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an <text:s/>2022_WK_6</text:p>
          </table:table-cell>
          <table:table-cell table:formula="of:=[.B6]+1*7" office:value-type="date" office:date-value="2022-01-31" calcext:value-type="date">
            <text:p>31/01/2022</text:p>
          </table:table-cell>
          <table:table-cell table:style-name="ce2" table:formula="of:=[.C6]+1*7" office:value-type="date" office:date-value="2022-02-06" calcext:value-type="date">
            <text:p>06/02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eb <text:s/>2022_WK_2</text:p>
          </table:table-cell>
          <table:table-cell table:formula="of:=[.B7]+1*7" office:value-type="date" office:date-value="2022-02-07" calcext:value-type="date">
            <text:p>07/02/2022</text:p>
          </table:table-cell>
          <table:table-cell table:style-name="ce2" table:formula="of:=[.C7]+1*7" office:value-type="date" office:date-value="2022-02-13" calcext:value-type="date">
            <text:p>13/02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eb <text:s/>2022_WK_3</text:p>
          </table:table-cell>
          <table:table-cell table:formula="of:=[.B8]+1*7" office:value-type="date" office:date-value="2022-02-14" calcext:value-type="date">
            <text:p>14/02/2022</text:p>
          </table:table-cell>
          <table:table-cell table:style-name="ce2" table:formula="of:=[.C8]+1*7" office:value-type="date" office:date-value="2022-02-20" calcext:value-type="date">
            <text:p>20/02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eb <text:s/>2022_WK_4</text:p>
          </table:table-cell>
          <table:table-cell table:formula="of:=[.B9]+1*7" office:value-type="date" office:date-value="2022-02-21" calcext:value-type="date">
            <text:p>21/02/2022</text:p>
          </table:table-cell>
          <table:table-cell table:style-name="ce2" table:formula="of:=[.C9]+1*7" office:value-type="date" office:date-value="2022-02-27" calcext:value-type="date">
            <text:p>27/02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eb <text:s/>2022_WK_5</text:p>
          </table:table-cell>
          <table:table-cell table:formula="of:=[.B10]+1*7" office:value-type="date" office:date-value="2022-02-28" calcext:value-type="date">
            <text:p>28/02/2022</text:p>
          </table:table-cell>
          <table:table-cell table:style-name="ce2" table:formula="of:=[.C10]+1*7" office:value-type="date" office:date-value="2022-03-06" calcext:value-type="date">
            <text:p>06/03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r <text:s/>2022_WK_2</text:p>
          </table:table-cell>
          <table:table-cell table:formula="of:=[.B11]+1*7" office:value-type="date" office:date-value="2022-03-07" calcext:value-type="date">
            <text:p>07/03/2022</text:p>
          </table:table-cell>
          <table:table-cell table:style-name="ce2" table:formula="of:=[.C11]+1*7" office:value-type="date" office:date-value="2022-03-13" calcext:value-type="date">
            <text:p>13/03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r <text:s/>2022_WK_3</text:p>
          </table:table-cell>
          <table:table-cell table:formula="of:=[.B12]+1*7" office:value-type="date" office:date-value="2022-03-14" calcext:value-type="date">
            <text:p>14/03/2022</text:p>
          </table:table-cell>
          <table:table-cell table:style-name="ce2" table:formula="of:=[.C12]+1*7" office:value-type="date" office:date-value="2022-03-20" calcext:value-type="date">
            <text:p>20/03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r <text:s/>2022_WK_4</text:p>
          </table:table-cell>
          <table:table-cell table:formula="of:=[.B13]+1*7" office:value-type="date" office:date-value="2022-03-21" calcext:value-type="date">
            <text:p>21/03/2022</text:p>
          </table:table-cell>
          <table:table-cell table:style-name="ce2" table:formula="of:=[.C13]+1*7" office:value-type="date" office:date-value="2022-03-27" calcext:value-type="date">
            <text:p>27/03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r <text:s/>2022_WK_5</text:p>
          </table:table-cell>
          <table:table-cell table:formula="of:=[.B14]+1*7" office:value-type="date" office:date-value="2022-03-28" calcext:value-type="date">
            <text:p>28/03/2022</text:p>
          </table:table-cell>
          <table:table-cell table:style-name="ce2" table:formula="of:=[.C14]+1*7" office:value-type="date" office:date-value="2022-04-03" calcext:value-type="date">
            <text:p>03/04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pr <text:s/>2022_WK_2</text:p>
          </table:table-cell>
          <table:table-cell table:formula="of:=[.B15]+1*7" office:value-type="date" office:date-value="2022-04-04" calcext:value-type="date">
            <text:p>04/04/2022</text:p>
          </table:table-cell>
          <table:table-cell table:style-name="ce2" table:formula="of:=[.C15]+1*7" office:value-type="date" office:date-value="2022-04-10" calcext:value-type="date">
            <text:p>10/04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pr <text:s/>2022_WK_3</text:p>
          </table:table-cell>
          <table:table-cell table:formula="of:=[.B16]+1*7" office:value-type="date" office:date-value="2022-04-11" calcext:value-type="date">
            <text:p>11/04/2022</text:p>
          </table:table-cell>
          <table:table-cell table:style-name="ce2" table:formula="of:=[.C16]+1*7" office:value-type="date" office:date-value="2022-04-17" calcext:value-type="date">
            <text:p>17/04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pr <text:s/>2022_WK_4</text:p>
          </table:table-cell>
          <table:table-cell table:formula="of:=[.B17]+1*7" office:value-type="date" office:date-value="2022-04-18" calcext:value-type="date">
            <text:p>18/04/2022</text:p>
          </table:table-cell>
          <table:table-cell table:style-name="ce2" table:formula="of:=[.C17]+1*7" office:value-type="date" office:date-value="2022-04-24" calcext:value-type="date">
            <text:p>24/04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pr <text:s/>2022_WK_5</text:p>
          </table:table-cell>
          <table:table-cell table:formula="of:=[.B18]+1*7" office:value-type="date" office:date-value="2022-04-25" calcext:value-type="date">
            <text:p>25/04/2022</text:p>
          </table:table-cell>
          <table:table-cell table:style-name="ce2" table:formula="of:=[.C18]+1*7" office:value-type="date" office:date-value="2022-05-01" calcext:value-type="date">
            <text:p>01/05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y <text:s/>2022_WK_2</text:p>
          </table:table-cell>
          <table:table-cell table:formula="of:=[.B19]+1*7" office:value-type="date" office:date-value="2022-05-02" calcext:value-type="date">
            <text:p>02/05/2022</text:p>
          </table:table-cell>
          <table:table-cell table:style-name="ce2" table:formula="of:=[.C19]+1*7" office:value-type="date" office:date-value="2022-05-08" calcext:value-type="date">
            <text:p>08/05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y <text:s/>2022_WK_3</text:p>
          </table:table-cell>
          <table:table-cell table:formula="of:=[.B20]+1*7" office:value-type="date" office:date-value="2022-05-09" calcext:value-type="date">
            <text:p>09/05/2022</text:p>
          </table:table-cell>
          <table:table-cell table:style-name="ce2" table:formula="of:=[.C20]+1*7" office:value-type="date" office:date-value="2022-05-15" calcext:value-type="date">
            <text:p>15/05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y <text:s/>2022_WK_4</text:p>
          </table:table-cell>
          <table:table-cell table:formula="of:=[.B21]+1*7" office:value-type="date" office:date-value="2022-05-16" calcext:value-type="date">
            <text:p>16/05/2022</text:p>
          </table:table-cell>
          <table:table-cell table:style-name="ce2" table:formula="of:=[.C21]+1*7" office:value-type="date" office:date-value="2022-05-22" calcext:value-type="date">
            <text:p>22/05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y <text:s/>2022_WK_5</text:p>
          </table:table-cell>
          <table:table-cell table:formula="of:=[.B22]+1*7" office:value-type="date" office:date-value="2022-05-23" calcext:value-type="date">
            <text:p>23/05/2022</text:p>
          </table:table-cell>
          <table:table-cell table:style-name="ce2" table:formula="of:=[.C22]+1*7" office:value-type="date" office:date-value="2022-05-29" calcext:value-type="date">
            <text:p>29/05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y <text:s/>2022_WK_6</text:p>
          </table:table-cell>
          <table:table-cell table:formula="of:=[.B23]+1*7" office:value-type="date" office:date-value="2022-05-30" calcext:value-type="date">
            <text:p>30/05/2022</text:p>
          </table:table-cell>
          <table:table-cell table:style-name="ce2" table:formula="of:=[.C23]+1*7" office:value-type="date" office:date-value="2022-06-05" calcext:value-type="date">
            <text:p>05/06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un <text:s/>2022_WK_2</text:p>
          </table:table-cell>
          <table:table-cell table:formula="of:=[.B24]+1*7" office:value-type="date" office:date-value="2022-06-06" calcext:value-type="date">
            <text:p>06/06/2022</text:p>
          </table:table-cell>
          <table:table-cell table:style-name="ce2" table:formula="of:=[.C24]+1*7" office:value-type="date" office:date-value="2022-06-12" calcext:value-type="date">
            <text:p>12/06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un <text:s/>2022_WK_3</text:p>
          </table:table-cell>
          <table:table-cell table:formula="of:=[.B25]+1*7" office:value-type="date" office:date-value="2022-06-13" calcext:value-type="date">
            <text:p>13/06/2022</text:p>
          </table:table-cell>
          <table:table-cell table:style-name="ce2" table:formula="of:=[.C25]+1*7" office:value-type="date" office:date-value="2022-06-19" calcext:value-type="date">
            <text:p>19/06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un <text:s/>2022_WK_4</text:p>
          </table:table-cell>
          <table:table-cell table:formula="of:=[.B26]+1*7" office:value-type="date" office:date-value="2022-06-20" calcext:value-type="date">
            <text:p>20/06/2022</text:p>
          </table:table-cell>
          <table:table-cell table:style-name="ce2" table:formula="of:=[.C26]+1*7" office:value-type="date" office:date-value="2022-06-26" calcext:value-type="date">
            <text:p>26/06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un <text:s/>2022_WK_5</text:p>
          </table:table-cell>
          <table:table-cell table:formula="of:=[.B27]+1*7" office:value-type="date" office:date-value="2022-06-27" calcext:value-type="date">
            <text:p>27/06/2022</text:p>
          </table:table-cell>
          <table:table-cell table:style-name="ce2" table:formula="of:=[.C27]+1*7" office:value-type="date" office:date-value="2022-07-03" calcext:value-type="date">
            <text:p>03/07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ul <text:s/>2022_WK_2</text:p>
          </table:table-cell>
          <table:table-cell table:formula="of:=[.B28]+1*7" office:value-type="date" office:date-value="2022-07-04" calcext:value-type="date">
            <text:p>04/07/2022</text:p>
          </table:table-cell>
          <table:table-cell table:style-name="ce2" table:formula="of:=[.C28]+1*7" office:value-type="date" office:date-value="2022-07-10" calcext:value-type="date">
            <text:p>10/07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ul <text:s/>2022_WK_3</text:p>
          </table:table-cell>
          <table:table-cell table:formula="of:=[.B29]+1*7" office:value-type="date" office:date-value="2022-07-11" calcext:value-type="date">
            <text:p>11/07/2022</text:p>
          </table:table-cell>
          <table:table-cell table:style-name="ce2" table:formula="of:=[.C29]+1*7" office:value-type="date" office:date-value="2022-07-17" calcext:value-type="date">
            <text:p>17/07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ul <text:s/>2022_WK_4</text:p>
          </table:table-cell>
          <table:table-cell table:formula="of:=[.B30]+1*7" office:value-type="date" office:date-value="2022-07-18" calcext:value-type="date">
            <text:p>18/07/2022</text:p>
          </table:table-cell>
          <table:table-cell table:style-name="ce2" table:formula="of:=[.C30]+1*7" office:value-type="date" office:date-value="2022-07-24" calcext:value-type="date">
            <text:p>24/07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ul <text:s/>2022_WK_5</text:p>
          </table:table-cell>
          <table:table-cell table:formula="of:=[.B31]+1*7" office:value-type="date" office:date-value="2022-07-25" calcext:value-type="date">
            <text:p>25/07/2022</text:p>
          </table:table-cell>
          <table:table-cell table:style-name="ce2" table:formula="of:=[.C31]+1*7" office:value-type="date" office:date-value="2022-07-31" calcext:value-type="date">
            <text:p>31/07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ug <text:s/>2022_WK_1</text:p>
          </table:table-cell>
          <table:table-cell table:formula="of:=[.B32]+1*7" office:value-type="date" office:date-value="2022-08-01" calcext:value-type="date">
            <text:p>01/08/2022</text:p>
          </table:table-cell>
          <table:table-cell table:style-name="ce2" table:formula="of:=[.C32]+1*7" office:value-type="date" office:date-value="2022-08-07" calcext:value-type="date">
            <text:p>07/08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ug <text:s/>2022_WK_2</text:p>
          </table:table-cell>
          <table:table-cell table:formula="of:=[.B33]+1*7" office:value-type="date" office:date-value="2022-08-08" calcext:value-type="date">
            <text:p>08/08/2022</text:p>
          </table:table-cell>
          <table:table-cell table:style-name="ce2" table:formula="of:=[.C33]+1*7" office:value-type="date" office:date-value="2022-08-14" calcext:value-type="date">
            <text:p>14/08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ug <text:s/>2022_WK_3</text:p>
          </table:table-cell>
          <table:table-cell table:formula="of:=[.B34]+1*7" office:value-type="date" office:date-value="2022-08-15" calcext:value-type="date">
            <text:p>15/08/2022</text:p>
          </table:table-cell>
          <table:table-cell table:style-name="ce2" table:formula="of:=[.C34]+1*7" office:value-type="date" office:date-value="2022-08-21" calcext:value-type="date">
            <text:p>21/08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ug <text:s/>2022_WK_4</text:p>
          </table:table-cell>
          <table:table-cell table:formula="of:=[.B35]+1*7" office:value-type="date" office:date-value="2022-08-22" calcext:value-type="date">
            <text:p>22/08/2022</text:p>
          </table:table-cell>
          <table:table-cell table:style-name="ce2" table:formula="of:=[.C35]+1*7" office:value-type="date" office:date-value="2022-08-28" calcext:value-type="date">
            <text:p>28/08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ug <text:s/>2022_WK_5</text:p>
          </table:table-cell>
          <table:table-cell table:formula="of:=[.B36]+1*7" office:value-type="date" office:date-value="2022-08-29" calcext:value-type="date">
            <text:p>29/08/2022</text:p>
          </table:table-cell>
          <table:table-cell table:style-name="ce2" table:formula="of:=[.C36]+1*7" office:value-type="date" office:date-value="2022-09-04" calcext:value-type="date">
            <text:p>04/09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p <text:s/>2022_WK_2</text:p>
          </table:table-cell>
          <table:table-cell table:formula="of:=[.B37]+1*7" office:value-type="date" office:date-value="2022-09-05" calcext:value-type="date">
            <text:p>05/09/2022</text:p>
          </table:table-cell>
          <table:table-cell table:style-name="ce2" table:formula="of:=[.C37]+1*7" office:value-type="date" office:date-value="2022-09-11" calcext:value-type="date">
            <text:p>11/09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p <text:s/>2022_WK_3</text:p>
          </table:table-cell>
          <table:table-cell table:formula="of:=[.B38]+1*7" office:value-type="date" office:date-value="2022-09-12" calcext:value-type="date">
            <text:p>12/09/2022</text:p>
          </table:table-cell>
          <table:table-cell table:style-name="ce2" table:formula="of:=[.C38]+1*7" office:value-type="date" office:date-value="2022-09-18" calcext:value-type="date">
            <text:p>18/09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p <text:s/>2022_WK_4</text:p>
          </table:table-cell>
          <table:table-cell table:formula="of:=[.B39]+1*7" office:value-type="date" office:date-value="2022-09-19" calcext:value-type="date">
            <text:p>19/09/2022</text:p>
          </table:table-cell>
          <table:table-cell table:style-name="ce2" table:formula="of:=[.C39]+1*7" office:value-type="date" office:date-value="2022-09-25" calcext:value-type="date">
            <text:p>25/09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p <text:s/>2022_WK_5</text:p>
          </table:table-cell>
          <table:table-cell table:formula="of:=[.B40]+1*7" office:value-type="date" office:date-value="2022-09-26" calcext:value-type="date">
            <text:p>26/09/2022</text:p>
          </table:table-cell>
          <table:table-cell table:style-name="ce2" table:formula="of:=[.C40]+1*7" office:value-type="date" office:date-value="2022-10-02" calcext:value-type="date">
            <text:p>02/10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ct <text:s/>2022_WK_2</text:p>
          </table:table-cell>
          <table:table-cell table:formula="of:=[.B41]+1*7" office:value-type="date" office:date-value="2022-10-03" calcext:value-type="date">
            <text:p>03/10/2022</text:p>
          </table:table-cell>
          <table:table-cell table:style-name="ce2" table:formula="of:=[.C41]+1*7" office:value-type="date" office:date-value="2022-10-09" calcext:value-type="date">
            <text:p>09/10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ct <text:s/>2022_WK_3</text:p>
          </table:table-cell>
          <table:table-cell table:formula="of:=[.B42]+1*7" office:value-type="date" office:date-value="2022-10-10" calcext:value-type="date">
            <text:p>10/10/2022</text:p>
          </table:table-cell>
          <table:table-cell table:style-name="ce2" table:formula="of:=[.C42]+1*7" office:value-type="date" office:date-value="2022-10-16" calcext:value-type="date">
            <text:p>16/10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ct <text:s/>2022_WK_4</text:p>
          </table:table-cell>
          <table:table-cell table:formula="of:=[.B43]+1*7" office:value-type="date" office:date-value="2022-10-17" calcext:value-type="date">
            <text:p>17/10/2022</text:p>
          </table:table-cell>
          <table:table-cell table:style-name="ce2" table:formula="of:=[.C43]+1*7" office:value-type="date" office:date-value="2022-10-23" calcext:value-type="date">
            <text:p>23/10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ct <text:s/>2022_WK_5</text:p>
          </table:table-cell>
          <table:table-cell table:formula="of:=[.B44]+1*7" office:value-type="date" office:date-value="2022-10-24" calcext:value-type="date">
            <text:p>24/10/2022</text:p>
          </table:table-cell>
          <table:table-cell table:style-name="ce2" table:formula="of:=[.C44]+1*7" office:value-type="date" office:date-value="2022-10-30" calcext:value-type="date">
            <text:p>30/10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ct <text:s/>2022_WK_6</text:p>
          </table:table-cell>
          <table:table-cell table:formula="of:=[.B45]+1*7" office:value-type="date" office:date-value="2022-10-31" calcext:value-type="date">
            <text:p>31/10/2022</text:p>
          </table:table-cell>
          <table:table-cell table:style-name="ce2" table:formula="of:=[.C45]+1*7" office:value-type="date" office:date-value="2022-11-06" calcext:value-type="date">
            <text:p>06/11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v <text:s/>2022_WK_2</text:p>
          </table:table-cell>
          <table:table-cell table:formula="of:=[.B46]+1*7" office:value-type="date" office:date-value="2022-11-07" calcext:value-type="date">
            <text:p>07/11/2022</text:p>
          </table:table-cell>
          <table:table-cell table:style-name="ce2" table:formula="of:=[.C46]+1*7" office:value-type="date" office:date-value="2022-11-13" calcext:value-type="date">
            <text:p>13/11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v <text:s/>2022_WK_3</text:p>
          </table:table-cell>
          <table:table-cell table:formula="of:=[.B47]+1*7" office:value-type="date" office:date-value="2022-11-14" calcext:value-type="date">
            <text:p>14/11/2022</text:p>
          </table:table-cell>
          <table:table-cell table:style-name="ce2" table:formula="of:=[.C47]+1*7" office:value-type="date" office:date-value="2022-11-20" calcext:value-type="date">
            <text:p>20/11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v <text:s/>2022_WK_4</text:p>
          </table:table-cell>
          <table:table-cell table:formula="of:=[.B48]+1*7" office:value-type="date" office:date-value="2022-11-21" calcext:value-type="date">
            <text:p>21/11/2022</text:p>
          </table:table-cell>
          <table:table-cell table:style-name="ce2" table:formula="of:=[.C48]+1*7" office:value-type="date" office:date-value="2022-11-27" calcext:value-type="date">
            <text:p>27/11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v <text:s/>2022_WK_5</text:p>
          </table:table-cell>
          <table:table-cell table:formula="of:=[.B49]+1*7" office:value-type="date" office:date-value="2022-11-28" calcext:value-type="date">
            <text:p>28/11/2022</text:p>
          </table:table-cell>
          <table:table-cell table:style-name="ce2" table:formula="of:=[.C49]+1*7" office:value-type="date" office:date-value="2022-12-04" calcext:value-type="date">
            <text:p>04/12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ec <text:s/>2022_WK_2</text:p>
          </table:table-cell>
          <table:table-cell table:formula="of:=[.B50]+1*7" office:value-type="date" office:date-value="2022-12-05" calcext:value-type="date">
            <text:p>05/12/2022</text:p>
          </table:table-cell>
          <table:table-cell table:style-name="ce2" table:formula="of:=[.C50]+1*7" office:value-type="date" office:date-value="2022-12-11" calcext:value-type="date">
            <text:p>11/12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ec <text:s/>2022_WK_3</text:p>
          </table:table-cell>
          <table:table-cell table:formula="of:=[.B51]+1*7" office:value-type="date" office:date-value="2022-12-12" calcext:value-type="date">
            <text:p>12/12/2022</text:p>
          </table:table-cell>
          <table:table-cell table:style-name="ce2" table:formula="of:=[.C51]+1*7" office:value-type="date" office:date-value="2022-12-18" calcext:value-type="date">
            <text:p>18/12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ec <text:s/>2022_WK_4</text:p>
          </table:table-cell>
          <table:table-cell table:formula="of:=[.B52]+1*7" office:value-type="date" office:date-value="2022-12-19" calcext:value-type="date">
            <text:p>19/12/2022</text:p>
          </table:table-cell>
          <table:table-cell table:style-name="ce2" table:formula="of:=[.C52]+1*7" office:value-type="date" office:date-value="2022-12-25" calcext:value-type="date">
            <text:p>25/12/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ec <text:s/>2022_WK_5</text:p>
          </table:table-cell>
          <table:table-cell table:formula="of:=[.B53]+1*7" office:value-type="date" office:date-value="2022-12-26" calcext:value-type="date">
            <text:p>26/12/2022</text:p>
          </table:table-cell>
          <table:table-cell table:style-name="ce2" table:formula="of:=[.C53]+1*7" office:value-type="date" office:date-value="2023-01-01" calcext:value-type="date">
            <text:p>01/01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an <text:s/>2023_WK_2</text:p>
          </table:table-cell>
          <table:table-cell table:formula="of:=[.B54]+1*7" office:value-type="date" office:date-value="2023-01-02" calcext:value-type="date">
            <text:p>02/01/2023</text:p>
          </table:table-cell>
          <table:table-cell table:style-name="ce2" table:formula="of:=[.C54]+1*7" office:value-type="date" office:date-value="2023-01-08" calcext:value-type="date">
            <text:p>08/01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an <text:s/>2023_WK_3</text:p>
          </table:table-cell>
          <table:table-cell table:formula="of:=[.B55]+1*7" office:value-type="date" office:date-value="2023-01-09" calcext:value-type="date">
            <text:p>09/01/2023</text:p>
          </table:table-cell>
          <table:table-cell table:style-name="ce2" table:formula="of:=[.C55]+1*7" office:value-type="date" office:date-value="2023-01-15" calcext:value-type="date">
            <text:p>15/01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an <text:s/>2023_WK_4</text:p>
          </table:table-cell>
          <table:table-cell table:formula="of:=[.B56]+1*7" office:value-type="date" office:date-value="2023-01-16" calcext:value-type="date">
            <text:p>16/01/2023</text:p>
          </table:table-cell>
          <table:table-cell table:style-name="ce2" table:formula="of:=[.C56]+1*7" office:value-type="date" office:date-value="2023-01-22" calcext:value-type="date">
            <text:p>22/01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an <text:s/>2023_WK_5</text:p>
          </table:table-cell>
          <table:table-cell table:formula="of:=[.B57]+1*7" office:value-type="date" office:date-value="2023-01-23" calcext:value-type="date">
            <text:p>23/01/2023</text:p>
          </table:table-cell>
          <table:table-cell table:style-name="ce2" table:formula="of:=[.C57]+1*7" office:value-type="date" office:date-value="2023-01-29" calcext:value-type="date">
            <text:p>29/01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an <text:s/>2023_WK_6</text:p>
          </table:table-cell>
          <table:table-cell table:formula="of:=[.B58]+1*7" office:value-type="date" office:date-value="2023-01-30" calcext:value-type="date">
            <text:p>30/01/2023</text:p>
          </table:table-cell>
          <table:table-cell table:style-name="ce2" table:formula="of:=[.C58]+1*7" office:value-type="date" office:date-value="2023-02-05" calcext:value-type="date">
            <text:p>05/02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eb <text:s/>2023_WK_2</text:p>
          </table:table-cell>
          <table:table-cell table:formula="of:=[.B59]+1*7" office:value-type="date" office:date-value="2023-02-06" calcext:value-type="date">
            <text:p>06/02/2023</text:p>
          </table:table-cell>
          <table:table-cell table:style-name="ce2" table:formula="of:=[.C59]+1*7" office:value-type="date" office:date-value="2023-02-12" calcext:value-type="date">
            <text:p>12/02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eb <text:s/>2023_WK_3</text:p>
          </table:table-cell>
          <table:table-cell table:formula="of:=[.B60]+1*7" office:value-type="date" office:date-value="2023-02-13" calcext:value-type="date">
            <text:p>13/02/2023</text:p>
          </table:table-cell>
          <table:table-cell table:style-name="ce2" table:formula="of:=[.C60]+1*7" office:value-type="date" office:date-value="2023-02-19" calcext:value-type="date">
            <text:p>19/02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eb <text:s/>2023_WK_4</text:p>
          </table:table-cell>
          <table:table-cell table:formula="of:=[.B61]+1*7" office:value-type="date" office:date-value="2023-02-20" calcext:value-type="date">
            <text:p>20/02/2023</text:p>
          </table:table-cell>
          <table:table-cell table:style-name="ce2" table:formula="of:=[.C61]+1*7" office:value-type="date" office:date-value="2023-02-26" calcext:value-type="date">
            <text:p>26/02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eb <text:s/>2023_WK_5</text:p>
          </table:table-cell>
          <table:table-cell table:formula="of:=[.B62]+1*7" office:value-type="date" office:date-value="2023-02-27" calcext:value-type="date">
            <text:p>27/02/2023</text:p>
          </table:table-cell>
          <table:table-cell table:style-name="ce2" table:formula="of:=[.C62]+1*7" office:value-type="date" office:date-value="2023-03-05" calcext:value-type="date">
            <text:p>05/03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r <text:s/>2023_WK_2</text:p>
          </table:table-cell>
          <table:table-cell table:formula="of:=[.B63]+1*7" office:value-type="date" office:date-value="2023-03-06" calcext:value-type="date">
            <text:p>06/03/2023</text:p>
          </table:table-cell>
          <table:table-cell table:style-name="ce2" table:formula="of:=[.C63]+1*7" office:value-type="date" office:date-value="2023-03-12" calcext:value-type="date">
            <text:p>12/03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r <text:s/>2023_WK_3</text:p>
          </table:table-cell>
          <table:table-cell table:formula="of:=[.B64]+1*7" office:value-type="date" office:date-value="2023-03-13" calcext:value-type="date">
            <text:p>13/03/2023</text:p>
          </table:table-cell>
          <table:table-cell table:style-name="ce2" table:formula="of:=[.C64]+1*7" office:value-type="date" office:date-value="2023-03-19" calcext:value-type="date">
            <text:p>19/03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r <text:s/>2023_WK_4</text:p>
          </table:table-cell>
          <table:table-cell table:formula="of:=[.B65]+1*7" office:value-type="date" office:date-value="2023-03-20" calcext:value-type="date">
            <text:p>20/03/2023</text:p>
          </table:table-cell>
          <table:table-cell table:style-name="ce2" table:formula="of:=[.C65]+1*7" office:value-type="date" office:date-value="2023-03-26" calcext:value-type="date">
            <text:p>26/03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r <text:s/>2023_WK_5</text:p>
          </table:table-cell>
          <table:table-cell table:formula="of:=[.B66]+1*7" office:value-type="date" office:date-value="2023-03-27" calcext:value-type="date">
            <text:p>27/03/2023</text:p>
          </table:table-cell>
          <table:table-cell table:style-name="ce2" table:formula="of:=[.C66]+1*7" office:value-type="date" office:date-value="2023-04-02" calcext:value-type="date">
            <text:p>02/04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pr <text:s/>2023_WK_2</text:p>
          </table:table-cell>
          <table:table-cell table:formula="of:=[.B67]+1*7" office:value-type="date" office:date-value="2023-04-03" calcext:value-type="date">
            <text:p>03/04/2023</text:p>
          </table:table-cell>
          <table:table-cell table:style-name="ce2" table:formula="of:=[.C67]+1*7" office:value-type="date" office:date-value="2023-04-09" calcext:value-type="date">
            <text:p>09/04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pr <text:s/>2023_WK_3</text:p>
          </table:table-cell>
          <table:table-cell table:formula="of:=[.B68]+1*7" office:value-type="date" office:date-value="2023-04-10" calcext:value-type="date">
            <text:p>10/04/2023</text:p>
          </table:table-cell>
          <table:table-cell table:style-name="ce2" table:formula="of:=[.C68]+1*7" office:value-type="date" office:date-value="2023-04-16" calcext:value-type="date">
            <text:p>16/04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pr <text:s/>2023_WK_4</text:p>
          </table:table-cell>
          <table:table-cell table:formula="of:=[.B69]+1*7" office:value-type="date" office:date-value="2023-04-17" calcext:value-type="date">
            <text:p>17/04/2023</text:p>
          </table:table-cell>
          <table:table-cell table:style-name="ce2" table:formula="of:=[.C69]+1*7" office:value-type="date" office:date-value="2023-04-23" calcext:value-type="date">
            <text:p>23/04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pr <text:s/>2023_WK_5</text:p>
          </table:table-cell>
          <table:table-cell table:formula="of:=[.B70]+1*7" office:value-type="date" office:date-value="2023-04-24" calcext:value-type="date">
            <text:p>24/04/2023</text:p>
          </table:table-cell>
          <table:table-cell table:style-name="ce2" table:formula="of:=[.C70]+1*7" office:value-type="date" office:date-value="2023-04-30" calcext:value-type="date">
            <text:p>30/04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y <text:s/>2023_WK_1</text:p>
          </table:table-cell>
          <table:table-cell table:formula="of:=[.B71]+1*7" office:value-type="date" office:date-value="2023-05-01" calcext:value-type="date">
            <text:p>01/05/2023</text:p>
          </table:table-cell>
          <table:table-cell table:style-name="ce2" table:formula="of:=[.C71]+1*7" office:value-type="date" office:date-value="2023-05-07" calcext:value-type="date">
            <text:p>07/05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y <text:s/>2023_WK_2</text:p>
          </table:table-cell>
          <table:table-cell table:formula="of:=[.B72]+1*7" office:value-type="date" office:date-value="2023-05-08" calcext:value-type="date">
            <text:p>08/05/2023</text:p>
          </table:table-cell>
          <table:table-cell table:style-name="ce2" table:formula="of:=[.C72]+1*7" office:value-type="date" office:date-value="2023-05-14" calcext:value-type="date">
            <text:p>14/05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y <text:s/>2023_WK_3</text:p>
          </table:table-cell>
          <table:table-cell table:formula="of:=[.B73]+1*7" office:value-type="date" office:date-value="2023-05-15" calcext:value-type="date">
            <text:p>15/05/2023</text:p>
          </table:table-cell>
          <table:table-cell table:style-name="ce2" table:formula="of:=[.C73]+1*7" office:value-type="date" office:date-value="2023-05-21" calcext:value-type="date">
            <text:p>21/05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y <text:s/>2023_WK_4</text:p>
          </table:table-cell>
          <table:table-cell table:formula="of:=[.B74]+1*7" office:value-type="date" office:date-value="2023-05-22" calcext:value-type="date">
            <text:p>22/05/2023</text:p>
          </table:table-cell>
          <table:table-cell table:style-name="ce2" table:formula="of:=[.C74]+1*7" office:value-type="date" office:date-value="2023-05-28" calcext:value-type="date">
            <text:p>28/05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y <text:s/>2023_WK_5</text:p>
          </table:table-cell>
          <table:table-cell table:formula="of:=[.B75]+1*7" office:value-type="date" office:date-value="2023-05-29" calcext:value-type="date">
            <text:p>29/05/2023</text:p>
          </table:table-cell>
          <table:table-cell table:style-name="ce2" table:formula="of:=[.C75]+1*7" office:value-type="date" office:date-value="2023-06-04" calcext:value-type="date">
            <text:p>04/06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un <text:s/>2023_WK_2</text:p>
          </table:table-cell>
          <table:table-cell table:formula="of:=[.B76]+1*7" office:value-type="date" office:date-value="2023-06-05" calcext:value-type="date">
            <text:p>05/06/2023</text:p>
          </table:table-cell>
          <table:table-cell table:style-name="ce2" table:formula="of:=[.C76]+1*7" office:value-type="date" office:date-value="2023-06-11" calcext:value-type="date">
            <text:p>11/06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un <text:s/>2023_WK_3</text:p>
          </table:table-cell>
          <table:table-cell table:formula="of:=[.B77]+1*7" office:value-type="date" office:date-value="2023-06-12" calcext:value-type="date">
            <text:p>12/06/2023</text:p>
          </table:table-cell>
          <table:table-cell table:style-name="ce2" table:formula="of:=[.C77]+1*7" office:value-type="date" office:date-value="2023-06-18" calcext:value-type="date">
            <text:p>18/06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un <text:s/>2023_WK_4</text:p>
          </table:table-cell>
          <table:table-cell table:formula="of:=[.B78]+1*7" office:value-type="date" office:date-value="2023-06-19" calcext:value-type="date">
            <text:p>19/06/2023</text:p>
          </table:table-cell>
          <table:table-cell table:style-name="ce2" table:formula="of:=[.C78]+1*7" office:value-type="date" office:date-value="2023-06-25" calcext:value-type="date">
            <text:p>25/06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un <text:s/>2023_WK_5</text:p>
          </table:table-cell>
          <table:table-cell table:formula="of:=[.B79]+1*7" office:value-type="date" office:date-value="2023-06-26" calcext:value-type="date">
            <text:p>26/06/2023</text:p>
          </table:table-cell>
          <table:table-cell table:style-name="ce2" table:formula="of:=[.C79]+1*7" office:value-type="date" office:date-value="2023-07-02" calcext:value-type="date">
            <text:p>02/07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ul <text:s/>2023_WK_2</text:p>
          </table:table-cell>
          <table:table-cell table:formula="of:=[.B80]+1*7" office:value-type="date" office:date-value="2023-07-03" calcext:value-type="date">
            <text:p>03/07/2023</text:p>
          </table:table-cell>
          <table:table-cell table:style-name="ce2" table:formula="of:=[.C80]+1*7" office:value-type="date" office:date-value="2023-07-09" calcext:value-type="date">
            <text:p>09/07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ul <text:s/>2023_WK_3</text:p>
          </table:table-cell>
          <table:table-cell table:formula="of:=[.B81]+1*7" office:value-type="date" office:date-value="2023-07-10" calcext:value-type="date">
            <text:p>10/07/2023</text:p>
          </table:table-cell>
          <table:table-cell table:style-name="ce2" table:formula="of:=[.C81]+1*7" office:value-type="date" office:date-value="2023-07-16" calcext:value-type="date">
            <text:p>16/07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ul <text:s/>2023_WK_4</text:p>
          </table:table-cell>
          <table:table-cell table:formula="of:=[.B82]+1*7" office:value-type="date" office:date-value="2023-07-17" calcext:value-type="date">
            <text:p>17/07/2023</text:p>
          </table:table-cell>
          <table:table-cell table:style-name="ce2" table:formula="of:=[.C82]+1*7" office:value-type="date" office:date-value="2023-07-23" calcext:value-type="date">
            <text:p>23/07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ul <text:s/>2023_WK_5</text:p>
          </table:table-cell>
          <table:table-cell table:formula="of:=[.B83]+1*7" office:value-type="date" office:date-value="2023-07-24" calcext:value-type="date">
            <text:p>24/07/2023</text:p>
          </table:table-cell>
          <table:table-cell table:style-name="ce2" table:formula="of:=[.C83]+1*7" office:value-type="date" office:date-value="2023-07-30" calcext:value-type="date">
            <text:p>30/07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ul <text:s/>2023_WK_6</text:p>
          </table:table-cell>
          <table:table-cell table:formula="of:=[.B84]+1*7" office:value-type="date" office:date-value="2023-07-31" calcext:value-type="date">
            <text:p>31/07/2023</text:p>
          </table:table-cell>
          <table:table-cell table:style-name="ce2" table:formula="of:=[.C84]+1*7" office:value-type="date" office:date-value="2023-08-06" calcext:value-type="date">
            <text:p>06/08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ug <text:s/>2023_WK_2</text:p>
          </table:table-cell>
          <table:table-cell table:formula="of:=[.B85]+1*7" office:value-type="date" office:date-value="2023-08-07" calcext:value-type="date">
            <text:p>07/08/2023</text:p>
          </table:table-cell>
          <table:table-cell table:style-name="ce2" table:formula="of:=[.C85]+1*7" office:value-type="date" office:date-value="2023-08-13" calcext:value-type="date">
            <text:p>13/08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ug <text:s/>2023_WK_3</text:p>
          </table:table-cell>
          <table:table-cell table:formula="of:=[.B86]+1*7" office:value-type="date" office:date-value="2023-08-14" calcext:value-type="date">
            <text:p>14/08/2023</text:p>
          </table:table-cell>
          <table:table-cell table:style-name="ce2" table:formula="of:=[.C86]+1*7" office:value-type="date" office:date-value="2023-08-20" calcext:value-type="date">
            <text:p>20/08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ug <text:s/>2023_WK_4</text:p>
          </table:table-cell>
          <table:table-cell table:formula="of:=[.B87]+1*7" office:value-type="date" office:date-value="2023-08-21" calcext:value-type="date">
            <text:p>21/08/2023</text:p>
          </table:table-cell>
          <table:table-cell table:style-name="ce2" table:formula="of:=[.C87]+1*7" office:value-type="date" office:date-value="2023-08-27" calcext:value-type="date">
            <text:p>27/08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ug <text:s/>2023_WK_5</text:p>
          </table:table-cell>
          <table:table-cell table:formula="of:=[.B88]+1*7" office:value-type="date" office:date-value="2023-08-28" calcext:value-type="date">
            <text:p>28/08/2023</text:p>
          </table:table-cell>
          <table:table-cell table:style-name="ce2" table:formula="of:=[.C88]+1*7" office:value-type="date" office:date-value="2023-09-03" calcext:value-type="date">
            <text:p>03/09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p <text:s/>2023_WK_2</text:p>
          </table:table-cell>
          <table:table-cell table:formula="of:=[.B89]+1*7" office:value-type="date" office:date-value="2023-09-04" calcext:value-type="date">
            <text:p>04/09/2023</text:p>
          </table:table-cell>
          <table:table-cell table:style-name="ce2" table:formula="of:=[.C89]+1*7" office:value-type="date" office:date-value="2023-09-10" calcext:value-type="date">
            <text:p>10/09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p <text:s/>2023_WK_3</text:p>
          </table:table-cell>
          <table:table-cell table:formula="of:=[.B90]+1*7" office:value-type="date" office:date-value="2023-09-11" calcext:value-type="date">
            <text:p>11/09/2023</text:p>
          </table:table-cell>
          <table:table-cell table:style-name="ce2" table:formula="of:=[.C90]+1*7" office:value-type="date" office:date-value="2023-09-17" calcext:value-type="date">
            <text:p>17/09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p <text:s/>2023_WK_4</text:p>
          </table:table-cell>
          <table:table-cell table:formula="of:=[.B91]+1*7" office:value-type="date" office:date-value="2023-09-18" calcext:value-type="date">
            <text:p>18/09/2023</text:p>
          </table:table-cell>
          <table:table-cell table:style-name="ce2" table:formula="of:=[.C91]+1*7" office:value-type="date" office:date-value="2023-09-24" calcext:value-type="date">
            <text:p>24/09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p <text:s/>2023_WK_5</text:p>
          </table:table-cell>
          <table:table-cell table:formula="of:=[.B92]+1*7" office:value-type="date" office:date-value="2023-09-25" calcext:value-type="date">
            <text:p>25/09/2023</text:p>
          </table:table-cell>
          <table:table-cell table:style-name="ce2" table:formula="of:=[.C92]+1*7" office:value-type="date" office:date-value="2023-10-01" calcext:value-type="date">
            <text:p>01/10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ct <text:s/>2023_WK_2</text:p>
          </table:table-cell>
          <table:table-cell table:formula="of:=[.B93]+1*7" office:value-type="date" office:date-value="2023-10-02" calcext:value-type="date">
            <text:p>02/10/2023</text:p>
          </table:table-cell>
          <table:table-cell table:style-name="ce2" table:formula="of:=[.C93]+1*7" office:value-type="date" office:date-value="2023-10-08" calcext:value-type="date">
            <text:p>08/10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ct <text:s/>2023_WK_3</text:p>
          </table:table-cell>
          <table:table-cell table:formula="of:=[.B94]+1*7" office:value-type="date" office:date-value="2023-10-09" calcext:value-type="date">
            <text:p>09/10/2023</text:p>
          </table:table-cell>
          <table:table-cell table:style-name="ce2" table:formula="of:=[.C94]+1*7" office:value-type="date" office:date-value="2023-10-15" calcext:value-type="date">
            <text:p>15/10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ct <text:s/>2023_WK_4</text:p>
          </table:table-cell>
          <table:table-cell table:formula="of:=[.B95]+1*7" office:value-type="date" office:date-value="2023-10-16" calcext:value-type="date">
            <text:p>16/10/2023</text:p>
          </table:table-cell>
          <table:table-cell table:style-name="ce2" table:formula="of:=[.C95]+1*7" office:value-type="date" office:date-value="2023-10-22" calcext:value-type="date">
            <text:p>22/10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ct <text:s/>2023_WK_5</text:p>
          </table:table-cell>
          <table:table-cell table:formula="of:=[.B96]+1*7" office:value-type="date" office:date-value="2023-10-23" calcext:value-type="date">
            <text:p>23/10/2023</text:p>
          </table:table-cell>
          <table:table-cell table:style-name="ce2" table:formula="of:=[.C96]+1*7" office:value-type="date" office:date-value="2023-10-29" calcext:value-type="date">
            <text:p>29/10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ct <text:s/>2023_WK_6</text:p>
          </table:table-cell>
          <table:table-cell table:formula="of:=[.B97]+1*7" office:value-type="date" office:date-value="2023-10-30" calcext:value-type="date">
            <text:p>30/10/2023</text:p>
          </table:table-cell>
          <table:table-cell table:style-name="ce2" table:formula="of:=[.C97]+1*7" office:value-type="date" office:date-value="2023-11-05" calcext:value-type="date">
            <text:p>05/11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v <text:s/>2023_WK_2</text:p>
          </table:table-cell>
          <table:table-cell table:formula="of:=[.B98]+1*7" office:value-type="date" office:date-value="2023-11-06" calcext:value-type="date">
            <text:p>06/11/2023</text:p>
          </table:table-cell>
          <table:table-cell table:style-name="ce2" table:formula="of:=[.C98]+1*7" office:value-type="date" office:date-value="2023-11-12" calcext:value-type="date">
            <text:p>12/11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v <text:s/>2023_WK_3</text:p>
          </table:table-cell>
          <table:table-cell table:formula="of:=[.B99]+1*7" office:value-type="date" office:date-value="2023-11-13" calcext:value-type="date">
            <text:p>13/11/2023</text:p>
          </table:table-cell>
          <table:table-cell table:style-name="ce2" table:formula="of:=[.C99]+1*7" office:value-type="date" office:date-value="2023-11-19" calcext:value-type="date">
            <text:p>19/11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v <text:s/>2023_WK_4</text:p>
          </table:table-cell>
          <table:table-cell table:formula="of:=[.B100]+1*7" office:value-type="date" office:date-value="2023-11-20" calcext:value-type="date">
            <text:p>20/11/2023</text:p>
          </table:table-cell>
          <table:table-cell table:style-name="ce2" table:formula="of:=[.C100]+1*7" office:value-type="date" office:date-value="2023-11-26" calcext:value-type="date">
            <text:p>26/11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v <text:s/>2023_WK_5</text:p>
          </table:table-cell>
          <table:table-cell table:formula="of:=[.B101]+1*7" office:value-type="date" office:date-value="2023-11-27" calcext:value-type="date">
            <text:p>27/11/2023</text:p>
          </table:table-cell>
          <table:table-cell table:style-name="ce2" table:formula="of:=[.C101]+1*7" office:value-type="date" office:date-value="2023-12-03" calcext:value-type="date">
            <text:p>03/12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ec <text:s/>2023_WK_2</text:p>
          </table:table-cell>
          <table:table-cell table:formula="of:=[.B102]+1*7" office:value-type="date" office:date-value="2023-12-04" calcext:value-type="date">
            <text:p>04/12/2023</text:p>
          </table:table-cell>
          <table:table-cell table:style-name="ce2" table:formula="of:=[.C102]+1*7" office:value-type="date" office:date-value="2023-12-10" calcext:value-type="date">
            <text:p>10/12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ec <text:s/>2023_WK_3</text:p>
          </table:table-cell>
          <table:table-cell table:formula="of:=[.B103]+1*7" office:value-type="date" office:date-value="2023-12-11" calcext:value-type="date">
            <text:p>11/12/2023</text:p>
          </table:table-cell>
          <table:table-cell table:style-name="ce2" table:formula="of:=[.C103]+1*7" office:value-type="date" office:date-value="2023-12-17" calcext:value-type="date">
            <text:p>17/12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ec <text:s/>2023_WK_4</text:p>
          </table:table-cell>
          <table:table-cell table:formula="of:=[.B104]+1*7" office:value-type="date" office:date-value="2023-12-18" calcext:value-type="date">
            <text:p>18/12/2023</text:p>
          </table:table-cell>
          <table:table-cell table:style-name="ce2" table:formula="of:=[.C104]+1*7" office:value-type="date" office:date-value="2023-12-24" calcext:value-type="date">
            <text:p>24/12/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ec <text:s/>2023_WK_5</text:p>
          </table:table-cell>
          <table:table-cell table:formula="of:=[.B105]+1*7" office:value-type="date" office:date-value="2023-12-25" calcext:value-type="date">
            <text:p>25/12/2023</text:p>
          </table:table-cell>
          <table:table-cell table:style-name="ce2" table:formula="of:=[.C105]+1*7" office:value-type="date" office:date-value="2023-12-31" calcext:value-type="date">
            <text:p>31/12/23</text:p>
          </table:table-cell>
          <table:table-cell office:value-type="string" calcext:value-type="string">
            <text:p>Y</text:p>
          </table:table-cell>
        </table:table-row>
        <table:table-row table:style-name="ro1" table:number-rows-repeated="10484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00:48:23.2086316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08T00:48:30.938524785</meta:creation-date>
    <meta:editing-duration>PT7M56S</meta:editing-duration>
    <meta:editing-cycles>3</meta:editing-cycles>
    <meta:generator>LibreOffice/7.2.5.2$MacOSX_X86_64 LibreOffice_project/499f9727c189e6ef3471021d6132d4c694f357e5</meta:generator>
    <dc:date>2022-08-08T00:56:20.669258723</dc:date>
    <meta:document-statistic meta:table-count="3" meta:cell-count="1589" meta:object-count="0"/>
    <meta:user-defined meta:name=""/>
  </office:meta>
</office:document-meta>
</file>